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4.607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5.225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80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551cm"/>
    </style:style>
    <style:style style:name="co10" style:family="table-column">
      <style:table-column-properties fo:break-before="auto" style:column-width="1.5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7" style:family="table-cell" style:parent-style-name="Default" style:data-style-name="N81">
      <style:table-cell-properties fo:background-color="#ffff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ЗДЕСЬ&quot;" style:apply-style-name="Bad" style:base-cell-address="NTFS.B6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&quot;ЗДЕСЬ&quot;" style:apply-style-name="Bad" style:base-cell-address="NTFS.B60"/>
    </style:style>
  </office:automatic-styles>
  <office:body>
    <office:spreadsheet>
      <table:calculation-settings table:automatic-find-labels="false" table:use-regular-expressions="false" table:use-wildcards="true"/>
      <table:table table:name="FAT1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ce1" office:value-type="string" calcext:value-type="string">
            <text:p>Названия</text:p>
          </table:table-cell>
          <table:table-cell office:value-type="string" calcext:value-type="string">
            <text:p>Данные из сектора</text:p>
          </table:table-cell>
          <table:table-cell office:value-type="string" calcext:value-type="string">
            <text:p>Шестнадцатеричный вид</text:p>
          </table:table-cell>
          <table:table-cell office:value-type="string" calcext:value-type="string">
            <text:p>Десятичный вид</text:p>
          </table:table-cell>
          <table:table-cell office:value-type="string" calcext:value-type="string">
            <text:p>Номер сектора для выгрузки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Столбец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5" office:value-type="string" calcext:value-type="string">
            <text:p>Система хранения:</text:p>
          </table:table-cell>
          <table:table-cell table:style-name="ce2" office:value-type="string" calcext:value-type="string">
            <text:p>FAT12</text:p>
          </table:table-cell>
          <table:table-cell table:number-columns-repeated="16382"/>
        </table:table-row>
        <table:table-row table:style-name="ro1">
          <table:table-cell table:style-name="ce15" office:value-type="string" calcext:value-type="string">
            <text:p>Размер сектора в байтах:</text:p>
          </table:table-cell>
          <table:table-cell table:style-name="ce3"/>
          <table:table-cell table:style-name="ce5" table:formula="of:=IF(SUBSTITUTE([.B4];&quot; &quot;; &quot;&quot;)=&quot;&quot;; &quot;&quot;;  IF(LEN(SUBSTITUTE([.B4];&quot; &quot;; &quot;&quot;))=2; &quot;0x&quot; &amp; SUBSTITUTE([.B4];&quot; &quot;; &quot;&quot;);  IF(LEN(SUBSTITUTE([.B4];&quot; &quot;; &quot;&quot;))=4; &quot;0x&quot; &amp; RIGHTB(SUBSTITUTE([.B4];&quot; &quot;; &quot;&quot;);2) &amp; LEFTB(SUBSTITUTE([.B4];&quot; &quot;; &quot;&quot;);2);  IF(LEN(SUBSTITUTE([.B4];&quot; &quot;; &quot;&quot;))=6; &quot;0x&quot; &amp; RIGHTB(SUBSTITUTE([.B4];&quot; &quot;; &quot;&quot;);2) &amp; MID(SUBSTITUTE([.B4];&quot; &quot;; &quot;&quot;);3;2) &amp; LEFTB(SUBSTITUTE([.B4];&quot; &quot;; &quot;&quot;);2);  IF(LEN(SUBSTITUTE([.B4];&quot; &quot;; &quot;&quot;))=8; &quot;0x&quot; &amp; RIGHTB(SUBSTITUTE([.B4];&quot; &quot;; &quot;&quot;);2) &amp; MID(SUBSTITUTE([.B4];&quot; &quot;; &quot;&quot;);5;2) &amp; MID(SUBSTITUTE([.B4];&quot; &quot;; &quot;&quot;);3;2) &amp; LEFTB(SUBSTITUTE([.B4];&quot; &quot;; &quot;&quot;);2);  &quot;Ошибка: ожидается 1-4 байта&quot;  )  )  )  )  )">
            <text:p/>
          </table:table-cell>
          <table:table-cell table:style-name="ce5" table:formula="of:=IF([.C4]=&quot;&quot;; &quot;&quot;; HEX2DEC(MID([.C4]; 3; LEN([.C4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Размер кластера в секторах:</text:p>
          </table:table-cell>
          <table:table-cell table:style-name="ce3"/>
          <table:table-cell table:style-name="ce5" table:formula="of:=IF(SUBSTITUTE([.B5];&quot; &quot;; &quot;&quot;)=&quot;&quot;; &quot;&quot;;  IF(LEN(SUBSTITUTE([.B5];&quot; &quot;; &quot;&quot;))=2; &quot;0x&quot; &amp; SUBSTITUTE([.B5];&quot; &quot;; &quot;&quot;);  IF(LEN(SUBSTITUTE([.B5];&quot; &quot;; &quot;&quot;))=4; &quot;0x&quot; &amp; RIGHTB(SUBSTITUTE([.B5];&quot; &quot;; &quot;&quot;);2) &amp; LEFTB(SUBSTITUTE([.B5];&quot; &quot;; &quot;&quot;);2);  IF(LEN(SUBSTITUTE([.B5];&quot; &quot;; &quot;&quot;))=6; &quot;0x&quot; &amp; RIGHTB(SUBSTITUTE([.B5];&quot; &quot;; &quot;&quot;);2) &amp; MID(SUBSTITUTE([.B5];&quot; &quot;; &quot;&quot;);3;2) &amp; LEFTB(SUBSTITUTE([.B5];&quot; &quot;; &quot;&quot;);2);  IF(LEN(SUBSTITUTE([.B5];&quot; &quot;; &quot;&quot;))=8; &quot;0x&quot; &amp; RIGHTB(SUBSTITUTE([.B5];&quot; &quot;; &quot;&quot;);2) &amp; MID(SUBSTITUTE([.B5];&quot; &quot;; &quot;&quot;);5;2) &amp; MID(SUBSTITUTE([.B5];&quot; &quot;; &quot;&quot;);3;2) &amp; LEFTB(SUBSTITUTE([.B5];&quot; &quot;; &quot;&quot;);2);  &quot;Ошибка: ожидается 1-4 байта&quot;  )  )  )  )  )">
            <text:p/>
          </table:table-cell>
          <table:table-cell table:style-name="ce9" table:formula="of:=IF([.C5]=&quot;&quot;; &quot;&quot;; HEX2DEC(MID([.C5]; 3; LEN([.C5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Количество зарезервированных секторов:</text:p>
          </table:table-cell>
          <table:table-cell table:style-name="ce3"/>
          <table:table-cell table:style-name="ce5" table:formula="of:=IF(SUBSTITUTE([.B6];&quot; &quot;; &quot;&quot;)=&quot;&quot;; &quot;&quot;;  IF(LEN(SUBSTITUTE([.B6];&quot; &quot;; &quot;&quot;))=2; &quot;0x&quot; &amp; SUBSTITUTE([.B6];&quot; &quot;; &quot;&quot;);  IF(LEN(SUBSTITUTE([.B6];&quot; &quot;; &quot;&quot;))=4; &quot;0x&quot; &amp; RIGHTB(SUBSTITUTE([.B6];&quot; &quot;; &quot;&quot;);2) &amp; LEFTB(SUBSTITUTE([.B6];&quot; &quot;; &quot;&quot;);2);  IF(LEN(SUBSTITUTE([.B6];&quot; &quot;; &quot;&quot;))=6; &quot;0x&quot; &amp; RIGHTB(SUBSTITUTE([.B6];&quot; &quot;; &quot;&quot;);2) &amp; MID(SUBSTITUTE([.B6];&quot; &quot;; &quot;&quot;);3;2) &amp; LEFTB(SUBSTITUTE([.B6];&quot; &quot;; &quot;&quot;);2);  IF(LEN(SUBSTITUTE([.B6];&quot; &quot;; &quot;&quot;))=8; &quot;0x&quot; &amp; RIGHTB(SUBSTITUTE([.B6];&quot; &quot;; &quot;&quot;);2) &amp; MID(SUBSTITUTE([.B6];&quot; &quot;; &quot;&quot;);5;2) &amp; MID(SUBSTITUTE([.B6];&quot; &quot;; &quot;&quot;);3;2) &amp; LEFTB(SUBSTITUTE([.B6];&quot; &quot;; &quot;&quot;);2);  &quot;Ошибка: ожидается 1-4 байта&quot;  )  )  )  )  )">
            <text:p/>
          </table:table-cell>
          <table:table-cell table:style-name="ce9" table:formula="of:=IF([.C6]=&quot;&quot;; &quot;&quot;; HEX2DEC(MID([.C6]; 3; LEN([.C6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Количество FAT таблиц:</text:p>
          </table:table-cell>
          <table:table-cell table:style-name="ce3"/>
          <table:table-cell table:style-name="ce5" table:formula="of:=IF(SUBSTITUTE([.B7];&quot; &quot;; &quot;&quot;)=&quot;&quot;; &quot;&quot;;  IF(LEN(SUBSTITUTE([.B7];&quot; &quot;; &quot;&quot;))=2; &quot;0x&quot; &amp; SUBSTITUTE([.B7];&quot; &quot;; &quot;&quot;);  IF(LEN(SUBSTITUTE([.B7];&quot; &quot;; &quot;&quot;))=4; &quot;0x&quot; &amp; RIGHTB(SUBSTITUTE([.B7];&quot; &quot;; &quot;&quot;);2) &amp; LEFTB(SUBSTITUTE([.B7];&quot; &quot;; &quot;&quot;);2);  IF(LEN(SUBSTITUTE([.B7];&quot; &quot;; &quot;&quot;))=6; &quot;0x&quot; &amp; RIGHTB(SUBSTITUTE([.B7];&quot; &quot;; &quot;&quot;);2) &amp; MID(SUBSTITUTE([.B7];&quot; &quot;; &quot;&quot;);3;2) &amp; LEFTB(SUBSTITUTE([.B7];&quot; &quot;; &quot;&quot;);2);  IF(LEN(SUBSTITUTE([.B7];&quot; &quot;; &quot;&quot;))=8; &quot;0x&quot; &amp; RIGHTB(SUBSTITUTE([.B7];&quot; &quot;; &quot;&quot;);2) &amp; MID(SUBSTITUTE([.B7];&quot; &quot;; &quot;&quot;);5;2) &amp; MID(SUBSTITUTE([.B7];&quot; &quot;; &quot;&quot;);3;2) &amp; LEFTB(SUBSTITUTE([.B7];&quot; &quot;; &quot;&quot;);2);  &quot;Ошибка: ожидается 1-4 байта&quot;  )  )  )  )  )">
            <text:p/>
          </table:table-cell>
          <table:table-cell table:style-name="ce5" table:formula="of:=IF([.C7]=&quot;&quot;; &quot;&quot;; HEX2DEC(MID([.C7]; 3; LEN([.C7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Размер корневой директории в байтах:</text:p>
          </table:table-cell>
          <table:table-cell table:style-name="ce3"/>
          <table:table-cell table:style-name="ce5" table:formula="of:=IF(SUBSTITUTE([.B8];&quot; &quot;; &quot;&quot;)=&quot;&quot;; &quot;&quot;;  IF(LEN(SUBSTITUTE([.B8];&quot; &quot;; &quot;&quot;))=2; &quot;0x&quot; &amp; SUBSTITUTE([.B8];&quot; &quot;; &quot;&quot;);  IF(LEN(SUBSTITUTE([.B8];&quot; &quot;; &quot;&quot;))=4; &quot;0x&quot; &amp; RIGHTB(SUBSTITUTE([.B8];&quot; &quot;; &quot;&quot;);2) &amp; LEFTB(SUBSTITUTE([.B8];&quot; &quot;; &quot;&quot;);2);  IF(LEN(SUBSTITUTE([.B8];&quot; &quot;; &quot;&quot;))=6; &quot;0x&quot; &amp; RIGHTB(SUBSTITUTE([.B8];&quot; &quot;; &quot;&quot;);2) &amp; MID(SUBSTITUTE([.B8];&quot; &quot;; &quot;&quot;);3;2) &amp; LEFTB(SUBSTITUTE([.B8];&quot; &quot;; &quot;&quot;);2);  IF(LEN(SUBSTITUTE([.B8];&quot; &quot;; &quot;&quot;))=8; &quot;0x&quot; &amp; RIGHTB(SUBSTITUTE([.B8];&quot; &quot;; &quot;&quot;);2) &amp; MID(SUBSTITUTE([.B8];&quot; &quot;; &quot;&quot;);5;2) &amp; MID(SUBSTITUTE([.B8];&quot; &quot;; &quot;&quot;);3;2) &amp; LEFTB(SUBSTITUTE([.B8];&quot; &quot;; &quot;&quot;);2);  &quot;Ошибка: ожидается 1-4 байта&quot;  )  )  )  )  )">
            <text:p/>
          </table:table-cell>
          <table:table-cell table:style-name="ce5" table:formula="of:=IF([.C8]=&quot;&quot;; &quot;&quot;; HEX2DEC(MID([.C8]; 3; LEN([.C8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Размер FAT таблицы:</text:p>
          </table:table-cell>
          <table:table-cell table:style-name="ce3"/>
          <table:table-cell table:style-name="ce5" table:formula="of:=IF(SUBSTITUTE([.B9];&quot; &quot;; &quot;&quot;)=&quot;&quot;; &quot;&quot;;  IF(LEN(SUBSTITUTE([.B9];&quot; &quot;; &quot;&quot;))=2; &quot;0x&quot; &amp; SUBSTITUTE([.B9];&quot; &quot;; &quot;&quot;);  IF(LEN(SUBSTITUTE([.B9];&quot; &quot;; &quot;&quot;))=4; &quot;0x&quot; &amp; RIGHTB(SUBSTITUTE([.B9];&quot; &quot;; &quot;&quot;);2) &amp; LEFTB(SUBSTITUTE([.B9];&quot; &quot;; &quot;&quot;);2);  IF(LEN(SUBSTITUTE([.B9];&quot; &quot;; &quot;&quot;))=6; &quot;0x&quot; &amp; RIGHTB(SUBSTITUTE([.B9];&quot; &quot;; &quot;&quot;);2) &amp; MID(SUBSTITUTE([.B9];&quot; &quot;; &quot;&quot;);3;2) &amp; LEFTB(SUBSTITUTE([.B9];&quot; &quot;; &quot;&quot;);2);  IF(LEN(SUBSTITUTE([.B9];&quot; &quot;; &quot;&quot;))=8; &quot;0x&quot; &amp; RIGHTB(SUBSTITUTE([.B9];&quot; &quot;; &quot;&quot;);2) &amp; MID(SUBSTITUTE([.B9];&quot; &quot;; &quot;&quot;);5;2) &amp; MID(SUBSTITUTE([.B9];&quot; &quot;; &quot;&quot;);3;2) &amp; LEFTB(SUBSTITUTE([.B9];&quot; &quot;; &quot;&quot;);2);  &quot;Ошибка: ожидается 1-4 байта&quot;  )  )  )  )  )">
            <text:p/>
          </table:table-cell>
          <table:table-cell table:style-name="ce5" table:formula="of:=IF([.C9]=&quot;&quot;; &quot;&quot;; HEX2DEC(MID([.C9]; 3; LEN([.C9])-2)))">
            <text:p/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5" office:value-type="string" calcext:value-type="string">
            <text:p>Первый сектор корневой директории:</text:p>
          </table:table-cell>
          <table:table-cell/>
          <table:table-cell table:style-name="ce6" table:formula="of:=IF([.D11]=&quot;&quot;; &quot;&quot;; &quot;0x&quot; &amp; DEC2HEX([.D11]))">
            <text:p/>
          </table:table-cell>
          <table:table-cell table:style-name="ce9" table:formula="of:=IF(OR([.D6]=&quot;&quot;;[.D7]=&quot;&quot;;[.D9]=&quot;&quot;);&quot;&quot;;[.D6]+[.D7]*[.D9]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Размер корневой директории в секторах:</text:p>
          </table:table-cell>
          <table:table-cell/>
          <table:table-cell table:style-name="ce6" table:formula="of:=IF([.D12]=&quot;&quot;; &quot;&quot;; &quot;0x&quot; &amp; DEC2HEX([.D12]))">
            <text:p/>
          </table:table-cell>
          <table:table-cell table:style-name="ce5" table:formula="of:=IF(OR([.D4]=&quot;&quot;;[.D8]=&quot;&quot;);&quot;&quot;;[.D4]*32/[.D8]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Начало области данных:</text:p>
          </table:table-cell>
          <table:table-cell/>
          <table:table-cell table:style-name="ce6" table:formula="of:=IF([.D13]=&quot;&quot;; &quot;&quot;; &quot;0x&quot; &amp; DEC2HEX([.D13]))">
            <text:p/>
          </table:table-cell>
          <table:table-cell table:style-name="ce5" table:formula="of:=IF(AND([.D11]=&quot;&quot;;[.D12]=&quot;&quot;);&quot;&quot;;[.D11]+[.D12])">
            <text:p/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5" office:value-type="string" calcext:value-type="string">
            <text:p>Директория 1:</text:p>
          </table:table-cell>
          <table:table-cell table:style-name="ce3"/>
          <table:table-cell table:style-name="ce6" table:formula="of:=IF(SUBSTITUTE([.B15];&quot; &quot;; &quot;&quot;)=&quot;&quot;; &quot;&quot;;  IF(LEN(SUBSTITUTE([.B15];&quot; &quot;; &quot;&quot;))=2; &quot;0x&quot; &amp; SUBSTITUTE([.B15];&quot; &quot;; &quot;&quot;);  IF(LEN(SUBSTITUTE([.B15];&quot; &quot;; &quot;&quot;))=4; &quot;0x&quot; &amp; RIGHTB(SUBSTITUTE([.B15];&quot; &quot;; &quot;&quot;);2) &amp; LEFTB(SUBSTITUTE([.B15];&quot; &quot;; &quot;&quot;);2);  IF(LEN(SUBSTITUTE([.B15];&quot; &quot;; &quot;&quot;))=6; &quot;0x&quot; &amp; RIGHTB(SUBSTITUTE([.B15];&quot; &quot;; &quot;&quot;);2) &amp; MID(SUBSTITUTE([.B15];&quot; &quot;; &quot;&quot;);3;2) &amp; LEFTB(SUBSTITUTE([.B15];&quot; &quot;; &quot;&quot;);2);  IF(LEN(SUBSTITUTE([.B15];&quot; &quot;; &quot;&quot;))=8; &quot;0x&quot; &amp; RIGHTB(SUBSTITUTE([.B15];&quot; &quot;; &quot;&quot;);2) &amp; MID(SUBSTITUTE([.B15];&quot; &quot;; &quot;&quot;);5;2) &amp; MID(SUBSTITUTE([.B15];&quot; &quot;; &quot;&quot;);3;2) &amp; LEFTB(SUBSTITUTE([.B15];&quot; &quot;; &quot;&quot;);2);  &quot;Ошибка: ожидается 1-4 байта&quot;  )  )  )  )  )">
            <text:p/>
          </table:table-cell>
          <table:table-cell table:style-name="ce6" table:formula="of:=IF([.C15]=&quot;&quot;; &quot;&quot;; HEX2DEC(MID([.C15]; 3; LEN([.C15])-2)))">
            <text:p/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15" office:value-type="string" calcext:value-type="string">
            <text:p>Указывает на сектор:</text:p>
          </table:table-cell>
          <table:table-cell/>
          <table:table-cell table:style-name="ce6" table:formula="of:=IF([.D16]=&quot;&quot;; &quot;&quot;; &quot;0x&quot; &amp; DEC2HEX([.D16]))">
            <text:p/>
          </table:table-cell>
          <table:table-cell table:style-name="ce9" table:formula="of:=IF(OR([.D15]=&quot;&quot;;[.D$5]=&quot;&quot;;[.D$13]=&quot;&quot;);&quot;&quot;;([.D15]-2)*[.D$5]+[.D$13]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Директория 2:</text:p>
          </table:table-cell>
          <table:table-cell table:style-name="ce3"/>
          <table:table-cell table:style-name="ce6" table:formula="of:=IF(SUBSTITUTE([.B17];&quot; &quot;; &quot;&quot;)=&quot;&quot;; &quot;&quot;;  IF(LEN(SUBSTITUTE([.B17];&quot; &quot;; &quot;&quot;))=2; &quot;0x&quot; &amp; SUBSTITUTE([.B17];&quot; &quot;; &quot;&quot;);  IF(LEN(SUBSTITUTE([.B17];&quot; &quot;; &quot;&quot;))=4; &quot;0x&quot; &amp; RIGHTB(SUBSTITUTE([.B17];&quot; &quot;; &quot;&quot;);2) &amp; LEFTB(SUBSTITUTE([.B17];&quot; &quot;; &quot;&quot;);2);  IF(LEN(SUBSTITUTE([.B17];&quot; &quot;; &quot;&quot;))=6; &quot;0x&quot; &amp; RIGHTB(SUBSTITUTE([.B17];&quot; &quot;; &quot;&quot;);2) &amp; MID(SUBSTITUTE([.B17];&quot; &quot;; &quot;&quot;);3;2) &amp; LEFTB(SUBSTITUTE([.B17];&quot; &quot;; &quot;&quot;);2);  IF(LEN(SUBSTITUTE([.B17];&quot; &quot;; &quot;&quot;))=8; &quot;0x&quot; &amp; RIGHTB(SUBSTITUTE([.B17];&quot; &quot;; &quot;&quot;);2) &amp; MID(SUBSTITUTE([.B17];&quot; &quot;; &quot;&quot;);5;2) &amp; MID(SUBSTITUTE([.B17];&quot; &quot;; &quot;&quot;);3;2) &amp; LEFTB(SUBSTITUTE([.B17];&quot; &quot;; &quot;&quot;);2);  &quot;Ошибка: ожидается 1-4 байта&quot;  )  )  )  )  )">
            <text:p/>
          </table:table-cell>
          <table:table-cell table:style-name="ce6" table:formula="of:=IF([.C17]=&quot;&quot;; &quot;&quot;; HEX2DEC(MID([.C17]; 3; LEN([.C17])-2)))">
            <text:p/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15" office:value-type="string" calcext:value-type="string">
            <text:p>Указывает на сектор:</text:p>
          </table:table-cell>
          <table:table-cell/>
          <table:table-cell table:style-name="ce6" table:formula="of:=IF([.D18]=&quot;&quot;; &quot;&quot;; &quot;0x&quot; &amp; DEC2HEX([.D18]))">
            <text:p/>
          </table:table-cell>
          <table:table-cell table:style-name="ce9" table:formula="of:=IF(OR([.D17]=&quot;&quot;;[.D$5]=&quot;&quot;;[.D$13]=&quot;&quot;);&quot;&quot;;([.D17]-2)*[.D$5]+[.D$13]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Директория 3:</text:p>
          </table:table-cell>
          <table:table-cell table:style-name="ce3"/>
          <table:table-cell table:style-name="ce6" table:formula="of:=IF(SUBSTITUTE([.B19];&quot; &quot;; &quot;&quot;)=&quot;&quot;; &quot;&quot;;  IF(LEN(SUBSTITUTE([.B19];&quot; &quot;; &quot;&quot;))=2; &quot;0x&quot; &amp; SUBSTITUTE([.B19];&quot; &quot;; &quot;&quot;);  IF(LEN(SUBSTITUTE([.B19];&quot; &quot;; &quot;&quot;))=4; &quot;0x&quot; &amp; RIGHTB(SUBSTITUTE([.B19];&quot; &quot;; &quot;&quot;);2) &amp; LEFTB(SUBSTITUTE([.B19];&quot; &quot;; &quot;&quot;);2);  IF(LEN(SUBSTITUTE([.B19];&quot; &quot;; &quot;&quot;))=6; &quot;0x&quot; &amp; RIGHTB(SUBSTITUTE([.B19];&quot; &quot;; &quot;&quot;);2) &amp; MID(SUBSTITUTE([.B19];&quot; &quot;; &quot;&quot;);3;2) &amp; LEFTB(SUBSTITUTE([.B19];&quot; &quot;; &quot;&quot;);2);  IF(LEN(SUBSTITUTE([.B19];&quot; &quot;; &quot;&quot;))=8; &quot;0x&quot; &amp; RIGHTB(SUBSTITUTE([.B19];&quot; &quot;; &quot;&quot;);2) &amp; MID(SUBSTITUTE([.B19];&quot; &quot;; &quot;&quot;);5;2) &amp; MID(SUBSTITUTE([.B19];&quot; &quot;; &quot;&quot;);3;2) &amp; LEFTB(SUBSTITUTE([.B19];&quot; &quot;; &quot;&quot;);2);  &quot;Ошибка: ожидается 1-4 байта&quot;  )  )  )  )  )">
            <text:p/>
          </table:table-cell>
          <table:table-cell table:style-name="ce6" table:formula="of:=IF([.C19]=&quot;&quot;; &quot;&quot;; HEX2DEC(MID([.C19]; 3; LEN([.C19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Указывает на сектор:</text:p>
          </table:table-cell>
          <table:table-cell/>
          <table:table-cell table:style-name="ce6" table:formula="of:=IF([.D20]=&quot;&quot;; &quot;&quot;; &quot;0x&quot; &amp; DEC2HEX([.D20]))">
            <text:p/>
          </table:table-cell>
          <table:table-cell table:style-name="ce9" table:formula="of:=IF(OR([.D19]=&quot;&quot;;[.D$5]=&quot;&quot;;[.D$13]=&quot;&quot;);&quot;&quot;;([.D19]-2)*[.D$5]+[.D$13])">
            <text:p/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5" office:value-type="string" calcext:value-type="string">
            <text:p>Размер файла в байтах:</text:p>
          </table:table-cell>
          <table:table-cell table:style-name="ce3"/>
          <table:table-cell table:style-name="ce6" table:formula="of:=IF(SUBSTITUTE([.B22];&quot; &quot;; &quot;&quot;)=&quot;&quot;; &quot;&quot;;  IF(LEN(SUBSTITUTE([.B22];&quot; &quot;; &quot;&quot;))=2; &quot;0x&quot; &amp; SUBSTITUTE([.B22];&quot; &quot;; &quot;&quot;);  IF(LEN(SUBSTITUTE([.B22];&quot; &quot;; &quot;&quot;))=4; &quot;0x&quot; &amp; RIGHTB(SUBSTITUTE([.B22];&quot; &quot;; &quot;&quot;);2) &amp; LEFTB(SUBSTITUTE([.B22];&quot; &quot;; &quot;&quot;);2);  IF(LEN(SUBSTITUTE([.B22];&quot; &quot;; &quot;&quot;))=6; &quot;0x&quot; &amp; RIGHTB(SUBSTITUTE([.B22];&quot; &quot;; &quot;&quot;);2) &amp; MID(SUBSTITUTE([.B22];&quot; &quot;; &quot;&quot;);3;2) &amp; LEFTB(SUBSTITUTE([.B22];&quot; &quot;; &quot;&quot;);2);  IF(LEN(SUBSTITUTE([.B22];&quot; &quot;; &quot;&quot;))=8; &quot;0x&quot; &amp; RIGHTB(SUBSTITUTE([.B22];&quot; &quot;; &quot;&quot;);2) &amp; MID(SUBSTITUTE([.B22];&quot; &quot;; &quot;&quot;);5;2) &amp; MID(SUBSTITUTE([.B22];&quot; &quot;; &quot;&quot;);3;2) &amp; LEFTB(SUBSTITUTE([.B22];&quot; &quot;; &quot;&quot;);2);  &quot;Ошибка: ожидается 1-4 байта&quot;  )  )  )  )  )">
            <text:p/>
          </table:table-cell>
          <table:table-cell table:style-name="ce11" table:formula="of:=IF([.C22]=&quot;&quot;; &quot;&quot;; HEX2DEC(MID([.C22]; 3; LEN([.C22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Количество кластеров для хранения файла:</text:p>
          </table:table-cell>
          <table:table-cell/>
          <table:table-cell table:style-name="ce6" table:formula="of:=IF([.D23]=&quot;&quot;; &quot;&quot;; &quot;0x&quot; &amp; DEC2HEX([.D23]))">
            <text:p/>
          </table:table-cell>
          <table:table-cell table:style-name="ce9" table:formula="of:=IF(OR([.D22]=&quot;&quot;;[.D$4]=&quot;&quot;;[.D$5]=&quot;&quot;);&quot;&quot;;ROUNDUP([.D22]/([.D$4]*[.D$5]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Первый кластер файла:</text:p>
          </table:table-cell>
          <table:table-cell table:style-name="ce3"/>
          <table:table-cell table:style-name="ce6" table:formula="of:=IF(SUBSTITUTE([.B24];&quot; &quot;; &quot;&quot;)=&quot;&quot;; &quot;&quot;;  IF(LEN(SUBSTITUTE([.B24];&quot; &quot;; &quot;&quot;))=2; &quot;0x&quot; &amp; SUBSTITUTE([.B24];&quot; &quot;; &quot;&quot;);  IF(LEN(SUBSTITUTE([.B24];&quot; &quot;; &quot;&quot;))=4; &quot;0x&quot; &amp; RIGHTB(SUBSTITUTE([.B24];&quot; &quot;; &quot;&quot;);2) &amp; LEFTB(SUBSTITUTE([.B24];&quot; &quot;; &quot;&quot;);2);  IF(LEN(SUBSTITUTE([.B24];&quot; &quot;; &quot;&quot;))=6; &quot;0x&quot; &amp; RIGHTB(SUBSTITUTE([.B24];&quot; &quot;; &quot;&quot;);2) &amp; MID(SUBSTITUTE([.B24];&quot; &quot;; &quot;&quot;);3;2) &amp; LEFTB(SUBSTITUTE([.B24];&quot; &quot;; &quot;&quot;);2);  IF(LEN(SUBSTITUTE([.B24];&quot; &quot;; &quot;&quot;))=8; &quot;0x&quot; &amp; RIGHTB(SUBSTITUTE([.B24];&quot; &quot;; &quot;&quot;);2) &amp; MID(SUBSTITUTE([.B24];&quot; &quot;; &quot;&quot;);5;2) &amp; MID(SUBSTITUTE([.B24];&quot; &quot;; &quot;&quot;);3;2) &amp; LEFTB(SUBSTITUTE([.B24];&quot; &quot;; &quot;&quot;);2);  &quot;Ошибка: ожидается 1-4 байта&quot;  )  )  )  )  )">
            <text:p/>
          </table:table-cell>
          <table:table-cell table:style-name="ce6" table:formula="of:=IF([.C24]=&quot;&quot;; &quot;&quot;; HEX2DEC(MID([.C24]; 3; LEN([.C24])-2)))">
            <text:p/>
          </table:table-cell>
          <table:table-cell table:style-name="ce9" table:formula="of:=IF(OR([.D24]=&quot;&quot;;[.D$5]=&quot;&quot;;[.D$13]=&quot;&quot;);&quot;&quot;;([.D24]-2)*[.D$5]+[.D$13])">
            <text:p/>
          </table:table-cell>
          <table:table-cell table:number-columns-repeated="16379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5" office:value-type="string" calcext:value-type="string">
            <text:p>Смещение FAT таблицы:</text:p>
          </table:table-cell>
          <table:table-cell table:style-name="ce18" table:formula="of:=IF([.C26]=&quot;&quot;;&quot;&quot;;REPT(&quot;0&quot;; 8 - LEN(MID([.C26]; 3; LEN([.C26])-2))) &amp; MID([.C26]; 3; LEN([.C26])-2))">
            <text:p/>
          </table:table-cell>
          <table:table-cell table:style-name="ce6" table:formula="of:=IF([.D26]=&quot;&quot;; &quot;&quot;; &quot;0x&quot; &amp; DEC2HEX([.D26]))">
            <text:p/>
          </table:table-cell>
          <table:table-cell table:style-name="ce5" table:formula="of:=IF([.D6]=&quot;&quot;;&quot;&quot;;[.D6]*32*16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Кластер 1</text:p>
          </table:table-cell>
          <table:table-cell/>
          <table:table-cell table:style-name="ce6" table:formula="of:=IF([.D27]=&quot;&quot;; &quot;&quot;; &quot;0x&quot; &amp; DEC2HEX([.D27]))">
            <text:p/>
          </table:table-cell>
          <table:table-cell table:style-name="ce5" table:formula="of:=IF(OR([.D$26]=&quot;&quot;;[.D24]=&quot;&quot;);&quot;&quot;;INT([.D$26]+[.D24]*1.5))">
            <text:p/>
          </table:table-cell>
          <table:table-cell table:style-name="ce4" table:formula="of:=IF(OR([.D$26]=&quot;&quot;;[.D24]=&quot;&quot;);&quot;&quot;;IF(MOD([.D$26]+[.D24]*1.5; 1) = 0; &quot;целое&quot;; &quot;дробное&quot;))">
            <text:p/>
          </table:table-cell>
          <table:table-cell table:style-name="ce4" table:formula="of:=IF([.C27]=&quot;&quot;;&quot;&quot;;REPT(&quot;0&quot;; 8 - LEN(MID([.C27]; 3; LEN([.C27])-2))) &amp; MID([.C27]; 3; LEN([.C27])-3) &amp; &quot;0&quot;)">
            <text:p/>
          </table:table-cell>
          <table:table-cell table:style-name="ce4" table:formula="of:=IF([.C27]=&quot;&quot;; &quot;&quot;; &quot;0&quot; &amp; RIGHTB([.C27]; 1))">
            <text:p/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18" table:formula="of:=IF([.E27]=&quot;целое&quot;; &quot;0x&quot; &amp; RIGHTB(SUBSTITUTE(IF(SUBSTITUTE([.B28];&quot; &quot;; &quot;&quot;)=&quot;&quot;; &quot;&quot;;  IF(LEN(SUBSTITUTE([.B28];&quot; &quot;; &quot;&quot;))=2; &quot;0x&quot; &amp; SUBSTITUTE([.B28];&quot; &quot;; &quot;&quot;);  IF(LEN(SUBSTITUTE([.B28];&quot; &quot;; &quot;&quot;))=4; &quot;0x&quot; &amp; RIGHTB(SUBSTITUTE([.B28];&quot; &quot;; &quot;&quot;);2) &amp; LEFTB(SUBSTITUTE([.B28];&quot; &quot;; &quot;&quot;);2);  IF(LEN(SUBSTITUTE([.B28];&quot; &quot;; &quot;&quot;))=6; &quot;0x&quot; &amp; RIGHTB(SUBSTITUTE([.B28];&quot; &quot;; &quot;&quot;);2) &amp; MID(SUBSTITUTE([.B28];&quot; &quot;; &quot;&quot;);3;2) &amp; LEFTB(SUBSTITUTE([.B28];&quot; &quot;; &quot;&quot;);2);  IF(LEN(SUBSTITUTE([.B28];&quot; &quot;; &quot;&quot;))=8; &quot;0x&quot; &amp; RIGHTB(SUBSTITUTE([.B28];&quot; &quot;; &quot;&quot;);2) &amp; MID(SUBSTITUTE([.B28];&quot; &quot;; &quot;&quot;);5;2) &amp; MID(SUBSTITUTE([.B28];&quot; &quot;; &quot;&quot;);3;2) &amp; LEFTB(SUBSTITUTE([.B28];&quot; &quot;; &quot;&quot;);2);  &quot;Ошибка: ожидается 1-4 байта&quot;  )  )  )  )  ); &quot;0x&quot;; &quot;&quot;); 3); IF([.E27]=&quot;дробное&quot;; &quot;0x&quot; &amp; LEFTB(SUBSTITUTE(IF(SUBSTITUTE([.B28];&quot; &quot;; &quot;&quot;)=&quot;&quot;; &quot;&quot;;  IF(LEN(SUBSTITUTE([.B28];&quot; &quot;; &quot;&quot;))=2; &quot;0x&quot; &amp; SUBSTITUTE([.B28];&quot; &quot;; &quot;&quot;);  IF(LEN(SUBSTITUTE([.B28];&quot; &quot;; &quot;&quot;))=4; &quot;0x&quot; &amp; RIGHTB(SUBSTITUTE([.B28];&quot; &quot;; &quot;&quot;);2) &amp; LEFTB(SUBSTITUTE([.B28];&quot; &quot;; &quot;&quot;);2);  IF(LEN(SUBSTITUTE([.B28];&quot; &quot;; &quot;&quot;))=6; &quot;0x&quot; &amp; RIGHTB(SUBSTITUTE([.B28];&quot; &quot;; &quot;&quot;);2) &amp; MID(SUBSTITUTE([.B28];&quot; &quot;; &quot;&quot;);3;2) &amp; LEFTB(SUBSTITUTE([.B28];&quot; &quot;; &quot;&quot;);2);  IF(LEN(SUBSTITUTE([.B28];&quot; &quot;; &quot;&quot;))=8; &quot;0x&quot; &amp; RIGHTB(SUBSTITUTE([.B28];&quot; &quot;; &quot;&quot;);2) &amp; MID(SUBSTITUTE([.B28];&quot; &quot;; &quot;&quot;);5;2) &amp; MID(SUBSTITUTE([.B28];&quot; &quot;; &quot;&quot;);3;2) &amp; LEFTB(SUBSTITUTE([.B28];&quot; &quot;; &quot;&quot;);2);  &quot;Ошибка: ожидается 1-4 байта&quot;  )  )  )  )  ); &quot;0x&quot;; &quot;&quot;); 3); &quot;&quot;))">
            <text:p/>
          </table:table-cell>
          <table:table-cell table:style-name="ce5" table:formula="of:=IF([.C28]=&quot;0xFFF&quot;;&quot;КОНЕЦ&quot;;IF([.C28]=&quot;&quot;; &quot;&quot;; HEX2DEC(MID([.C28]; 3; LEN([.C28])-2))))">
            <text:p/>
          </table:table-cell>
          <table:table-cell table:style-name="ce9" table:formula="of:=IF([.D28]=&quot;&quot;;&quot;&quot;;IF([.D28]=&quot;КОНЕЦ&quot;;&quot;КОНЕЦ&quot;;([.D28]-2)*[.D$5]+[.D$13]))">
            <text:p/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Кластер 2</text:p>
          </table:table-cell>
          <table:table-cell/>
          <table:table-cell table:style-name="ce6" table:formula="of:=IF([.D29]=&quot;&quot;; &quot;&quot;; &quot;0x&quot; &amp; DEC2HEX([.D29]))">
            <text:p/>
          </table:table-cell>
          <table:table-cell table:style-name="ce5" table:formula="of:=IF(OR([.D$26]=&quot;&quot;;[.D28]=&quot;&quot;);&quot;&quot;;INT([.D$26]+[.D28]*1.5))">
            <text:p/>
          </table:table-cell>
          <table:table-cell table:style-name="ce4" table:formula="of:=IF(OR([.D$26]=&quot;&quot;;[.D28]=&quot;&quot;);&quot;&quot;;IF(MOD([.D$26]+[.D28]*1.5; 1) = 0; &quot;целое&quot;; &quot;дробное&quot;))">
            <text:p/>
          </table:table-cell>
          <table:table-cell table:style-name="ce4" table:formula="of:=IF([.C29]=&quot;&quot;;&quot;&quot;;REPT(&quot;0&quot;; 8 - LEN(MID([.C29]; 3; LEN([.C29])-2))) &amp; MID([.C29]; 3; LEN([.C29])-3) &amp; &quot;0&quot;)">
            <text:p/>
          </table:table-cell>
          <table:table-cell table:style-name="ce4" table:formula="of:=IF([.C29]=&quot;&quot;; &quot;&quot;; &quot;0&quot; &amp; RIGHTB([.C29]; 1))">
            <text:p/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[.E29]=&quot;целое&quot;; &quot;0x&quot; &amp; RIGHTB(SUBSTITUTE(IF(SUBSTITUTE([.B30];&quot; &quot;; &quot;&quot;)=&quot;&quot;; &quot;&quot;;  IF(LEN(SUBSTITUTE([.B30];&quot; &quot;; &quot;&quot;))=2; &quot;0x&quot; &amp; SUBSTITUTE([.B30];&quot; &quot;; &quot;&quot;);  IF(LEN(SUBSTITUTE([.B30];&quot; &quot;; &quot;&quot;))=4; &quot;0x&quot; &amp; RIGHTB(SUBSTITUTE([.B30];&quot; &quot;; &quot;&quot;);2) &amp; LEFTB(SUBSTITUTE([.B30];&quot; &quot;; &quot;&quot;);2);  IF(LEN(SUBSTITUTE([.B30];&quot; &quot;; &quot;&quot;))=6; &quot;0x&quot; &amp; RIGHTB(SUBSTITUTE([.B30];&quot; &quot;; &quot;&quot;);2) &amp; MID(SUBSTITUTE([.B30];&quot; &quot;; &quot;&quot;);3;2) &amp; LEFTB(SUBSTITUTE([.B30];&quot; &quot;; &quot;&quot;);2);  IF(LEN(SUBSTITUTE([.B30];&quot; &quot;; &quot;&quot;))=8; &quot;0x&quot; &amp; RIGHTB(SUBSTITUTE([.B30];&quot; &quot;; &quot;&quot;);2) &amp; MID(SUBSTITUTE([.B30];&quot; &quot;; &quot;&quot;);5;2) &amp; MID(SUBSTITUTE([.B30];&quot; &quot;; &quot;&quot;);3;2) &amp; LEFTB(SUBSTITUTE([.B30];&quot; &quot;; &quot;&quot;);2);  &quot;Ошибка: ожидается 1-4 байта&quot;  )  )  )  )  ); &quot;0x&quot;; &quot;&quot;); 3); IF([.E29]=&quot;дробное&quot;; &quot;0x&quot; &amp; LEFTB(SUBSTITUTE(IF(SUBSTITUTE([.B30];&quot; &quot;; &quot;&quot;)=&quot;&quot;; &quot;&quot;;  IF(LEN(SUBSTITUTE([.B30];&quot; &quot;; &quot;&quot;))=2; &quot;0x&quot; &amp; SUBSTITUTE([.B30];&quot; &quot;; &quot;&quot;);  IF(LEN(SUBSTITUTE([.B30];&quot; &quot;; &quot;&quot;))=4; &quot;0x&quot; &amp; RIGHTB(SUBSTITUTE([.B30];&quot; &quot;; &quot;&quot;);2) &amp; LEFTB(SUBSTITUTE([.B30];&quot; &quot;; &quot;&quot;);2);  IF(LEN(SUBSTITUTE([.B30];&quot; &quot;; &quot;&quot;))=6; &quot;0x&quot; &amp; RIGHTB(SUBSTITUTE([.B30];&quot; &quot;; &quot;&quot;);2) &amp; MID(SUBSTITUTE([.B30];&quot; &quot;; &quot;&quot;);3;2) &amp; LEFTB(SUBSTITUTE([.B30];&quot; &quot;; &quot;&quot;);2);  IF(LEN(SUBSTITUTE([.B30];&quot; &quot;; &quot;&quot;))=8; &quot;0x&quot; &amp; RIGHTB(SUBSTITUTE([.B30];&quot; &quot;; &quot;&quot;);2) &amp; MID(SUBSTITUTE([.B30];&quot; &quot;; &quot;&quot;);5;2) &amp; MID(SUBSTITUTE([.B30];&quot; &quot;; &quot;&quot;);3;2) &amp; LEFTB(SUBSTITUTE([.B30];&quot; &quot;; &quot;&quot;);2);  &quot;Ошибка: ожидается 1-4 байта&quot;  )  )  )  )  ); &quot;0x&quot;; &quot;&quot;); 3); &quot;&quot;))">
            <text:p/>
          </table:table-cell>
          <table:table-cell table:style-name="ce5" table:formula="of:=IF([.C30]=&quot;0xFFF&quot;;&quot;КОНЕЦ&quot;;IF([.C30]=&quot;&quot;; &quot;&quot;; HEX2DEC(MID([.C30]; 3; LEN([.C30])-2))))">
            <text:p/>
          </table:table-cell>
          <table:table-cell table:style-name="ce9" table:formula="of:=IF([.D30]=&quot;&quot;;&quot;&quot;;IF([.D30]=&quot;КОНЕЦ&quot;;&quot;КОНЕЦ&quot;;([.D30]-2)*[.D$5]+[.D$13]))">
            <text:p/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Кластер 3</text:p>
          </table:table-cell>
          <table:table-cell/>
          <table:table-cell table:style-name="ce6" table:formula="of:=IF([.D31]=&quot;&quot;; &quot;&quot;; &quot;0x&quot; &amp; DEC2HEX([.D31]))">
            <text:p/>
          </table:table-cell>
          <table:table-cell table:style-name="ce5" table:formula="of:=IF(OR([.D$26]=&quot;&quot;;[.D30]=&quot;&quot;);&quot;&quot;;INT([.D$26]+[.D30]*1.5))">
            <text:p/>
          </table:table-cell>
          <table:table-cell table:style-name="ce4" table:formula="of:=IF(OR([.D$26]=&quot;&quot;;[.D30]=&quot;&quot;);&quot;&quot;;IF(MOD([.D$26]+[.D30]*1.5; 1) = 0; &quot;целое&quot;; &quot;дробное&quot;))">
            <text:p/>
          </table:table-cell>
          <table:table-cell table:style-name="ce4" table:formula="of:=IF([.C31]=&quot;&quot;;&quot;&quot;;REPT(&quot;0&quot;; 8 - LEN(MID([.C31]; 3; LEN([.C31])-2))) &amp; MID([.C31]; 3; LEN([.C31])-3) &amp; &quot;0&quot;)">
            <text:p/>
          </table:table-cell>
          <table:table-cell table:style-name="ce4" table:formula="of:=IF([.C31]=&quot;&quot;; &quot;&quot;; &quot;0&quot; &amp; RIGHTB([.C31]; 1))">
            <text:p/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[.E31]=&quot;целое&quot;; &quot;0x&quot; &amp; RIGHTB(SUBSTITUTE(IF(SUBSTITUTE([.B32];&quot; &quot;; &quot;&quot;)=&quot;&quot;; &quot;&quot;;  IF(LEN(SUBSTITUTE([.B32];&quot; &quot;; &quot;&quot;))=2; &quot;0x&quot; &amp; SUBSTITUTE([.B32];&quot; &quot;; &quot;&quot;);  IF(LEN(SUBSTITUTE([.B32];&quot; &quot;; &quot;&quot;))=4; &quot;0x&quot; &amp; RIGHTB(SUBSTITUTE([.B32];&quot; &quot;; &quot;&quot;);2) &amp; LEFTB(SUBSTITUTE([.B32];&quot; &quot;; &quot;&quot;);2);  IF(LEN(SUBSTITUTE([.B32];&quot; &quot;; &quot;&quot;))=6; &quot;0x&quot; &amp; RIGHTB(SUBSTITUTE([.B32];&quot; &quot;; &quot;&quot;);2) &amp; MID(SUBSTITUTE([.B32];&quot; &quot;; &quot;&quot;);3;2) &amp; LEFTB(SUBSTITUTE([.B32];&quot; &quot;; &quot;&quot;);2);  IF(LEN(SUBSTITUTE([.B32];&quot; &quot;; &quot;&quot;))=8; &quot;0x&quot; &amp; RIGHTB(SUBSTITUTE([.B32];&quot; &quot;; &quot;&quot;);2) &amp; MID(SUBSTITUTE([.B32];&quot; &quot;; &quot;&quot;);5;2) &amp; MID(SUBSTITUTE([.B32];&quot; &quot;; &quot;&quot;);3;2) &amp; LEFTB(SUBSTITUTE([.B32];&quot; &quot;; &quot;&quot;);2);  &quot;Ошибка: ожидается 1-4 байта&quot;  )  )  )  )  ); &quot;0x&quot;; &quot;&quot;); 3); IF([.E31]=&quot;дробное&quot;; &quot;0x&quot; &amp; LEFTB(SUBSTITUTE(IF(SUBSTITUTE([.B32];&quot; &quot;; &quot;&quot;)=&quot;&quot;; &quot;&quot;;  IF(LEN(SUBSTITUTE([.B32];&quot; &quot;; &quot;&quot;))=2; &quot;0x&quot; &amp; SUBSTITUTE([.B32];&quot; &quot;; &quot;&quot;);  IF(LEN(SUBSTITUTE([.B32];&quot; &quot;; &quot;&quot;))=4; &quot;0x&quot; &amp; RIGHTB(SUBSTITUTE([.B32];&quot; &quot;; &quot;&quot;);2) &amp; LEFTB(SUBSTITUTE([.B32];&quot; &quot;; &quot;&quot;);2);  IF(LEN(SUBSTITUTE([.B32];&quot; &quot;; &quot;&quot;))=6; &quot;0x&quot; &amp; RIGHTB(SUBSTITUTE([.B32];&quot; &quot;; &quot;&quot;);2) &amp; MID(SUBSTITUTE([.B32];&quot; &quot;; &quot;&quot;);3;2) &amp; LEFTB(SUBSTITUTE([.B32];&quot; &quot;; &quot;&quot;);2);  IF(LEN(SUBSTITUTE([.B32];&quot; &quot;; &quot;&quot;))=8; &quot;0x&quot; &amp; RIGHTB(SUBSTITUTE([.B32];&quot; &quot;; &quot;&quot;);2) &amp; MID(SUBSTITUTE([.B32];&quot; &quot;; &quot;&quot;);5;2) &amp; MID(SUBSTITUTE([.B32];&quot; &quot;; &quot;&quot;);3;2) &amp; LEFTB(SUBSTITUTE([.B32];&quot; &quot;; &quot;&quot;);2);  &quot;Ошибка: ожидается 1-4 байта&quot;  )  )  )  )  ); &quot;0x&quot;; &quot;&quot;); 3); &quot;&quot;))">
            <text:p/>
          </table:table-cell>
          <table:table-cell table:style-name="ce5" table:formula="of:=IF([.C32]=&quot;0xFFF&quot;;&quot;КОНЕЦ&quot;;IF([.C32]=&quot;&quot;; &quot;&quot;; HEX2DEC(MID([.C32]; 3; LEN([.C32])-2))))">
            <text:p/>
          </table:table-cell>
          <table:table-cell table:style-name="ce9" table:formula="of:=IF([.D32]=&quot;&quot;;&quot;&quot;;IF([.D32]=&quot;КОНЕЦ&quot;;&quot;КОНЕЦ&quot;;([.D32]-2)*[.D$5]+[.D$13]))">
            <text:p/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Кластер 4</text:p>
          </table:table-cell>
          <table:table-cell/>
          <table:table-cell table:style-name="ce6" table:formula="of:=IF([.D33]=&quot;&quot;; &quot;&quot;; &quot;0x&quot; &amp; DEC2HEX([.D33]))">
            <text:p/>
          </table:table-cell>
          <table:table-cell table:style-name="ce5" table:formula="of:=IF(OR([.D$26]=&quot;&quot;;[.D32]=&quot;&quot;);&quot;&quot;;INT([.D$26]+[.D32]*1.5))">
            <text:p/>
          </table:table-cell>
          <table:table-cell table:style-name="ce4" table:formula="of:=IF(OR([.D$26]=&quot;&quot;;[.D32]=&quot;&quot;);&quot;&quot;;IF(MOD([.D$26]+[.D32]*1.5; 1) = 0; &quot;целое&quot;; &quot;дробное&quot;))">
            <text:p/>
          </table:table-cell>
          <table:table-cell table:style-name="ce4" table:formula="of:=IF([.C33]=&quot;&quot;;&quot;&quot;;REPT(&quot;0&quot;; 8 - LEN(MID([.C33]; 3; LEN([.C33])-2))) &amp; MID([.C33]; 3; LEN([.C33])-3) &amp; &quot;0&quot;)">
            <text:p/>
          </table:table-cell>
          <table:table-cell table:style-name="ce4" table:formula="of:=IF([.C33]=&quot;&quot;; &quot;&quot;; &quot;0&quot; &amp; RIGHTB([.C33]; 1))">
            <text:p/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[.E33]=&quot;целое&quot;; &quot;0x&quot; &amp; RIGHTB(SUBSTITUTE(IF(SUBSTITUTE([.B34];&quot; &quot;; &quot;&quot;)=&quot;&quot;; &quot;&quot;;  IF(LEN(SUBSTITUTE([.B34];&quot; &quot;; &quot;&quot;))=2; &quot;0x&quot; &amp; SUBSTITUTE([.B34];&quot; &quot;; &quot;&quot;);  IF(LEN(SUBSTITUTE([.B34];&quot; &quot;; &quot;&quot;))=4; &quot;0x&quot; &amp; RIGHTB(SUBSTITUTE([.B34];&quot; &quot;; &quot;&quot;);2) &amp; LEFTB(SUBSTITUTE([.B34];&quot; &quot;; &quot;&quot;);2);  IF(LEN(SUBSTITUTE([.B34];&quot; &quot;; &quot;&quot;))=6; &quot;0x&quot; &amp; RIGHTB(SUBSTITUTE([.B34];&quot; &quot;; &quot;&quot;);2) &amp; MID(SUBSTITUTE([.B34];&quot; &quot;; &quot;&quot;);3;2) &amp; LEFTB(SUBSTITUTE([.B34];&quot; &quot;; &quot;&quot;);2);  IF(LEN(SUBSTITUTE([.B34];&quot; &quot;; &quot;&quot;))=8; &quot;0x&quot; &amp; RIGHTB(SUBSTITUTE([.B34];&quot; &quot;; &quot;&quot;);2) &amp; MID(SUBSTITUTE([.B34];&quot; &quot;; &quot;&quot;);5;2) &amp; MID(SUBSTITUTE([.B34];&quot; &quot;; &quot;&quot;);3;2) &amp; LEFTB(SUBSTITUTE([.B34];&quot; &quot;; &quot;&quot;);2);  &quot;Ошибка: ожидается 1-4 байта&quot;  )  )  )  )  ); &quot;0x&quot;; &quot;&quot;); 3); IF([.E33]=&quot;дробное&quot;; &quot;0x&quot; &amp; LEFTB(SUBSTITUTE(IF(SUBSTITUTE([.B34];&quot; &quot;; &quot;&quot;)=&quot;&quot;; &quot;&quot;;  IF(LEN(SUBSTITUTE([.B34];&quot; &quot;; &quot;&quot;))=2; &quot;0x&quot; &amp; SUBSTITUTE([.B34];&quot; &quot;; &quot;&quot;);  IF(LEN(SUBSTITUTE([.B34];&quot; &quot;; &quot;&quot;))=4; &quot;0x&quot; &amp; RIGHTB(SUBSTITUTE([.B34];&quot; &quot;; &quot;&quot;);2) &amp; LEFTB(SUBSTITUTE([.B34];&quot; &quot;; &quot;&quot;);2);  IF(LEN(SUBSTITUTE([.B34];&quot; &quot;; &quot;&quot;))=6; &quot;0x&quot; &amp; RIGHTB(SUBSTITUTE([.B34];&quot; &quot;; &quot;&quot;);2) &amp; MID(SUBSTITUTE([.B34];&quot; &quot;; &quot;&quot;);3;2) &amp; LEFTB(SUBSTITUTE([.B34];&quot; &quot;; &quot;&quot;);2);  IF(LEN(SUBSTITUTE([.B34];&quot; &quot;; &quot;&quot;))=8; &quot;0x&quot; &amp; RIGHTB(SUBSTITUTE([.B34];&quot; &quot;; &quot;&quot;);2) &amp; MID(SUBSTITUTE([.B34];&quot; &quot;; &quot;&quot;);5;2) &amp; MID(SUBSTITUTE([.B34];&quot; &quot;; &quot;&quot;);3;2) &amp; LEFTB(SUBSTITUTE([.B34];&quot; &quot;; &quot;&quot;);2);  &quot;Ошибка: ожидается 1-4 байта&quot;  )  )  )  )  ); &quot;0x&quot;; &quot;&quot;); 3); &quot;&quot;))">
            <text:p/>
          </table:table-cell>
          <table:table-cell table:style-name="ce5" table:formula="of:=IF([.C34]=&quot;0xFFF&quot;;&quot;КОНЕЦ&quot;;IF([.C34]=&quot;&quot;; &quot;&quot;; HEX2DEC(MID([.C34]; 3; LEN([.C34])-2))))">
            <text:p/>
          </table:table-cell>
          <table:table-cell table:style-name="ce9" table:formula="of:=IF([.D34]=&quot;&quot;;&quot;&quot;;IF([.D34]=&quot;КОНЕЦ&quot;;&quot;КОНЕЦ&quot;;([.D34]-2)*[.D$5]+[.D$13]))">
            <text:p/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Кластер 5</text:p>
          </table:table-cell>
          <table:table-cell/>
          <table:table-cell table:style-name="ce6" table:formula="of:=IF([.D35]=&quot;&quot;; &quot;&quot;; &quot;0x&quot; &amp; DEC2HEX([.D35]))">
            <text:p/>
          </table:table-cell>
          <table:table-cell table:style-name="ce5" table:formula="of:=IF(OR([.D$26]=&quot;&quot;;[.D34]=&quot;&quot;);&quot;&quot;;INT([.D$26]+[.D34]*1.5))">
            <text:p/>
          </table:table-cell>
          <table:table-cell table:style-name="ce4" table:formula="of:=IF(OR([.D$26]=&quot;&quot;;[.D34]=&quot;&quot;);&quot;&quot;;IF(MOD([.D$26]+[.D34]*1.5; 1) = 0; &quot;целое&quot;; &quot;дробное&quot;))">
            <text:p/>
          </table:table-cell>
          <table:table-cell table:style-name="ce4" table:formula="of:=IF([.C35]=&quot;&quot;;&quot;&quot;;REPT(&quot;0&quot;; 8 - LEN(MID([.C35]; 3; LEN([.C35])-2))) &amp; MID([.C35]; 3; LEN([.C35])-3) &amp; &quot;0&quot;)">
            <text:p/>
          </table:table-cell>
          <table:table-cell table:style-name="ce4" table:formula="of:=IF([.C35]=&quot;&quot;; &quot;&quot;; &quot;0&quot; &amp; RIGHTB([.C35]; 1))">
            <text:p/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[.E35]=&quot;целое&quot;; &quot;0x&quot; &amp; RIGHTB(SUBSTITUTE(IF(SUBSTITUTE([.B36];&quot; &quot;; &quot;&quot;)=&quot;&quot;; &quot;&quot;;  IF(LEN(SUBSTITUTE([.B36];&quot; &quot;; &quot;&quot;))=2; &quot;0x&quot; &amp; SUBSTITUTE([.B36];&quot; &quot;; &quot;&quot;);  IF(LEN(SUBSTITUTE([.B36];&quot; &quot;; &quot;&quot;))=4; &quot;0x&quot; &amp; RIGHTB(SUBSTITUTE([.B36];&quot; &quot;; &quot;&quot;);2) &amp; LEFTB(SUBSTITUTE([.B36];&quot; &quot;; &quot;&quot;);2);  IF(LEN(SUBSTITUTE([.B36];&quot; &quot;; &quot;&quot;))=6; &quot;0x&quot; &amp; RIGHTB(SUBSTITUTE([.B36];&quot; &quot;; &quot;&quot;);2) &amp; MID(SUBSTITUTE([.B36];&quot; &quot;; &quot;&quot;);3;2) &amp; LEFTB(SUBSTITUTE([.B36];&quot; &quot;; &quot;&quot;);2);  IF(LEN(SUBSTITUTE([.B36];&quot; &quot;; &quot;&quot;))=8; &quot;0x&quot; &amp; RIGHTB(SUBSTITUTE([.B36];&quot; &quot;; &quot;&quot;);2) &amp; MID(SUBSTITUTE([.B36];&quot; &quot;; &quot;&quot;);5;2) &amp; MID(SUBSTITUTE([.B36];&quot; &quot;; &quot;&quot;);3;2) &amp; LEFTB(SUBSTITUTE([.B36];&quot; &quot;; &quot;&quot;);2);  &quot;Ошибка: ожидается 1-4 байта&quot;  )  )  )  )  ); &quot;0x&quot;; &quot;&quot;); 3); IF([.E35]=&quot;дробное&quot;; &quot;0x&quot; &amp; LEFTB(SUBSTITUTE(IF(SUBSTITUTE([.B36];&quot; &quot;; &quot;&quot;)=&quot;&quot;; &quot;&quot;;  IF(LEN(SUBSTITUTE([.B36];&quot; &quot;; &quot;&quot;))=2; &quot;0x&quot; &amp; SUBSTITUTE([.B36];&quot; &quot;; &quot;&quot;);  IF(LEN(SUBSTITUTE([.B36];&quot; &quot;; &quot;&quot;))=4; &quot;0x&quot; &amp; RIGHTB(SUBSTITUTE([.B36];&quot; &quot;; &quot;&quot;);2) &amp; LEFTB(SUBSTITUTE([.B36];&quot; &quot;; &quot;&quot;);2);  IF(LEN(SUBSTITUTE([.B36];&quot; &quot;; &quot;&quot;))=6; &quot;0x&quot; &amp; RIGHTB(SUBSTITUTE([.B36];&quot; &quot;; &quot;&quot;);2) &amp; MID(SUBSTITUTE([.B36];&quot; &quot;; &quot;&quot;);3;2) &amp; LEFTB(SUBSTITUTE([.B36];&quot; &quot;; &quot;&quot;);2);  IF(LEN(SUBSTITUTE([.B36];&quot; &quot;; &quot;&quot;))=8; &quot;0x&quot; &amp; RIGHTB(SUBSTITUTE([.B36];&quot; &quot;; &quot;&quot;);2) &amp; MID(SUBSTITUTE([.B36];&quot; &quot;; &quot;&quot;);5;2) &amp; MID(SUBSTITUTE([.B36];&quot; &quot;; &quot;&quot;);3;2) &amp; LEFTB(SUBSTITUTE([.B36];&quot; &quot;; &quot;&quot;);2);  &quot;Ошибка: ожидается 1-4 байта&quot;  )  )  )  )  ); &quot;0x&quot;; &quot;&quot;); 3); &quot;&quot;))">
            <text:p/>
          </table:table-cell>
          <table:table-cell table:style-name="ce5" table:formula="of:=IF([.C36]=&quot;0xFFF&quot;;&quot;КОНЕЦ&quot;;IF([.C36]=&quot;&quot;; &quot;&quot;; HEX2DEC(MID([.C36]; 3; LEN([.C36])-2))))">
            <text:p/>
          </table:table-cell>
          <table:table-cell table:style-name="ce9" table:formula="of:=IF([.D36]=&quot;&quot;;&quot;&quot;;IF([.D36]=&quot;КОНЕЦ&quot;;&quot;КОНЕЦ&quot;;([.D36]-2)*[.D$5]+[.D$13]))">
            <text:p/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Кластер 6</text:p>
          </table:table-cell>
          <table:table-cell/>
          <table:table-cell table:style-name="ce6" table:formula="of:=IF([.D37]=&quot;&quot;; &quot;&quot;; &quot;0x&quot; &amp; DEC2HEX([.D37]))">
            <text:p/>
          </table:table-cell>
          <table:table-cell table:style-name="ce5" table:formula="of:=IF(OR([.D$26]=&quot;&quot;;[.D36]=&quot;&quot;);&quot;&quot;;INT([.D$26]+[.D36]*1.5))">
            <text:p/>
          </table:table-cell>
          <table:table-cell table:style-name="ce4" table:formula="of:=IF(OR([.D$26]=&quot;&quot;;[.D36]=&quot;&quot;);&quot;&quot;;IF(MOD([.D$26]+[.D36]*1.5; 1) = 0; &quot;целое&quot;; &quot;дробное&quot;))">
            <text:p/>
          </table:table-cell>
          <table:table-cell table:style-name="ce4" table:formula="of:=IF([.C37]=&quot;&quot;;&quot;&quot;;REPT(&quot;0&quot;; 8 - LEN(MID([.C37]; 3; LEN([.C37])-2))) &amp; MID([.C37]; 3; LEN([.C37])-3) &amp; &quot;0&quot;)">
            <text:p/>
          </table:table-cell>
          <table:table-cell table:style-name="ce4" table:formula="of:=IF([.C37]=&quot;&quot;; &quot;&quot;; &quot;0&quot; &amp; RIGHTB([.C37]; 1))">
            <text:p/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[.E37]=&quot;целое&quot;; &quot;0x&quot; &amp; RIGHTB(SUBSTITUTE(IF(SUBSTITUTE([.B38];&quot; &quot;; &quot;&quot;)=&quot;&quot;; &quot;&quot;;  IF(LEN(SUBSTITUTE([.B38];&quot; &quot;; &quot;&quot;))=2; &quot;0x&quot; &amp; SUBSTITUTE([.B38];&quot; &quot;; &quot;&quot;);  IF(LEN(SUBSTITUTE([.B38];&quot; &quot;; &quot;&quot;))=4; &quot;0x&quot; &amp; RIGHTB(SUBSTITUTE([.B38];&quot; &quot;; &quot;&quot;);2) &amp; LEFTB(SUBSTITUTE([.B38];&quot; &quot;; &quot;&quot;);2);  IF(LEN(SUBSTITUTE([.B38];&quot; &quot;; &quot;&quot;))=6; &quot;0x&quot; &amp; RIGHTB(SUBSTITUTE([.B38];&quot; &quot;; &quot;&quot;);2) &amp; MID(SUBSTITUTE([.B38];&quot; &quot;; &quot;&quot;);3;2) &amp; LEFTB(SUBSTITUTE([.B38];&quot; &quot;; &quot;&quot;);2);  IF(LEN(SUBSTITUTE([.B38];&quot; &quot;; &quot;&quot;))=8; &quot;0x&quot; &amp; RIGHTB(SUBSTITUTE([.B38];&quot; &quot;; &quot;&quot;);2) &amp; MID(SUBSTITUTE([.B38];&quot; &quot;; &quot;&quot;);5;2) &amp; MID(SUBSTITUTE([.B38];&quot; &quot;; &quot;&quot;);3;2) &amp; LEFTB(SUBSTITUTE([.B38];&quot; &quot;; &quot;&quot;);2);  &quot;Ошибка: ожидается 1-4 байта&quot;  )  )  )  )  ); &quot;0x&quot;; &quot;&quot;); 3); IF([.E37]=&quot;дробное&quot;; &quot;0x&quot; &amp; LEFTB(SUBSTITUTE(IF(SUBSTITUTE([.B38];&quot; &quot;; &quot;&quot;)=&quot;&quot;; &quot;&quot;;  IF(LEN(SUBSTITUTE([.B38];&quot; &quot;; &quot;&quot;))=2; &quot;0x&quot; &amp; SUBSTITUTE([.B38];&quot; &quot;; &quot;&quot;);  IF(LEN(SUBSTITUTE([.B38];&quot; &quot;; &quot;&quot;))=4; &quot;0x&quot; &amp; RIGHTB(SUBSTITUTE([.B38];&quot; &quot;; &quot;&quot;);2) &amp; LEFTB(SUBSTITUTE([.B38];&quot; &quot;; &quot;&quot;);2);  IF(LEN(SUBSTITUTE([.B38];&quot; &quot;; &quot;&quot;))=6; &quot;0x&quot; &amp; RIGHTB(SUBSTITUTE([.B38];&quot; &quot;; &quot;&quot;);2) &amp; MID(SUBSTITUTE([.B38];&quot; &quot;; &quot;&quot;);3;2) &amp; LEFTB(SUBSTITUTE([.B38];&quot; &quot;; &quot;&quot;);2);  IF(LEN(SUBSTITUTE([.B38];&quot; &quot;; &quot;&quot;))=8; &quot;0x&quot; &amp; RIGHTB(SUBSTITUTE([.B38];&quot; &quot;; &quot;&quot;);2) &amp; MID(SUBSTITUTE([.B38];&quot; &quot;; &quot;&quot;);5;2) &amp; MID(SUBSTITUTE([.B38];&quot; &quot;; &quot;&quot;);3;2) &amp; LEFTB(SUBSTITUTE([.B38];&quot; &quot;; &quot;&quot;);2);  &quot;Ошибка: ожидается 1-4 байта&quot;  )  )  )  )  ); &quot;0x&quot;; &quot;&quot;); 3); &quot;&quot;))">
            <text:p/>
          </table:table-cell>
          <table:table-cell table:style-name="ce5" table:formula="of:=IF([.C38]=&quot;0xFFF&quot;;&quot;КОНЕЦ&quot;;IF([.C38]=&quot;&quot;; &quot;&quot;; HEX2DEC(MID([.C38]; 3; LEN([.C38])-2))))">
            <text:p/>
          </table:table-cell>
          <table:table-cell table:style-name="ce9" table:formula="of:=IF([.D38]=&quot;&quot;;&quot;&quot;;IF([.D38]=&quot;КОНЕЦ&quot;;&quot;КОНЕЦ&quot;;([.D38]-2)*[.D$5]+[.D$13]))">
            <text:p/>
          </table:table-cell>
          <table:table-cell table:number-columns-repeated="16379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AT16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ce1" office:value-type="string" calcext:value-type="string">
            <text:p>Названия</text:p>
          </table:table-cell>
          <table:table-cell office:value-type="string" calcext:value-type="string">
            <text:p>Данные из сектора</text:p>
          </table:table-cell>
          <table:table-cell office:value-type="string" calcext:value-type="string">
            <text:p>Шестнадцатеричный вид</text:p>
          </table:table-cell>
          <table:table-cell office:value-type="string" calcext:value-type="string">
            <text:p>Десятичный вид</text:p>
          </table:table-cell>
          <table:table-cell office:value-type="string" calcext:value-type="string">
            <text:p>Номер сектора для выгрузки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Столбец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5" office:value-type="string" calcext:value-type="string">
            <text:p>Система хранения:</text:p>
          </table:table-cell>
          <table:table-cell table:style-name="ce2" office:value-type="string" calcext:value-type="string">
            <text:p>FAT16</text:p>
          </table:table-cell>
          <table:table-cell table:number-columns-repeated="16382"/>
        </table:table-row>
        <table:table-row table:style-name="ro1">
          <table:table-cell table:style-name="ce15" office:value-type="string" calcext:value-type="string">
            <text:p>Размер сектора в байтах:</text:p>
          </table:table-cell>
          <table:table-cell table:style-name="ce3"/>
          <table:table-cell table:style-name="ce5" table:formula="of:=IF(SUBSTITUTE([.B4];&quot; &quot;; &quot;&quot;)=&quot;&quot;; &quot;&quot;;  IF(LEN(SUBSTITUTE([.B4];&quot; &quot;; &quot;&quot;))=2; &quot;0x&quot; &amp; SUBSTITUTE([.B4];&quot; &quot;; &quot;&quot;);  IF(LEN(SUBSTITUTE([.B4];&quot; &quot;; &quot;&quot;))=4; &quot;0x&quot; &amp; RIGHTB(SUBSTITUTE([.B4];&quot; &quot;; &quot;&quot;);2) &amp; LEFTB(SUBSTITUTE([.B4];&quot; &quot;; &quot;&quot;);2);  IF(LEN(SUBSTITUTE([.B4];&quot; &quot;; &quot;&quot;))=6; &quot;0x&quot; &amp; RIGHTB(SUBSTITUTE([.B4];&quot; &quot;; &quot;&quot;);2) &amp; MID(SUBSTITUTE([.B4];&quot; &quot;; &quot;&quot;);3;2) &amp; LEFTB(SUBSTITUTE([.B4];&quot; &quot;; &quot;&quot;);2);  IF(LEN(SUBSTITUTE([.B4];&quot; &quot;; &quot;&quot;))=8; &quot;0x&quot; &amp; RIGHTB(SUBSTITUTE([.B4];&quot; &quot;; &quot;&quot;);2) &amp; MID(SUBSTITUTE([.B4];&quot; &quot;; &quot;&quot;);5;2) &amp; MID(SUBSTITUTE([.B4];&quot; &quot;; &quot;&quot;);3;2) &amp; LEFTB(SUBSTITUTE([.B4];&quot; &quot;; &quot;&quot;);2);  &quot;Ошибка: ожидается 1-4 байта&quot;  )  )  )  )  )">
            <text:p/>
          </table:table-cell>
          <table:table-cell table:style-name="ce5" table:formula="of:=IF([.C4]=&quot;&quot;; &quot;&quot;; HEX2DEC(MID([.C4]; 3; LEN([.C4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Размер кластера в секторах:</text:p>
          </table:table-cell>
          <table:table-cell table:style-name="ce3"/>
          <table:table-cell table:style-name="ce5" table:formula="of:=IF(SUBSTITUTE([.B5];&quot; &quot;; &quot;&quot;)=&quot;&quot;; &quot;&quot;;  IF(LEN(SUBSTITUTE([.B5];&quot; &quot;; &quot;&quot;))=2; &quot;0x&quot; &amp; SUBSTITUTE([.B5];&quot; &quot;; &quot;&quot;);  IF(LEN(SUBSTITUTE([.B5];&quot; &quot;; &quot;&quot;))=4; &quot;0x&quot; &amp; RIGHTB(SUBSTITUTE([.B5];&quot; &quot;; &quot;&quot;);2) &amp; LEFTB(SUBSTITUTE([.B5];&quot; &quot;; &quot;&quot;);2);  IF(LEN(SUBSTITUTE([.B5];&quot; &quot;; &quot;&quot;))=6; &quot;0x&quot; &amp; RIGHTB(SUBSTITUTE([.B5];&quot; &quot;; &quot;&quot;);2) &amp; MID(SUBSTITUTE([.B5];&quot; &quot;; &quot;&quot;);3;2) &amp; LEFTB(SUBSTITUTE([.B5];&quot; &quot;; &quot;&quot;);2);  IF(LEN(SUBSTITUTE([.B5];&quot; &quot;; &quot;&quot;))=8; &quot;0x&quot; &amp; RIGHTB(SUBSTITUTE([.B5];&quot; &quot;; &quot;&quot;);2) &amp; MID(SUBSTITUTE([.B5];&quot; &quot;; &quot;&quot;);5;2) &amp; MID(SUBSTITUTE([.B5];&quot; &quot;; &quot;&quot;);3;2) &amp; LEFTB(SUBSTITUTE([.B5];&quot; &quot;; &quot;&quot;);2);  &quot;Ошибка: ожидается 1-4 байта&quot;  )  )  )  )  )">
            <text:p/>
          </table:table-cell>
          <table:table-cell table:style-name="ce9" table:formula="of:=IF([.C5]=&quot;&quot;; &quot;&quot;; HEX2DEC(MID([.C5]; 3; LEN([.C5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Количество зарезервированных секторов:</text:p>
          </table:table-cell>
          <table:table-cell table:style-name="ce3"/>
          <table:table-cell table:style-name="ce5" table:formula="of:=IF(SUBSTITUTE([.B6];&quot; &quot;; &quot;&quot;)=&quot;&quot;; &quot;&quot;;  IF(LEN(SUBSTITUTE([.B6];&quot; &quot;; &quot;&quot;))=2; &quot;0x&quot; &amp; SUBSTITUTE([.B6];&quot; &quot;; &quot;&quot;);  IF(LEN(SUBSTITUTE([.B6];&quot; &quot;; &quot;&quot;))=4; &quot;0x&quot; &amp; RIGHTB(SUBSTITUTE([.B6];&quot; &quot;; &quot;&quot;);2) &amp; LEFTB(SUBSTITUTE([.B6];&quot; &quot;; &quot;&quot;);2);  IF(LEN(SUBSTITUTE([.B6];&quot; &quot;; &quot;&quot;))=6; &quot;0x&quot; &amp; RIGHTB(SUBSTITUTE([.B6];&quot; &quot;; &quot;&quot;);2) &amp; MID(SUBSTITUTE([.B6];&quot; &quot;; &quot;&quot;);3;2) &amp; LEFTB(SUBSTITUTE([.B6];&quot; &quot;; &quot;&quot;);2);  IF(LEN(SUBSTITUTE([.B6];&quot; &quot;; &quot;&quot;))=8; &quot;0x&quot; &amp; RIGHTB(SUBSTITUTE([.B6];&quot; &quot;; &quot;&quot;);2) &amp; MID(SUBSTITUTE([.B6];&quot; &quot;; &quot;&quot;);5;2) &amp; MID(SUBSTITUTE([.B6];&quot; &quot;; &quot;&quot;);3;2) &amp; LEFTB(SUBSTITUTE([.B6];&quot; &quot;; &quot;&quot;);2);  &quot;Ошибка: ожидается 1-4 байта&quot;  )  )  )  )  )">
            <text:p/>
          </table:table-cell>
          <table:table-cell table:style-name="ce9" table:formula="of:=IF([.C6]=&quot;&quot;; &quot;&quot;; HEX2DEC(MID([.C6]; 3; LEN([.C6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Количество FAT таблиц:</text:p>
          </table:table-cell>
          <table:table-cell table:style-name="ce3"/>
          <table:table-cell table:style-name="ce5" table:formula="of:=IF(SUBSTITUTE([.B7];&quot; &quot;; &quot;&quot;)=&quot;&quot;; &quot;&quot;;  IF(LEN(SUBSTITUTE([.B7];&quot; &quot;; &quot;&quot;))=2; &quot;0x&quot; &amp; SUBSTITUTE([.B7];&quot; &quot;; &quot;&quot;);  IF(LEN(SUBSTITUTE([.B7];&quot; &quot;; &quot;&quot;))=4; &quot;0x&quot; &amp; RIGHTB(SUBSTITUTE([.B7];&quot; &quot;; &quot;&quot;);2) &amp; LEFTB(SUBSTITUTE([.B7];&quot; &quot;; &quot;&quot;);2);  IF(LEN(SUBSTITUTE([.B7];&quot; &quot;; &quot;&quot;))=6; &quot;0x&quot; &amp; RIGHTB(SUBSTITUTE([.B7];&quot; &quot;; &quot;&quot;);2) &amp; MID(SUBSTITUTE([.B7];&quot; &quot;; &quot;&quot;);3;2) &amp; LEFTB(SUBSTITUTE([.B7];&quot; &quot;; &quot;&quot;);2);  IF(LEN(SUBSTITUTE([.B7];&quot; &quot;; &quot;&quot;))=8; &quot;0x&quot; &amp; RIGHTB(SUBSTITUTE([.B7];&quot; &quot;; &quot;&quot;);2) &amp; MID(SUBSTITUTE([.B7];&quot; &quot;; &quot;&quot;);5;2) &amp; MID(SUBSTITUTE([.B7];&quot; &quot;; &quot;&quot;);3;2) &amp; LEFTB(SUBSTITUTE([.B7];&quot; &quot;; &quot;&quot;);2);  &quot;Ошибка: ожидается 1-4 байта&quot;  )  )  )  )  )">
            <text:p/>
          </table:table-cell>
          <table:table-cell table:style-name="ce5" table:formula="of:=IF([.C7]=&quot;&quot;; &quot;&quot;; HEX2DEC(MID([.C7]; 3; LEN([.C7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Размер корневой директории в байтах:</text:p>
          </table:table-cell>
          <table:table-cell table:style-name="ce3"/>
          <table:table-cell table:style-name="ce5" table:formula="of:=IF(SUBSTITUTE([.B8];&quot; &quot;; &quot;&quot;)=&quot;&quot;; &quot;&quot;;  IF(LEN(SUBSTITUTE([.B8];&quot; &quot;; &quot;&quot;))=2; &quot;0x&quot; &amp; SUBSTITUTE([.B8];&quot; &quot;; &quot;&quot;);  IF(LEN(SUBSTITUTE([.B8];&quot; &quot;; &quot;&quot;))=4; &quot;0x&quot; &amp; RIGHTB(SUBSTITUTE([.B8];&quot; &quot;; &quot;&quot;);2) &amp; LEFTB(SUBSTITUTE([.B8];&quot; &quot;; &quot;&quot;);2);  IF(LEN(SUBSTITUTE([.B8];&quot; &quot;; &quot;&quot;))=6; &quot;0x&quot; &amp; RIGHTB(SUBSTITUTE([.B8];&quot; &quot;; &quot;&quot;);2) &amp; MID(SUBSTITUTE([.B8];&quot; &quot;; &quot;&quot;);3;2) &amp; LEFTB(SUBSTITUTE([.B8];&quot; &quot;; &quot;&quot;);2);  IF(LEN(SUBSTITUTE([.B8];&quot; &quot;; &quot;&quot;))=8; &quot;0x&quot; &amp; RIGHTB(SUBSTITUTE([.B8];&quot; &quot;; &quot;&quot;);2) &amp; MID(SUBSTITUTE([.B8];&quot; &quot;; &quot;&quot;);5;2) &amp; MID(SUBSTITUTE([.B8];&quot; &quot;; &quot;&quot;);3;2) &amp; LEFTB(SUBSTITUTE([.B8];&quot; &quot;; &quot;&quot;);2);  &quot;Ошибка: ожидается 1-4 байта&quot;  )  )  )  )  )">
            <text:p/>
          </table:table-cell>
          <table:table-cell table:style-name="ce5" table:formula="of:=IF([.C8]=&quot;&quot;; &quot;&quot;; HEX2DEC(MID([.C8]; 3; LEN([.C8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Размер FAT таблицы:</text:p>
          </table:table-cell>
          <table:table-cell table:style-name="ce3"/>
          <table:table-cell table:style-name="ce5" table:formula="of:=IF(SUBSTITUTE([.B9];&quot; &quot;; &quot;&quot;)=&quot;&quot;; &quot;&quot;;  IF(LEN(SUBSTITUTE([.B9];&quot; &quot;; &quot;&quot;))=2; &quot;0x&quot; &amp; SUBSTITUTE([.B9];&quot; &quot;; &quot;&quot;);  IF(LEN(SUBSTITUTE([.B9];&quot; &quot;; &quot;&quot;))=4; &quot;0x&quot; &amp; RIGHTB(SUBSTITUTE([.B9];&quot; &quot;; &quot;&quot;);2) &amp; LEFTB(SUBSTITUTE([.B9];&quot; &quot;; &quot;&quot;);2);  IF(LEN(SUBSTITUTE([.B9];&quot; &quot;; &quot;&quot;))=6; &quot;0x&quot; &amp; RIGHTB(SUBSTITUTE([.B9];&quot; &quot;; &quot;&quot;);2) &amp; MID(SUBSTITUTE([.B9];&quot; &quot;; &quot;&quot;);3;2) &amp; LEFTB(SUBSTITUTE([.B9];&quot; &quot;; &quot;&quot;);2);  IF(LEN(SUBSTITUTE([.B9];&quot; &quot;; &quot;&quot;))=8; &quot;0x&quot; &amp; RIGHTB(SUBSTITUTE([.B9];&quot; &quot;; &quot;&quot;);2) &amp; MID(SUBSTITUTE([.B9];&quot; &quot;; &quot;&quot;);5;2) &amp; MID(SUBSTITUTE([.B9];&quot; &quot;; &quot;&quot;);3;2) &amp; LEFTB(SUBSTITUTE([.B9];&quot; &quot;; &quot;&quot;);2);  &quot;Ошибка: ожидается 1-4 байта&quot;  )  )  )  )  )">
            <text:p/>
          </table:table-cell>
          <table:table-cell table:style-name="ce5" table:formula="of:=IF([.C9]=&quot;&quot;; &quot;&quot;; HEX2DEC(MID([.C9]; 3; LEN([.C9])-2)))">
            <text:p/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5" office:value-type="string" calcext:value-type="string">
            <text:p>Первый сектор корневой директории:</text:p>
          </table:table-cell>
          <table:table-cell/>
          <table:table-cell table:style-name="ce6" table:formula="of:=IF([.D11]=&quot;&quot;; &quot;&quot;; &quot;0x&quot; &amp; DEC2HEX([.D11]))">
            <text:p/>
          </table:table-cell>
          <table:table-cell table:style-name="ce9" table:formula="of:=IF(OR([.D6]=&quot;&quot;;[.D7]=&quot;&quot;;[.D9]=&quot;&quot;);&quot;&quot;;[.D6]+[.D7]*[.D9]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Размер корневой директории в секторах:</text:p>
          </table:table-cell>
          <table:table-cell/>
          <table:table-cell table:style-name="ce6" table:formula="of:=IF([.D12]=&quot;&quot;; &quot;&quot;; &quot;0x&quot; &amp; DEC2HEX([.D12]))">
            <text:p/>
          </table:table-cell>
          <table:table-cell table:style-name="ce5" table:formula="of:=IF(OR([.D4]=&quot;&quot;;[.D8]=&quot;&quot;);&quot;&quot;;[.D4]*32/[.D8]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Начало области данных:</text:p>
          </table:table-cell>
          <table:table-cell/>
          <table:table-cell table:style-name="ce6" table:formula="of:=IF([.D13]=&quot;&quot;; &quot;&quot;; &quot;0x&quot; &amp; DEC2HEX([.D13]))">
            <text:p/>
          </table:table-cell>
          <table:table-cell table:style-name="ce5" table:formula="of:=IF(AND([.D11]=&quot;&quot;;[.D12]=&quot;&quot;);&quot;&quot;;[.D11]+[.D12])">
            <text:p/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5" office:value-type="string" calcext:value-type="string">
            <text:p>Директория 1:</text:p>
          </table:table-cell>
          <table:table-cell table:style-name="ce3"/>
          <table:table-cell table:style-name="ce6" table:formula="of:=IF(SUBSTITUTE([.B15];&quot; &quot;; &quot;&quot;)=&quot;&quot;; &quot;&quot;;  IF(LEN(SUBSTITUTE([.B15];&quot; &quot;; &quot;&quot;))=2; &quot;0x&quot; &amp; SUBSTITUTE([.B15];&quot; &quot;; &quot;&quot;);  IF(LEN(SUBSTITUTE([.B15];&quot; &quot;; &quot;&quot;))=4; &quot;0x&quot; &amp; RIGHTB(SUBSTITUTE([.B15];&quot; &quot;; &quot;&quot;);2) &amp; LEFTB(SUBSTITUTE([.B15];&quot; &quot;; &quot;&quot;);2);  IF(LEN(SUBSTITUTE([.B15];&quot; &quot;; &quot;&quot;))=6; &quot;0x&quot; &amp; RIGHTB(SUBSTITUTE([.B15];&quot; &quot;; &quot;&quot;);2) &amp; MID(SUBSTITUTE([.B15];&quot; &quot;; &quot;&quot;);3;2) &amp; LEFTB(SUBSTITUTE([.B15];&quot; &quot;; &quot;&quot;);2);  IF(LEN(SUBSTITUTE([.B15];&quot; &quot;; &quot;&quot;))=8; &quot;0x&quot; &amp; RIGHTB(SUBSTITUTE([.B15];&quot; &quot;; &quot;&quot;);2) &amp; MID(SUBSTITUTE([.B15];&quot; &quot;; &quot;&quot;);5;2) &amp; MID(SUBSTITUTE([.B15];&quot; &quot;; &quot;&quot;);3;2) &amp; LEFTB(SUBSTITUTE([.B15];&quot; &quot;; &quot;&quot;);2);  &quot;Ошибка: ожидается 1-4 байта&quot;  )  )  )  )  )">
            <text:p/>
          </table:table-cell>
          <table:table-cell table:style-name="ce6" table:formula="of:=IF([.C15]=&quot;&quot;; &quot;&quot;; HEX2DEC(MID([.C15]; 3; LEN([.C15])-2)))">
            <text:p/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 table:style-name="ce15" office:value-type="string" calcext:value-type="string">
            <text:p>Указывает на сектор:</text:p>
          </table:table-cell>
          <table:table-cell/>
          <table:table-cell table:style-name="ce6" table:formula="of:=IF([.D16]=&quot;&quot;; &quot;&quot;; &quot;0x&quot; &amp; DEC2HEX([.D16]))">
            <text:p/>
          </table:table-cell>
          <table:table-cell table:style-name="ce9" table:formula="of:=IF(OR([.D15]=&quot;&quot;;[.D$5]=&quot;&quot;;[.D$13]=&quot;&quot;);&quot;&quot;;([.D15]-2)*[.D$5]+[.D$13])">
            <text:p/>
          </table:table-cell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 table:style-name="ce15" office:value-type="string" calcext:value-type="string">
            <text:p>Директория 2:</text:p>
          </table:table-cell>
          <table:table-cell table:style-name="ce3"/>
          <table:table-cell table:style-name="ce6" table:formula="of:=IF(SUBSTITUTE([.B17];&quot; &quot;; &quot;&quot;)=&quot;&quot;; &quot;&quot;;  IF(LEN(SUBSTITUTE([.B17];&quot; &quot;; &quot;&quot;))=2; &quot;0x&quot; &amp; SUBSTITUTE([.B17];&quot; &quot;; &quot;&quot;);  IF(LEN(SUBSTITUTE([.B17];&quot; &quot;; &quot;&quot;))=4; &quot;0x&quot; &amp; RIGHTB(SUBSTITUTE([.B17];&quot; &quot;; &quot;&quot;);2) &amp; LEFTB(SUBSTITUTE([.B17];&quot; &quot;; &quot;&quot;);2);  IF(LEN(SUBSTITUTE([.B17];&quot; &quot;; &quot;&quot;))=6; &quot;0x&quot; &amp; RIGHTB(SUBSTITUTE([.B17];&quot; &quot;; &quot;&quot;);2) &amp; MID(SUBSTITUTE([.B17];&quot; &quot;; &quot;&quot;);3;2) &amp; LEFTB(SUBSTITUTE([.B17];&quot; &quot;; &quot;&quot;);2);  IF(LEN(SUBSTITUTE([.B17];&quot; &quot;; &quot;&quot;))=8; &quot;0x&quot; &amp; RIGHTB(SUBSTITUTE([.B17];&quot; &quot;; &quot;&quot;);2) &amp; MID(SUBSTITUTE([.B17];&quot; &quot;; &quot;&quot;);5;2) &amp; MID(SUBSTITUTE([.B17];&quot; &quot;; &quot;&quot;);3;2) &amp; LEFTB(SUBSTITUTE([.B17];&quot; &quot;; &quot;&quot;);2);  &quot;Ошибка: ожидается 1-4 байта&quot;  )  )  )  )  )">
            <text:p/>
          </table:table-cell>
          <table:table-cell table:style-name="ce6" table:formula="of:=IF([.C17]=&quot;&quot;; &quot;&quot;; HEX2DEC(MID([.C17]; 3; LEN([.C17])-2)))">
            <text:p/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 table:style-name="ce15" office:value-type="string" calcext:value-type="string">
            <text:p>Указывает на сектор:</text:p>
          </table:table-cell>
          <table:table-cell/>
          <table:table-cell table:style-name="ce6" table:formula="of:=IF([.D18]=&quot;&quot;; &quot;&quot;; &quot;0x&quot; &amp; DEC2HEX([.D18]))">
            <text:p/>
          </table:table-cell>
          <table:table-cell table:style-name="ce9" table:formula="of:=IF(OR([.D17]=&quot;&quot;;[.D$5]=&quot;&quot;;[.D$13]=&quot;&quot;);&quot;&quot;;([.D17]-2)*[.D$5]+[.D$13])">
            <text:p/>
          </table:table-cell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 table:style-name="ce15" office:value-type="string" calcext:value-type="string">
            <text:p>Директория 3:</text:p>
          </table:table-cell>
          <table:table-cell table:style-name="ce3"/>
          <table:table-cell table:style-name="ce6" table:formula="of:=IF(SUBSTITUTE([.B19];&quot; &quot;; &quot;&quot;)=&quot;&quot;; &quot;&quot;;  IF(LEN(SUBSTITUTE([.B19];&quot; &quot;; &quot;&quot;))=2; &quot;0x&quot; &amp; SUBSTITUTE([.B19];&quot; &quot;; &quot;&quot;);  IF(LEN(SUBSTITUTE([.B19];&quot; &quot;; &quot;&quot;))=4; &quot;0x&quot; &amp; RIGHTB(SUBSTITUTE([.B19];&quot; &quot;; &quot;&quot;);2) &amp; LEFTB(SUBSTITUTE([.B19];&quot; &quot;; &quot;&quot;);2);  IF(LEN(SUBSTITUTE([.B19];&quot; &quot;; &quot;&quot;))=6; &quot;0x&quot; &amp; RIGHTB(SUBSTITUTE([.B19];&quot; &quot;; &quot;&quot;);2) &amp; MID(SUBSTITUTE([.B19];&quot; &quot;; &quot;&quot;);3;2) &amp; LEFTB(SUBSTITUTE([.B19];&quot; &quot;; &quot;&quot;);2);  IF(LEN(SUBSTITUTE([.B19];&quot; &quot;; &quot;&quot;))=8; &quot;0x&quot; &amp; RIGHTB(SUBSTITUTE([.B19];&quot; &quot;; &quot;&quot;);2) &amp; MID(SUBSTITUTE([.B19];&quot; &quot;; &quot;&quot;);5;2) &amp; MID(SUBSTITUTE([.B19];&quot; &quot;; &quot;&quot;);3;2) &amp; LEFTB(SUBSTITUTE([.B19];&quot; &quot;; &quot;&quot;);2);  &quot;Ошибка: ожидается 1-4 байта&quot;  )  )  )  )  )">
            <text:p/>
          </table:table-cell>
          <table:table-cell table:style-name="ce6" table:formula="of:=IF([.C19]=&quot;&quot;; &quot;&quot;; HEX2DEC(MID([.C19]; 3; LEN([.C19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Указывает на сектор:</text:p>
          </table:table-cell>
          <table:table-cell/>
          <table:table-cell table:style-name="ce6" table:formula="of:=IF([.D20]=&quot;&quot;; &quot;&quot;; &quot;0x&quot; &amp; DEC2HEX([.D20]))">
            <text:p/>
          </table:table-cell>
          <table:table-cell table:style-name="ce9" table:formula="of:=IF(OR([.D19]=&quot;&quot;;[.D$5]=&quot;&quot;;[.D$13]=&quot;&quot;);&quot;&quot;;([.D19]-2)*[.D$5]+[.D$13])">
            <text:p/>
          </table:table-cell>
          <table:table-cell table:number-columns-repeated="16380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5" office:value-type="string" calcext:value-type="string">
            <text:p>Размер файла в байтах:</text:p>
          </table:table-cell>
          <table:table-cell table:style-name="ce3"/>
          <table:table-cell table:style-name="ce6" table:formula="of:=IF(SUBSTITUTE([.B22];&quot; &quot;; &quot;&quot;)=&quot;&quot;; &quot;&quot;;  IF(LEN(SUBSTITUTE([.B22];&quot; &quot;; &quot;&quot;))=2; &quot;0x&quot; &amp; SUBSTITUTE([.B22];&quot; &quot;; &quot;&quot;);  IF(LEN(SUBSTITUTE([.B22];&quot; &quot;; &quot;&quot;))=4; &quot;0x&quot; &amp; RIGHTB(SUBSTITUTE([.B22];&quot; &quot;; &quot;&quot;);2) &amp; LEFTB(SUBSTITUTE([.B22];&quot; &quot;; &quot;&quot;);2);  IF(LEN(SUBSTITUTE([.B22];&quot; &quot;; &quot;&quot;))=6; &quot;0x&quot; &amp; RIGHTB(SUBSTITUTE([.B22];&quot; &quot;; &quot;&quot;);2) &amp; MID(SUBSTITUTE([.B22];&quot; &quot;; &quot;&quot;);3;2) &amp; LEFTB(SUBSTITUTE([.B22];&quot; &quot;; &quot;&quot;);2);  IF(LEN(SUBSTITUTE([.B22];&quot; &quot;; &quot;&quot;))=8; &quot;0x&quot; &amp; RIGHTB(SUBSTITUTE([.B22];&quot; &quot;; &quot;&quot;);2) &amp; MID(SUBSTITUTE([.B22];&quot; &quot;; &quot;&quot;);5;2) &amp; MID(SUBSTITUTE([.B22];&quot; &quot;; &quot;&quot;);3;2) &amp; LEFTB(SUBSTITUTE([.B22];&quot; &quot;; &quot;&quot;);2);  &quot;Ошибка: ожидается 1-4 байта&quot;  )  )  )  )  )">
            <text:p/>
          </table:table-cell>
          <table:table-cell table:style-name="ce11" table:formula="of:=IF([.C22]=&quot;&quot;; &quot;&quot;; HEX2DEC(MID([.C22]; 3; LEN([.C22])-2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Количество кластеров для хранения файла:</text:p>
          </table:table-cell>
          <table:table-cell/>
          <table:table-cell table:style-name="ce6" table:formula="of:=IF([.D23]=&quot;&quot;; &quot;&quot;; &quot;0x&quot; &amp; DEC2HEX([.D23]))">
            <text:p/>
          </table:table-cell>
          <table:table-cell table:style-name="ce9" table:formula="of:=IF(OR([.D22]=&quot;&quot;;[.D$4]=&quot;&quot;;[.D$5]=&quot;&quot;);&quot;&quot;;ROUNDUP([.D22]/([.D$4]*[.D$5]))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Первый кластер файла:</text:p>
          </table:table-cell>
          <table:table-cell table:style-name="ce3"/>
          <table:table-cell table:style-name="ce6" table:formula="of:=IF(SUBSTITUTE([.B24];&quot; &quot;; &quot;&quot;)=&quot;&quot;; &quot;&quot;;  IF(LEN(SUBSTITUTE([.B24];&quot; &quot;; &quot;&quot;))=2; &quot;0x&quot; &amp; SUBSTITUTE([.B24];&quot; &quot;; &quot;&quot;);  IF(LEN(SUBSTITUTE([.B24];&quot; &quot;; &quot;&quot;))=4; &quot;0x&quot; &amp; RIGHTB(SUBSTITUTE([.B24];&quot; &quot;; &quot;&quot;);2) &amp; LEFTB(SUBSTITUTE([.B24];&quot; &quot;; &quot;&quot;);2);  IF(LEN(SUBSTITUTE([.B24];&quot; &quot;; &quot;&quot;))=6; &quot;0x&quot; &amp; RIGHTB(SUBSTITUTE([.B24];&quot; &quot;; &quot;&quot;);2) &amp; MID(SUBSTITUTE([.B24];&quot; &quot;; &quot;&quot;);3;2) &amp; LEFTB(SUBSTITUTE([.B24];&quot; &quot;; &quot;&quot;);2);  IF(LEN(SUBSTITUTE([.B24];&quot; &quot;; &quot;&quot;))=8; &quot;0x&quot; &amp; RIGHTB(SUBSTITUTE([.B24];&quot; &quot;; &quot;&quot;);2) &amp; MID(SUBSTITUTE([.B24];&quot; &quot;; &quot;&quot;);5;2) &amp; MID(SUBSTITUTE([.B24];&quot; &quot;; &quot;&quot;);3;2) &amp; LEFTB(SUBSTITUTE([.B24];&quot; &quot;; &quot;&quot;);2);  &quot;Ошибка: ожидается 1-4 байта&quot;  )  )  )  )  )">
            <text:p/>
          </table:table-cell>
          <table:table-cell table:style-name="ce6" table:formula="of:=IF([.C24]=&quot;&quot;; &quot;&quot;; HEX2DEC(MID([.C24]; 3; LEN([.C24])-2)))">
            <text:p/>
          </table:table-cell>
          <table:table-cell table:style-name="ce9" table:formula="of:=IF(OR([.D24]=&quot;&quot;;[.D$5]=&quot;&quot;;[.D$13]=&quot;&quot;);&quot;&quot;;([.D24]-2)*[.D$5]+[.D$13])">
            <text:p/>
          </table:table-cell>
          <table:table-cell table:number-columns-repeated="16379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style-name="ce15" office:value-type="string" calcext:value-type="string">
            <text:p>Смещение FAT таблицы:</text:p>
          </table:table-cell>
          <table:table-cell table:style-name="ce18" table:formula="of:=IF([.C26]=&quot;&quot;;&quot;&quot;;REPT(&quot;0&quot;; 8 - LEN(MID([.C26]; 3; LEN([.C26])-2))) &amp; MID([.C26]; 3; LEN([.C26])-2))">
            <text:p/>
          </table:table-cell>
          <table:table-cell table:style-name="ce6" table:formula="of:=IF([.D26]=&quot;&quot;; &quot;&quot;; &quot;0x&quot; &amp; DEC2HEX([.D26]))">
            <text:p/>
          </table:table-cell>
          <table:table-cell table:style-name="ce5" table:formula="of:=IF([.D6]=&quot;&quot;;&quot;&quot;;[.D6]*32*16)">
            <text:p/>
          </table:table-cell>
          <table:table-cell table:number-columns-repeated="16380"/>
        </table:table-row>
        <table:table-row table:style-name="ro1">
          <table:table-cell table:style-name="ce15" office:value-type="string" calcext:value-type="string">
            <text:p>Кластер 1</text:p>
          </table:table-cell>
          <table:table-cell/>
          <table:table-cell table:style-name="ce6" table:formula="of:=IF([.D27]=&quot;&quot;; &quot;&quot;; &quot;0x&quot; &amp; DEC2HEX([.D27]))">
            <text:p/>
          </table:table-cell>
          <table:table-cell table:style-name="ce18" table:formula="of:=IF(OR([.D$26]=&quot;&quot;;[.D24]=&quot;&quot;);&quot;&quot;;INT([.D$26]+[.D24]*2))">
            <text:p/>
          </table:table-cell>
          <table:table-cell table:style-name="ce7"/>
          <table:table-cell table:style-name="ce4" table:formula="of:=IF([.C27]=&quot;&quot;;&quot;&quot;;REPT(&quot;0&quot;; 8 - LEN(MID([.C27]; 3; LEN([.C27])-2))) &amp; MID([.C27]; 3; LEN([.C27])-3) &amp; &quot;0&quot;)">
            <text:p/>
          </table:table-cell>
          <table:table-cell table:style-name="ce4" table:formula="of:=IF([.C27]=&quot;&quot;; &quot;&quot;; &quot;0&quot; &amp; RIGHTB([.C27]; 1))">
            <text:p/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SUBSTITUTE([.B28];&quot; &quot;; &quot;&quot;)=&quot;&quot;; &quot;&quot;;  IF(LEN(SUBSTITUTE([.B28];&quot; &quot;; &quot;&quot;))=2; &quot;0x&quot; &amp; SUBSTITUTE([.B28];&quot; &quot;; &quot;&quot;);  IF(LEN(SUBSTITUTE([.B28];&quot; &quot;; &quot;&quot;))=4; &quot;0x&quot; &amp; RIGHTB(SUBSTITUTE([.B28];&quot; &quot;; &quot;&quot;);2) &amp; LEFTB(SUBSTITUTE([.B28];&quot; &quot;; &quot;&quot;);2);  IF(LEN(SUBSTITUTE([.B28];&quot; &quot;; &quot;&quot;))=6; &quot;0x&quot; &amp; RIGHTB(SUBSTITUTE([.B28];&quot; &quot;; &quot;&quot;);2) &amp; MID(SUBSTITUTE([.B28];&quot; &quot;; &quot;&quot;);3;2) &amp; LEFTB(SUBSTITUTE([.B28];&quot; &quot;; &quot;&quot;);2);  IF(LEN(SUBSTITUTE([.B28];&quot; &quot;; &quot;&quot;))=8; &quot;0x&quot; &amp; RIGHTB(SUBSTITUTE([.B28];&quot; &quot;; &quot;&quot;);2) &amp; MID(SUBSTITUTE([.B28];&quot; &quot;; &quot;&quot;);5;2) &amp; MID(SUBSTITUTE([.B28];&quot; &quot;; &quot;&quot;);3;2) &amp; LEFTB(SUBSTITUTE([.B28];&quot; &quot;; &quot;&quot;);2);  &quot;Ошибка: ожидается 1-4 байта&quot;  )  )  )  )  )">
            <text:p/>
          </table:table-cell>
          <table:table-cell table:style-name="ce5" table:formula="of:=IF([.C28]=&quot;0xFFFF&quot;;&quot;КОНЕЦ&quot;;IF([.C28]=&quot;&quot;; &quot;&quot;; HEX2DEC(MID([.C28]; 3; LEN([.C28])-2))))">
            <text:p/>
          </table:table-cell>
          <table:table-cell table:style-name="ce13" table:formula="of:=IF([.D28]=&quot;&quot;;&quot;&quot;;IF([.D28]=&quot;КОНЕЦ&quot;;&quot;КОНЕЦ&quot;;([.D28]-2)*[.D$5]+[.D$13]))">
            <text:p/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Кластер 2</text:p>
          </table:table-cell>
          <table:table-cell/>
          <table:table-cell table:style-name="ce6" table:formula="of:=IF([.D29]=&quot;&quot;; &quot;&quot;; &quot;0x&quot; &amp; DEC2HEX([.D29]))">
            <text:p/>
          </table:table-cell>
          <table:table-cell table:style-name="ce18" table:formula="of:=IF(OR([.D$26]=&quot;&quot;;[.D28]=&quot;&quot;);&quot;&quot;;INT([.D$26]+[.D28]*2))">
            <text:p/>
          </table:table-cell>
          <table:table-cell table:style-name="ce7"/>
          <table:table-cell table:style-name="ce4" table:formula="of:=IF([.C29]=&quot;&quot;;&quot;&quot;;REPT(&quot;0&quot;; 8 - LEN(MID([.C29]; 3; LEN([.C29])-2))) &amp; MID([.C29]; 3; LEN([.C29])-3) &amp; &quot;0&quot;)">
            <text:p/>
          </table:table-cell>
          <table:table-cell table:style-name="ce4" table:formula="of:=IF([.C29]=&quot;&quot;; &quot;&quot;; &quot;0&quot; &amp; RIGHTB([.C29]; 1))">
            <text:p/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SUBSTITUTE([.B30];&quot; &quot;; &quot;&quot;)=&quot;&quot;; &quot;&quot;;  IF(LEN(SUBSTITUTE([.B30];&quot; &quot;; &quot;&quot;))=2; &quot;0x&quot; &amp; SUBSTITUTE([.B30];&quot; &quot;; &quot;&quot;);  IF(LEN(SUBSTITUTE([.B30];&quot; &quot;; &quot;&quot;))=4; &quot;0x&quot; &amp; RIGHTB(SUBSTITUTE([.B30];&quot; &quot;; &quot;&quot;);2) &amp; LEFTB(SUBSTITUTE([.B30];&quot; &quot;; &quot;&quot;);2);  IF(LEN(SUBSTITUTE([.B30];&quot; &quot;; &quot;&quot;))=6; &quot;0x&quot; &amp; RIGHTB(SUBSTITUTE([.B30];&quot; &quot;; &quot;&quot;);2) &amp; MID(SUBSTITUTE([.B30];&quot; &quot;; &quot;&quot;);3;2) &amp; LEFTB(SUBSTITUTE([.B30];&quot; &quot;; &quot;&quot;);2);  IF(LEN(SUBSTITUTE([.B30];&quot; &quot;; &quot;&quot;))=8; &quot;0x&quot; &amp; RIGHTB(SUBSTITUTE([.B30];&quot; &quot;; &quot;&quot;);2) &amp; MID(SUBSTITUTE([.B30];&quot; &quot;; &quot;&quot;);5;2) &amp; MID(SUBSTITUTE([.B30];&quot; &quot;; &quot;&quot;);3;2) &amp; LEFTB(SUBSTITUTE([.B30];&quot; &quot;; &quot;&quot;);2);  &quot;Ошибка: ожидается 1-4 байта&quot;  )  )  )  )  )">
            <text:p/>
          </table:table-cell>
          <table:table-cell table:style-name="ce5" table:formula="of:=IF([.C30]=&quot;0xFFFF&quot;;&quot;КОНЕЦ&quot;;IF([.C30]=&quot;&quot;; &quot;&quot;; HEX2DEC(MID([.C30]; 3; LEN([.C30])-2))))">
            <text:p/>
          </table:table-cell>
          <table:table-cell table:style-name="ce9" table:formula="of:=IF([.D30]=&quot;&quot;;&quot;&quot;;IF([.D30]=&quot;КОНЕЦ&quot;;&quot;КОНЕЦ&quot;;([.D30]-2)*[.D$5]+[.D$13]))">
            <text:p/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Кластер 3</text:p>
          </table:table-cell>
          <table:table-cell/>
          <table:table-cell table:style-name="ce8" table:formula="of:=IF([.D31]=&quot;&quot;; &quot;&quot;; &quot;0x&quot; &amp; DEC2HEX([.D31]))">
            <text:p/>
          </table:table-cell>
          <table:table-cell table:style-name="ce18" table:formula="of:=IF(OR([.D$26]=&quot;&quot;;[.D30]=&quot;&quot;);&quot;&quot;;INT([.D$26]+[.D30]*2))">
            <text:p/>
          </table:table-cell>
          <table:table-cell table:style-name="ce7"/>
          <table:table-cell table:style-name="ce4" table:formula="of:=IF([.C31]=&quot;&quot;;&quot;&quot;;REPT(&quot;0&quot;; 8 - LEN(MID([.C31]; 3; LEN([.C31])-2))) &amp; MID([.C31]; 3; LEN([.C31])-3) &amp; &quot;0&quot;)">
            <text:p/>
          </table:table-cell>
          <table:table-cell table:style-name="ce4" table:formula="of:=IF([.C31]=&quot;&quot;; &quot;&quot;; &quot;0&quot; &amp; RIGHTB([.C31]; 1))">
            <text:p/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SUBSTITUTE([.B32];&quot; &quot;; &quot;&quot;)=&quot;&quot;; &quot;&quot;;  IF(LEN(SUBSTITUTE([.B32];&quot; &quot;; &quot;&quot;))=2; &quot;0x&quot; &amp; SUBSTITUTE([.B32];&quot; &quot;; &quot;&quot;);  IF(LEN(SUBSTITUTE([.B32];&quot; &quot;; &quot;&quot;))=4; &quot;0x&quot; &amp; RIGHTB(SUBSTITUTE([.B32];&quot; &quot;; &quot;&quot;);2) &amp; LEFTB(SUBSTITUTE([.B32];&quot; &quot;; &quot;&quot;);2);  IF(LEN(SUBSTITUTE([.B32];&quot; &quot;; &quot;&quot;))=6; &quot;0x&quot; &amp; RIGHTB(SUBSTITUTE([.B32];&quot; &quot;; &quot;&quot;);2) &amp; MID(SUBSTITUTE([.B32];&quot; &quot;; &quot;&quot;);3;2) &amp; LEFTB(SUBSTITUTE([.B32];&quot; &quot;; &quot;&quot;);2);  IF(LEN(SUBSTITUTE([.B32];&quot; &quot;; &quot;&quot;))=8; &quot;0x&quot; &amp; RIGHTB(SUBSTITUTE([.B32];&quot; &quot;; &quot;&quot;);2) &amp; MID(SUBSTITUTE([.B32];&quot; &quot;; &quot;&quot;);5;2) &amp; MID(SUBSTITUTE([.B32];&quot; &quot;; &quot;&quot;);3;2) &amp; LEFTB(SUBSTITUTE([.B32];&quot; &quot;; &quot;&quot;);2);  &quot;Ошибка: ожидается 1-4 байта&quot;  )  )  )  )  )">
            <text:p/>
          </table:table-cell>
          <table:table-cell table:style-name="ce5" table:formula="of:=IF([.C32]=&quot;0xFFFF&quot;;&quot;КОНЕЦ&quot;;IF([.C32]=&quot;&quot;; &quot;&quot;; HEX2DEC(MID([.C32]; 3; LEN([.C32])-2))))">
            <text:p/>
          </table:table-cell>
          <table:table-cell table:style-name="ce9" table:formula="of:=IF([.D32]=&quot;&quot;;&quot;&quot;;IF([.D32]=&quot;КОНЕЦ&quot;;&quot;КОНЕЦ&quot;;([.D32]-2)*[.D$5]+[.D$13]))">
            <text:p/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Кластер 4</text:p>
          </table:table-cell>
          <table:table-cell/>
          <table:table-cell table:style-name="ce6" table:formula="of:=IF([.D33]=&quot;&quot;; &quot;&quot;; &quot;0x&quot; &amp; DEC2HEX([.D33]))">
            <text:p/>
          </table:table-cell>
          <table:table-cell table:style-name="ce5" table:formula="of:=IF(OR([.D$26]=&quot;&quot;;[.D32]=&quot;&quot;);&quot;&quot;;INT([.D$26]+[.D32]*2))">
            <text:p/>
          </table:table-cell>
          <table:table-cell table:style-name="ce7"/>
          <table:table-cell table:style-name="ce4" table:formula="of:=IF([.C33]=&quot;&quot;;&quot;&quot;;REPT(&quot;0&quot;; 8 - LEN(MID([.C33]; 3; LEN([.C33])-2))) &amp; MID([.C33]; 3; LEN([.C33])-3) &amp; &quot;0&quot;)">
            <text:p/>
          </table:table-cell>
          <table:table-cell table:style-name="ce4" table:formula="of:=IF([.C33]=&quot;&quot;; &quot;&quot;; &quot;0&quot; &amp; RIGHTB([.C33]; 1))">
            <text:p/>
          </table:table-cell>
          <table:table-cell table:style-name="Default"/>
          <table:table-cell table:number-columns-repeated="16376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SUBSTITUTE([.B34];&quot; &quot;; &quot;&quot;)=&quot;&quot;; &quot;&quot;;  IF(LEN(SUBSTITUTE([.B34];&quot; &quot;; &quot;&quot;))=2; &quot;0x&quot; &amp; SUBSTITUTE([.B34];&quot; &quot;; &quot;&quot;);  IF(LEN(SUBSTITUTE([.B34];&quot; &quot;; &quot;&quot;))=4; &quot;0x&quot; &amp; RIGHTB(SUBSTITUTE([.B34];&quot; &quot;; &quot;&quot;);2) &amp; LEFTB(SUBSTITUTE([.B34];&quot; &quot;; &quot;&quot;);2);  IF(LEN(SUBSTITUTE([.B34];&quot; &quot;; &quot;&quot;))=6; &quot;0x&quot; &amp; RIGHTB(SUBSTITUTE([.B34];&quot; &quot;; &quot;&quot;);2) &amp; MID(SUBSTITUTE([.B34];&quot; &quot;; &quot;&quot;);3;2) &amp; LEFTB(SUBSTITUTE([.B34];&quot; &quot;; &quot;&quot;);2);  IF(LEN(SUBSTITUTE([.B34];&quot; &quot;; &quot;&quot;))=8; &quot;0x&quot; &amp; RIGHTB(SUBSTITUTE([.B34];&quot; &quot;; &quot;&quot;);2) &amp; MID(SUBSTITUTE([.B34];&quot; &quot;; &quot;&quot;);5;2) &amp; MID(SUBSTITUTE([.B34];&quot; &quot;; &quot;&quot;);3;2) &amp; LEFTB(SUBSTITUTE([.B34];&quot; &quot;; &quot;&quot;);2);  &quot;Ошибка: ожидается 1-4 байта&quot;  )  )  )  )  )">
            <text:p/>
          </table:table-cell>
          <table:table-cell table:style-name="ce5" table:formula="of:=IF([.C34]=&quot;0xFFFF&quot;;&quot;КОНЕЦ&quot;;IF([.C34]=&quot;&quot;; &quot;&quot;; HEX2DEC(MID([.C34]; 3; LEN([.C34])-2))))">
            <text:p/>
          </table:table-cell>
          <table:table-cell table:style-name="ce9" table:formula="of:=IF([.D34]=&quot;&quot;;&quot;&quot;;IF([.D34]=&quot;КОНЕЦ&quot;;&quot;КОНЕЦ&quot;;([.D34]-2)*[.D$5]+[.D$13]))">
            <text:p/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table:style-name="ce15" office:value-type="string" calcext:value-type="string">
            <text:p>Кластер 5</text:p>
          </table:table-cell>
          <table:table-cell/>
          <table:table-cell table:style-name="ce6" table:formula="of:=IF([.D35]=&quot;&quot;; &quot;&quot;; &quot;0x&quot; &amp; DEC2HEX([.D35]))">
            <text:p/>
          </table:table-cell>
          <table:table-cell table:style-name="ce5" table:formula="of:=IF(OR([.D$26]=&quot;&quot;;[.D34]=&quot;&quot;);&quot;&quot;;INT([.D$26]+[.D34]*2))">
            <text:p/>
          </table:table-cell>
          <table:table-cell table:style-name="ce7"/>
          <table:table-cell table:style-name="ce4" table:formula="of:=IF([.C35]=&quot;&quot;;&quot;&quot;;REPT(&quot;0&quot;; 8 - LEN(MID([.C35]; 3; LEN([.C35])-2))) &amp; MID([.C35]; 3; LEN([.C35])-3) &amp; &quot;0&quot;)">
            <text:p/>
          </table:table-cell>
          <table:table-cell table:style-name="ce4" table:formula="of:=IF([.C35]=&quot;&quot;; &quot;&quot;; &quot;0&quot; &amp; RIGHTB([.C35]; 1))">
            <text:p/>
          </table:table-cell>
          <table:table-cell table:style-name="Default"/>
          <table:table-cell table:number-columns-repeated="16376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SUBSTITUTE([.B36];&quot; &quot;; &quot;&quot;)=&quot;&quot;; &quot;&quot;;  IF(LEN(SUBSTITUTE([.B36];&quot; &quot;; &quot;&quot;))=2; &quot;0x&quot; &amp; SUBSTITUTE([.B36];&quot; &quot;; &quot;&quot;);  IF(LEN(SUBSTITUTE([.B36];&quot; &quot;; &quot;&quot;))=4; &quot;0x&quot; &amp; RIGHTB(SUBSTITUTE([.B36];&quot; &quot;; &quot;&quot;);2) &amp; LEFTB(SUBSTITUTE([.B36];&quot; &quot;; &quot;&quot;);2);  IF(LEN(SUBSTITUTE([.B36];&quot; &quot;; &quot;&quot;))=6; &quot;0x&quot; &amp; RIGHTB(SUBSTITUTE([.B36];&quot; &quot;; &quot;&quot;);2) &amp; MID(SUBSTITUTE([.B36];&quot; &quot;; &quot;&quot;);3;2) &amp; LEFTB(SUBSTITUTE([.B36];&quot; &quot;; &quot;&quot;);2);  IF(LEN(SUBSTITUTE([.B36];&quot; &quot;; &quot;&quot;))=8; &quot;0x&quot; &amp; RIGHTB(SUBSTITUTE([.B36];&quot; &quot;; &quot;&quot;);2) &amp; MID(SUBSTITUTE([.B36];&quot; &quot;; &quot;&quot;);5;2) &amp; MID(SUBSTITUTE([.B36];&quot; &quot;; &quot;&quot;);3;2) &amp; LEFTB(SUBSTITUTE([.B36];&quot; &quot;; &quot;&quot;);2);  &quot;Ошибка: ожидается 1-4 байта&quot;  )  )  )  )  )">
            <text:p/>
          </table:table-cell>
          <table:table-cell table:style-name="ce5" table:formula="of:=IF([.C36]=&quot;0xFFFF&quot;;&quot;КОНЕЦ&quot;;IF([.C36]=&quot;&quot;; &quot;&quot;; HEX2DEC(MID([.C36]; 3; LEN([.C36])-2))))">
            <text:p/>
          </table:table-cell>
          <table:table-cell table:style-name="ce9" table:formula="of:=IF([.D36]=&quot;&quot;;&quot;&quot;;IF([.D36]=&quot;КОНЕЦ&quot;;&quot;КОНЕЦ&quot;;([.D36]-2)*[.D$5]+[.D$13]))">
            <text:p/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table:style-name="ce15" office:value-type="string" calcext:value-type="string">
            <text:p>Кластер 6</text:p>
          </table:table-cell>
          <table:table-cell/>
          <table:table-cell table:style-name="ce6" table:formula="of:=IF([.D37]=&quot;&quot;; &quot;&quot;; &quot;0x&quot; &amp; DEC2HEX([.D37]))">
            <text:p/>
          </table:table-cell>
          <table:table-cell table:style-name="ce5" table:formula="of:=IF(OR([.D$26]=&quot;&quot;;[.D36]=&quot;&quot;);&quot;&quot;;INT([.D$26]+[.D36]*2))">
            <text:p/>
          </table:table-cell>
          <table:table-cell table:style-name="ce7"/>
          <table:table-cell table:style-name="ce4" table:formula="of:=IF([.C37]=&quot;&quot;;&quot;&quot;;REPT(&quot;0&quot;; 8 - LEN(MID([.C37]; 3; LEN([.C37])-2))) &amp; MID([.C37]; 3; LEN([.C37])-3) &amp; &quot;0&quot;)">
            <text:p/>
          </table:table-cell>
          <table:table-cell table:style-name="ce4" table:formula="of:=IF([.C37]=&quot;&quot;; &quot;&quot;; &quot;0&quot; &amp; RIGHTB([.C37]; 1))">
            <text:p/>
          </table:table-cell>
          <table:table-cell table:style-name="Default"/>
          <table:table-cell table:number-columns-repeated="16376"/>
        </table:table-row>
        <table:table-row table:style-name="ro1">
          <table:table-cell table:style-name="ce15" office:value-type="string" calcext:value-type="string">
            <text:p>Указывает на область:</text:p>
          </table:table-cell>
          <table:table-cell table:style-name="ce3"/>
          <table:table-cell table:style-name="ce5" table:formula="of:=IF(SUBSTITUTE([.B38];&quot; &quot;; &quot;&quot;)=&quot;&quot;; &quot;&quot;;  IF(LEN(SUBSTITUTE([.B38];&quot; &quot;; &quot;&quot;))=2; &quot;0x&quot; &amp; SUBSTITUTE([.B38];&quot; &quot;; &quot;&quot;);  IF(LEN(SUBSTITUTE([.B38];&quot; &quot;; &quot;&quot;))=4; &quot;0x&quot; &amp; RIGHTB(SUBSTITUTE([.B38];&quot; &quot;; &quot;&quot;);2) &amp; LEFTB(SUBSTITUTE([.B38];&quot; &quot;; &quot;&quot;);2);  IF(LEN(SUBSTITUTE([.B38];&quot; &quot;; &quot;&quot;))=6; &quot;0x&quot; &amp; RIGHTB(SUBSTITUTE([.B38];&quot; &quot;; &quot;&quot;);2) &amp; MID(SUBSTITUTE([.B38];&quot; &quot;; &quot;&quot;);3;2) &amp; LEFTB(SUBSTITUTE([.B38];&quot; &quot;; &quot;&quot;);2);  IF(LEN(SUBSTITUTE([.B38];&quot; &quot;; &quot;&quot;))=8; &quot;0x&quot; &amp; RIGHTB(SUBSTITUTE([.B38];&quot; &quot;; &quot;&quot;);2) &amp; MID(SUBSTITUTE([.B38];&quot; &quot;; &quot;&quot;);5;2) &amp; MID(SUBSTITUTE([.B38];&quot; &quot;; &quot;&quot;);3;2) &amp; LEFTB(SUBSTITUTE([.B38];&quot; &quot;; &quot;&quot;);2);  &quot;Ошибка: ожидается 1-4 байта&quot;  )  )  )  )  )">
            <text:p/>
          </table:table-cell>
          <table:table-cell table:style-name="ce5" table:formula="of:=IF([.C38]=&quot;0xFFFF&quot;;&quot;КОНЕЦ&quot;;IF([.C38]=&quot;&quot;; &quot;&quot;; HEX2DEC(MID([.C38]; 3; LEN([.C38])-2))))">
            <text:p/>
          </table:table-cell>
          <table:table-cell table:style-name="ce9" table:formula="of:=IF([.D38]=&quot;&quot;;&quot;&quot;;IF([.D38]=&quot;КОНЕЦ&quot;;&quot;КОНЕЦ&quot;;([.D38]-2)*[.D$5]+[.D$13]))">
            <text:p/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TFS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Default"/>
        <table:table-column table:style-name="co8" table:default-cell-style-name="Default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Названия</text:p>
          </table:table-cell>
          <table:table-cell office:value-type="string" calcext:value-type="string">
            <text:p>Данные из сектора</text:p>
          </table:table-cell>
          <table:table-cell office:value-type="string" calcext:value-type="string">
            <text:p>Шестнадцатеричный вид</text:p>
          </table:table-cell>
          <table:table-cell office:value-type="string" calcext:value-type="string">
            <text:p>Десятичный вид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15" office:value-type="string" calcext:value-type="string">
            <text:p>Система хранения:</text:p>
          </table:table-cell>
          <table:table-cell table:style-name="ce2" office:value-type="string" calcext:value-type="string">
            <text:p>NTFS</text:p>
          </table:table-cell>
          <table:table-cell table:number-columns-repeated="2"/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Размер сектора в байтах:</text:p>
          </table:table-cell>
          <table:table-cell table:style-name="ce26"/>
          <table:table-cell table:style-name="ce5" table:formula="of:=IF(SUBSTITUTE([.B4];&quot; &quot;; &quot;&quot;)=&quot;&quot;; &quot;&quot;;  IF(LEN(SUBSTITUTE([.B4];&quot; &quot;; &quot;&quot;))=2; &quot;0x&quot; &amp; SUBSTITUTE([.B4];&quot; &quot;; &quot;&quot;);  IF(LEN(SUBSTITUTE([.B4];&quot; &quot;; &quot;&quot;))=4; &quot;0x&quot; &amp; RIGHTB(SUBSTITUTE([.B4];&quot; &quot;; &quot;&quot;);2) &amp; LEFTB(SUBSTITUTE([.B4];&quot; &quot;; &quot;&quot;);2);  IF(LEN(SUBSTITUTE([.B4];&quot; &quot;; &quot;&quot;))=6; &quot;0x&quot; &amp; RIGHTB(SUBSTITUTE([.B4];&quot; &quot;; &quot;&quot;);2) &amp; MID(SUBSTITUTE([.B4];&quot; &quot;; &quot;&quot;);3;2) &amp; LEFTB(SUBSTITUTE([.B4];&quot; &quot;; &quot;&quot;);2);  IF(LEN(SUBSTITUTE([.B4];&quot; &quot;; &quot;&quot;))=8; &quot;0x&quot; &amp; RIGHTB(SUBSTITUTE([.B4];&quot; &quot;; &quot;&quot;);2) &amp; MID(SUBSTITUTE([.B4];&quot; &quot;; &quot;&quot;);5;2) &amp; MID(SUBSTITUTE([.B4];&quot; &quot;; &quot;&quot;);3;2) &amp; LEFTB(SUBSTITUTE([.B4];&quot; &quot;; &quot;&quot;);2);  &quot;Ошибка: ожидается 1-4 байта&quot;  )  )  )  )  )">
            <text:p/>
          </table:table-cell>
          <table:table-cell table:style-name="ce5" table:formula="of:=IF([.C4]=&quot;&quot;; &quot;&quot;; HEX2DEC(MID([.C4]; 3; LEN([.C4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Размер кластера в секторах:</text:p>
          </table:table-cell>
          <table:table-cell table:style-name="ce3"/>
          <table:table-cell table:style-name="ce5" table:formula="of:=IF(SUBSTITUTE([.B5];&quot; &quot;; &quot;&quot;)=&quot;&quot;; &quot;&quot;;  IF(LEN(SUBSTITUTE([.B5];&quot; &quot;; &quot;&quot;))=2; &quot;0x&quot; &amp; SUBSTITUTE([.B5];&quot; &quot;; &quot;&quot;);  IF(LEN(SUBSTITUTE([.B5];&quot; &quot;; &quot;&quot;))=4; &quot;0x&quot; &amp; RIGHTB(SUBSTITUTE([.B5];&quot; &quot;; &quot;&quot;);2) &amp; LEFTB(SUBSTITUTE([.B5];&quot; &quot;; &quot;&quot;);2);  IF(LEN(SUBSTITUTE([.B5];&quot; &quot;; &quot;&quot;))=6; &quot;0x&quot; &amp; RIGHTB(SUBSTITUTE([.B5];&quot; &quot;; &quot;&quot;);2) &amp; MID(SUBSTITUTE([.B5];&quot; &quot;; &quot;&quot;);3;2) &amp; LEFTB(SUBSTITUTE([.B5];&quot; &quot;; &quot;&quot;);2);  IF(LEN(SUBSTITUTE([.B5];&quot; &quot;; &quot;&quot;))=8; &quot;0x&quot; &amp; RIGHTB(SUBSTITUTE([.B5];&quot; &quot;; &quot;&quot;);2) &amp; MID(SUBSTITUTE([.B5];&quot; &quot;; &quot;&quot;);5;2) &amp; MID(SUBSTITUTE([.B5];&quot; &quot;; &quot;&quot;);3;2) &amp; LEFTB(SUBSTITUTE([.B5];&quot; &quot;; &quot;&quot;);2);  &quot;Ошибка: ожидается 1-4 байта&quot;  )  )  )  )  )">
            <text:p/>
          </table:table-cell>
          <table:table-cell table:style-name="ce5" table:formula="of:=IF([.C5]=&quot;&quot;; &quot;&quot;; HEX2DEC(MID([.C5]; 3; LEN([.C5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до MFT таблицы:</text:p>
          </table:table-cell>
          <table:table-cell table:style-name="ce3"/>
          <table:table-cell table:style-name="ce5" table:formula="of:=IF(SUBSTITUTE([.B6];&quot; &quot;; &quot;&quot;)=&quot;&quot;; &quot;&quot;;  IF(LEN(SUBSTITUTE([.B6];&quot; &quot;; &quot;&quot;))=2; &quot;0x&quot; &amp; SUBSTITUTE([.B6];&quot; &quot;; &quot;&quot;);  IF(LEN(SUBSTITUTE([.B6];&quot; &quot;; &quot;&quot;))=4; &quot;0x&quot; &amp; RIGHTB(SUBSTITUTE([.B6];&quot; &quot;; &quot;&quot;);2) &amp; LEFTB(SUBSTITUTE([.B6];&quot; &quot;; &quot;&quot;);2);  IF(LEN(SUBSTITUTE([.B6];&quot; &quot;; &quot;&quot;))=6; &quot;0x&quot; &amp; RIGHTB(SUBSTITUTE([.B6];&quot; &quot;; &quot;&quot;);2) &amp; MID(SUBSTITUTE([.B6];&quot; &quot;; &quot;&quot;);3;2) &amp; LEFTB(SUBSTITUTE([.B6];&quot; &quot;; &quot;&quot;);2);  IF(LEN(SUBSTITUTE([.B6];&quot; &quot;; &quot;&quot;))=8; &quot;0x&quot; &amp; RIGHTB(SUBSTITUTE([.B6];&quot; &quot;; &quot;&quot;);2) &amp; MID(SUBSTITUTE([.B6];&quot; &quot;; &quot;&quot;);5;2) &amp; MID(SUBSTITUTE([.B6];&quot; &quot;; &quot;&quot;);3;2) &amp; LEFTB(SUBSTITUTE([.B6];&quot; &quot;; &quot;&quot;);2);  &quot;Ошибка: ожидается 1-4 байта&quot;  )  )  )  )  )">
            <text:p/>
          </table:table-cell>
          <table:table-cell table:style-name="ce5" table:formula="of:=IF([.C6]=&quot;&quot;; &quot;&quot;; HEX2DEC(MID([.C6]; 3; LEN([.C6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Первый сектор MFT таблицы:</text:p>
          </table:table-cell>
          <table:table-cell/>
          <table:table-cell table:style-name="ce6" table:formula="of:=IF([.D7]=&quot;&quot;; &quot;&quot;; &quot;0x&quot; &amp; DEC2HEX([.D7]))">
            <text:p/>
          </table:table-cell>
          <table:table-cell table:style-name="ce9" table:formula="of:=IF(OR([.D4]=&quot;&quot;;[.D5]=&quot;&quot;;[.D6]=&quot;&quot;); &quot;&quot;; [.D4]*[.D5]*[.D6]/[.D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/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Размер записи MFT:</text:p>
          </table:table-cell>
          <table:table-cell table:style-name="ce3"/>
          <table:table-cell table:style-name="ce5" table:formula="of:=IF(SUBSTITUTE([.B9];&quot; &quot;; &quot;&quot;)=&quot;&quot;; &quot;&quot;;  IF(LEN(SUBSTITUTE([.B9];&quot; &quot;; &quot;&quot;))=2; &quot;0x&quot; &amp; SUBSTITUTE([.B9];&quot; &quot;; &quot;&quot;);  IF(LEN(SUBSTITUTE([.B9];&quot; &quot;; &quot;&quot;))=4; &quot;0x&quot; &amp; RIGHTB(SUBSTITUTE([.B9];&quot; &quot;; &quot;&quot;);2) &amp; LEFTB(SUBSTITUTE([.B9];&quot; &quot;; &quot;&quot;);2);  IF(LEN(SUBSTITUTE([.B9];&quot; &quot;; &quot;&quot;))=6; &quot;0x&quot; &amp; RIGHTB(SUBSTITUTE([.B9];&quot; &quot;; &quot;&quot;);2) &amp; MID(SUBSTITUTE([.B9];&quot; &quot;; &quot;&quot;);3;2) &amp; LEFTB(SUBSTITUTE([.B9];&quot; &quot;; &quot;&quot;);2);  IF(LEN(SUBSTITUTE([.B9];&quot; &quot;; &quot;&quot;))=8; &quot;0x&quot; &amp; RIGHTB(SUBSTITUTE([.B9];&quot; &quot;; &quot;&quot;);2) &amp; MID(SUBSTITUTE([.B9];&quot; &quot;; &quot;&quot;);5;2) &amp; MID(SUBSTITUTE([.B9];&quot; &quot;; &quot;&quot;);3;2) &amp; LEFTB(SUBSTITUTE([.B9];&quot; &quot;; &quot;&quot;);2);  &quot;Ошибка: ожидается 1-4 байта&quot;  )  )  )  )  )">
            <text:p/>
          </table:table-cell>
          <table:table-cell table:style-name="ce5" table:formula="of:=IF([.C9]=&quot;&quot;; &quot;&quot;; HEX2DEC(MID([.C9]; 3; LEN([.C9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Первый сектор корневой директории:</text:p>
          </table:table-cell>
          <table:table-cell/>
          <table:table-cell table:style-name="ce6" table:formula="of:=IF([.D10]=&quot;&quot;; &quot;&quot;; &quot;0x&quot; &amp; DEC2HEX([.D10]))">
            <text:p/>
          </table:table-cell>
          <table:table-cell table:style-name="ce9" table:formula="of:=IF(OR([.D4]=&quot;&quot;;[.D7]=&quot;&quot;;[.D9]=&quot;&quot;); &quot;&quot;; ([.D7]*[.D4]+[.D9]*5)/[.D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/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Ищем директорию 1</text:p>
          </table:table-cell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Позиция A0:</text:p>
          </table:table-cell>
          <table:table-cell table:style-name="ce3"/>
          <table:table-cell table:style-name="ce5" table:formula="of:=IF([.B13]=&quot;&quot;; &quot;&quot;;  &quot;0x&quot; &amp; [.B13])">
            <text:p/>
          </table:table-cell>
          <table:table-cell table:style-name="ce5" table:formula="of:=IF([.C13]=&quot;&quot;; &quot;&quot;; HEX2DEC(MID([.C13]; 3; LEN([.C13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до списка серий:</text:p>
          </table:table-cell>
          <table:table-cell table:style-name="ce3"/>
          <table:table-cell table:style-name="ce5" table:formula="of:=IF(SUBSTITUTE([.B14];&quot; &quot;; &quot;&quot;)=&quot;&quot;; &quot;&quot;;  IF(LEN(SUBSTITUTE([.B14];&quot; &quot;; &quot;&quot;))=2; &quot;0x&quot; &amp; SUBSTITUTE([.B14];&quot; &quot;; &quot;&quot;);  IF(LEN(SUBSTITUTE([.B14];&quot; &quot;; &quot;&quot;))=4; &quot;0x&quot; &amp; RIGHTB(SUBSTITUTE([.B14];&quot; &quot;; &quot;&quot;);2) &amp; LEFTB(SUBSTITUTE([.B14];&quot; &quot;; &quot;&quot;);2);  IF(LEN(SUBSTITUTE([.B14];&quot; &quot;; &quot;&quot;))=6; &quot;0x&quot; &amp; RIGHTB(SUBSTITUTE([.B14];&quot; &quot;; &quot;&quot;);2) &amp; MID(SUBSTITUTE([.B14];&quot; &quot;; &quot;&quot;);3;2) &amp; LEFTB(SUBSTITUTE([.B14];&quot; &quot;; &quot;&quot;);2);  IF(LEN(SUBSTITUTE([.B14];&quot; &quot;; &quot;&quot;))=8; &quot;0x&quot; &amp; RIGHTB(SUBSTITUTE([.B14];&quot; &quot;; &quot;&quot;);2) &amp; MID(SUBSTITUTE([.B14];&quot; &quot;; &quot;&quot;);5;2) &amp; MID(SUBSTITUTE([.B14];&quot; &quot;; &quot;&quot;);3;2) &amp; LEFTB(SUBSTITUTE([.B14];&quot; &quot;; &quot;&quot;);2);  &quot;Ошибка: ожидается 1-4 байта&quot;  )  )  )  )  )">
            <text:p/>
          </table:table-cell>
          <table:table-cell table:style-name="ce5" table:formula="of:=IF([.C14]=&quot;&quot;; &quot;&quot;; HEX2DEC(MID([.C14]; 3; LEN([.C14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писок серий начинается с:</text:p>
          </table:table-cell>
          <table:table-cell table:style-name="ce13" table:formula="of:=IF([.C15]=&quot;&quot;;&quot;&quot;;REPT(&quot;0&quot;; 8 - LEN(MID([.C15]; 3; LEN([.C15])-2))) &amp; MID([.C15]; 3; LEN([.C15])-2))">
            <text:p/>
          </table:table-cell>
          <table:table-cell table:style-name="ce6" table:formula="of:=IF([.D15]=&quot;&quot;; &quot;&quot;; &quot;0x&quot; &amp; DEC2HEX([.D15]))">
            <text:p/>
          </table:table-cell>
          <table:table-cell table:style-name="ce5" table:formula="of:=IF(OR([.D13]=&quot;&quot;;[.D14]=&quot;&quot;);&quot;&quot;;[.D13]+[.D1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писок серий:</text:p>
          </table:table-cell>
          <table:table-cell table:style-name="ce3"/>
          <table:table-cell table:number-columns-repeated="2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мещение до области данных в кластерах:</text:p>
          </table:table-cell>
          <table:table-cell table:style-name="ce5" table:formula="of:=IF(MIN(HEX2DEC(RIGHTB(LEFTB([.B16];2);1)); (LEN([.B16])-LEN(SUBSTITUTE([.B16];&quot; &quot;;&quot;&quot;))))=0; &quot;&quot;; MID([.B16]; 4; MIN(HEX2DEC(RIGHTB(LEFTB([.B16];2);1)); (LEN([.B16])-LEN(SUBSTITUTE([.B16];&quot; &quot;;&quot;&quot;))))*3-1))">
            <text:p/>
          </table:table-cell>
          <table:table-cell table:style-name="ce5" table:formula="of:=IF(SUBSTITUTE([.B17];&quot; &quot;; &quot;&quot;)=&quot;&quot;; &quot;&quot;;  IF(LEN(SUBSTITUTE([.B17];&quot; &quot;; &quot;&quot;))=2; &quot;0x&quot; &amp; SUBSTITUTE([.B17];&quot; &quot;; &quot;&quot;);  IF(LEN(SUBSTITUTE([.B17];&quot; &quot;; &quot;&quot;))=4; &quot;0x&quot; &amp; RIGHTB(SUBSTITUTE([.B17];&quot; &quot;; &quot;&quot;);2) &amp; LEFTB(SUBSTITUTE([.B17];&quot; &quot;; &quot;&quot;);2);  IF(LEN(SUBSTITUTE([.B17];&quot; &quot;; &quot;&quot;))=6; &quot;0x&quot; &amp; RIGHTB(SUBSTITUTE([.B17];&quot; &quot;; &quot;&quot;);2) &amp; MID(SUBSTITUTE([.B17];&quot; &quot;; &quot;&quot;);3;2) &amp; LEFTB(SUBSTITUTE([.B17];&quot; &quot;; &quot;&quot;);2);  IF(LEN(SUBSTITUTE([.B17];&quot; &quot;; &quot;&quot;))=8; &quot;0x&quot; &amp; RIGHTB(SUBSTITUTE([.B17];&quot; &quot;; &quot;&quot;);2) &amp; MID(SUBSTITUTE([.B17];&quot; &quot;; &quot;&quot;);5;2) &amp; MID(SUBSTITUTE([.B17];&quot; &quot;; &quot;&quot;);3;2) &amp; LEFTB(SUBSTITUTE([.B17];&quot; &quot;; &quot;&quot;);2);  &quot;Ошибка: ожидается 1-4 байта&quot;  )  )  )  )  )">
            <text:p/>
          </table:table-cell>
          <table:table-cell table:style-name="ce5" table:formula="of:=IF([.C17]=&quot;&quot;; &quot;&quot;; HEX2DEC(MID([.C17]; 3; LEN([.C17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Размер области данных в кластерах:</text:p>
          </table:table-cell>
          <table:table-cell table:style-name="ce5" table:formula="of:=IF(MIN(HEX2DEC(LEFTB(LEFTB([.B16];2);1)); (LEN([.B16])-LEN(SUBSTITUTE([.B16];&quot; &quot;;&quot;&quot;)))+1)=0; &quot;&quot;; MID([.B16]; LEN([.B16]) - (MIN(HEX2DEC(LEFTB(LEFTB([.B16];2);1)); (LEN([.B16])-LEN(SUBSTITUTE([.B16];&quot; &quot;;&quot;&quot;)))+1)*3-1) + 1; MIN(HEX2DEC(LEFTB(LEFTB([.B16];2);1)); (LEN([.B16])-LEN(SUBSTITUTE([.B16];&quot; &quot;;&quot;&quot;)))+1)*3-1))">
            <text:p/>
          </table:table-cell>
          <table:table-cell table:style-name="ce5" table:formula="of:=IF(SUBSTITUTE([.B18];&quot; &quot;; &quot;&quot;)=&quot;&quot;; &quot;&quot;;  IF(LEN(SUBSTITUTE([.B18];&quot; &quot;; &quot;&quot;))=2; &quot;0x&quot; &amp; SUBSTITUTE([.B18];&quot; &quot;; &quot;&quot;);  IF(LEN(SUBSTITUTE([.B18];&quot; &quot;; &quot;&quot;))=4; &quot;0x&quot; &amp; RIGHTB(SUBSTITUTE([.B18];&quot; &quot;; &quot;&quot;);2) &amp; LEFTB(SUBSTITUTE([.B18];&quot; &quot;; &quot;&quot;);2);  IF(LEN(SUBSTITUTE([.B18];&quot; &quot;; &quot;&quot;))=6; &quot;0x&quot; &amp; RIGHTB(SUBSTITUTE([.B18];&quot; &quot;; &quot;&quot;);2) &amp; MID(SUBSTITUTE([.B18];&quot; &quot;; &quot;&quot;);3;2) &amp; LEFTB(SUBSTITUTE([.B18];&quot; &quot;; &quot;&quot;);2);  IF(LEN(SUBSTITUTE([.B18];&quot; &quot;; &quot;&quot;))=8; &quot;0x&quot; &amp; RIGHTB(SUBSTITUTE([.B18];&quot; &quot;; &quot;&quot;);2) &amp; MID(SUBSTITUTE([.B18];&quot; &quot;; &quot;&quot;);5;2) &amp; MID(SUBSTITUTE([.B18];&quot; &quot;; &quot;&quot;);3;2) &amp; LEFTB(SUBSTITUTE([.B18];&quot; &quot;; &quot;&quot;);2);  &quot;Ошибка: ожидается 1-4 байта&quot;  )  )  )  )  )">
            <text:p/>
          </table:table-cell>
          <table:table-cell table:style-name="ce5" table:formula="of:=IF([.C18]=&quot;&quot;; &quot;&quot;; HEX2DEC(MID([.C18]; 3; LEN([.C18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ектор таблицы индексов:</text:p>
          </table:table-cell>
          <table:table-cell/>
          <table:table-cell table:style-name="ce6" table:formula="of:=IF([.D19]=&quot;&quot;; &quot;&quot;; &quot;0x&quot; &amp; DEC2HEX([.D19]))">
            <text:p/>
          </table:table-cell>
          <table:table-cell table:style-name="ce9" table:formula="of:=IF(OR([.D$4]=&quot;&quot;;[.D$5]=&quot;&quot;;[.D18]=&quot;&quot;);&quot;&quot;;[.D$4]*[.D$5]*[.D18]/[.D$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мещение до следующей директории:</text:p>
          </table:table-cell>
          <table:table-cell table:style-name="ce3"/>
          <table:table-cell table:style-name="ce5" table:formula="of:=IF(SUBSTITUTE([.B20];&quot; &quot;; &quot;&quot;)=&quot;&quot;; &quot;&quot;;  IF(LEN(SUBSTITUTE([.B20];&quot; &quot;; &quot;&quot;))=2; &quot;0x&quot; &amp; SUBSTITUTE([.B20];&quot; &quot;; &quot;&quot;);  IF(LEN(SUBSTITUTE([.B20];&quot; &quot;; &quot;&quot;))=4; &quot;0x&quot; &amp; RIGHTB(SUBSTITUTE([.B20];&quot; &quot;; &quot;&quot;);2) &amp; LEFTB(SUBSTITUTE([.B20];&quot; &quot;; &quot;&quot;);2);  IF(LEN(SUBSTITUTE([.B20];&quot; &quot;; &quot;&quot;))=6; &quot;0x&quot; &amp; RIGHTB(SUBSTITUTE([.B20];&quot; &quot;; &quot;&quot;);2) &amp; MID(SUBSTITUTE([.B20];&quot; &quot;; &quot;&quot;);3;2) &amp; LEFTB(SUBSTITUTE([.B20];&quot; &quot;; &quot;&quot;);2);  IF(LEN(SUBSTITUTE([.B20];&quot; &quot;; &quot;&quot;))=8; &quot;0x&quot; &amp; RIGHTB(SUBSTITUTE([.B20];&quot; &quot;; &quot;&quot;);2) &amp; MID(SUBSTITUTE([.B20];&quot; &quot;; &quot;&quot;);5;2) &amp; MID(SUBSTITUTE([.B20];&quot; &quot;; &quot;&quot;);3;2) &amp; LEFTB(SUBSTITUTE([.B20];&quot; &quot;; &quot;&quot;);2);  &quot;Ошибка: ожидается 1-4 байта&quot;  )  )  )  )  )">
            <text:p/>
          </table:table-cell>
          <table:table-cell table:style-name="ce5" table:formula="of:=IF([.C20]=&quot;&quot;; &quot;&quot;; HEX2DEC(MID([.C20]; 3; LEN([.C20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ектор следующей директории:</text:p>
          </table:table-cell>
          <table:table-cell/>
          <table:table-cell table:style-name="ce6" table:formula="of:=IF([.D21]=&quot;&quot;; &quot;&quot;; &quot;0x&quot; &amp; DEC2HEX([.D21]))">
            <text:p/>
          </table:table-cell>
          <table:table-cell table:style-name="ce13" table:formula="of:=IF(OR([.D$4]=&quot;&quot;;[.D$7]=&quot;&quot;;[.D$9]=&quot;&quot;;[.D20]=&quot;&quot;); &quot;&quot;; ([.D$7]*[.D$4]+[.D$9]*[.D20])/[.D$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/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Ищем директорию 2</text:p>
          </table:table-cell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Позиция A0:</text:p>
          </table:table-cell>
          <table:table-cell table:style-name="ce3"/>
          <table:table-cell table:style-name="ce5" table:formula="of:=IF([.B24]=&quot;&quot;; &quot;&quot;;  &quot;0x&quot; &amp; [.B24])">
            <text:p/>
          </table:table-cell>
          <table:table-cell table:style-name="ce5" table:formula="of:=IF([.C24]=&quot;&quot;; &quot;&quot;; HEX2DEC(MID([.C24]; 3; LEN([.C24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до списка серий:</text:p>
          </table:table-cell>
          <table:table-cell table:style-name="ce3"/>
          <table:table-cell table:style-name="ce5" table:formula="of:=IF(SUBSTITUTE([.B25];&quot; &quot;; &quot;&quot;)=&quot;&quot;; &quot;&quot;;  IF(LEN(SUBSTITUTE([.B25];&quot; &quot;; &quot;&quot;))=2; &quot;0x&quot; &amp; SUBSTITUTE([.B25];&quot; &quot;; &quot;&quot;);  IF(LEN(SUBSTITUTE([.B25];&quot; &quot;; &quot;&quot;))=4; &quot;0x&quot; &amp; RIGHTB(SUBSTITUTE([.B25];&quot; &quot;; &quot;&quot;);2) &amp; LEFTB(SUBSTITUTE([.B25];&quot; &quot;; &quot;&quot;);2);  IF(LEN(SUBSTITUTE([.B25];&quot; &quot;; &quot;&quot;))=6; &quot;0x&quot; &amp; RIGHTB(SUBSTITUTE([.B25];&quot; &quot;; &quot;&quot;);2) &amp; MID(SUBSTITUTE([.B25];&quot; &quot;; &quot;&quot;);3;2) &amp; LEFTB(SUBSTITUTE([.B25];&quot; &quot;; &quot;&quot;);2);  IF(LEN(SUBSTITUTE([.B25];&quot; &quot;; &quot;&quot;))=8; &quot;0x&quot; &amp; RIGHTB(SUBSTITUTE([.B25];&quot; &quot;; &quot;&quot;);2) &amp; MID(SUBSTITUTE([.B25];&quot; &quot;; &quot;&quot;);5;2) &amp; MID(SUBSTITUTE([.B25];&quot; &quot;; &quot;&quot;);3;2) &amp; LEFTB(SUBSTITUTE([.B25];&quot; &quot;; &quot;&quot;);2);  &quot;Ошибка: ожидается 1-4 байта&quot;  )  )  )  )  )">
            <text:p/>
          </table:table-cell>
          <table:table-cell table:style-name="ce5" table:formula="of:=IF([.C25]=&quot;&quot;; &quot;&quot;; HEX2DEC(MID([.C25]; 3; LEN([.C25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писок серий начинается с:</text:p>
          </table:table-cell>
          <table:table-cell table:style-name="ce13" table:formula="of:=IF([.C26]=&quot;&quot;;&quot;&quot;;REPT(&quot;0&quot;; 8 - LEN(MID([.C26]; 3; LEN([.C26])-2))) &amp; MID([.C26]; 3; LEN([.C26])-2))">
            <text:p/>
          </table:table-cell>
          <table:table-cell table:style-name="ce6" table:formula="of:=IF([.D26]=&quot;&quot;; &quot;&quot;; &quot;0x&quot; &amp; DEC2HEX([.D26]))">
            <text:p/>
          </table:table-cell>
          <table:table-cell table:style-name="ce5" table:formula="of:=IF(OR([.D24]=&quot;&quot;;[.D25]=&quot;&quot;);&quot;&quot;;[.D24]+[.D25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писок серий:</text:p>
          </table:table-cell>
          <table:table-cell table:style-name="ce3"/>
          <table:table-cell table:number-columns-repeated="2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мещение до области данных в кластерах:</text:p>
          </table:table-cell>
          <table:table-cell table:style-name="ce5" table:formula="of:=IF(MIN(HEX2DEC(RIGHTB(LEFTB([.B27];2);1)); (LEN([.B27])-LEN(SUBSTITUTE([.B27];&quot; &quot;;&quot;&quot;))))=0; &quot;&quot;; MID([.B27]; 4; MIN(HEX2DEC(RIGHTB(LEFTB([.B27];2);1)); (LEN([.B27])-LEN(SUBSTITUTE([.B27];&quot; &quot;;&quot;&quot;))))*3-1))">
            <text:p/>
          </table:table-cell>
          <table:table-cell table:style-name="ce5" table:formula="of:=IF(SUBSTITUTE([.B28];&quot; &quot;; &quot;&quot;)=&quot;&quot;; &quot;&quot;;  IF(LEN(SUBSTITUTE([.B28];&quot; &quot;; &quot;&quot;))=2; &quot;0x&quot; &amp; SUBSTITUTE([.B28];&quot; &quot;; &quot;&quot;);  IF(LEN(SUBSTITUTE([.B28];&quot; &quot;; &quot;&quot;))=4; &quot;0x&quot; &amp; RIGHTB(SUBSTITUTE([.B28];&quot; &quot;; &quot;&quot;);2) &amp; LEFTB(SUBSTITUTE([.B28];&quot; &quot;; &quot;&quot;);2);  IF(LEN(SUBSTITUTE([.B28];&quot; &quot;; &quot;&quot;))=6; &quot;0x&quot; &amp; RIGHTB(SUBSTITUTE([.B28];&quot; &quot;; &quot;&quot;);2) &amp; MID(SUBSTITUTE([.B28];&quot; &quot;; &quot;&quot;);3;2) &amp; LEFTB(SUBSTITUTE([.B28];&quot; &quot;; &quot;&quot;);2);  IF(LEN(SUBSTITUTE([.B28];&quot; &quot;; &quot;&quot;))=8; &quot;0x&quot; &amp; RIGHTB(SUBSTITUTE([.B28];&quot; &quot;; &quot;&quot;);2) &amp; MID(SUBSTITUTE([.B28];&quot; &quot;; &quot;&quot;);5;2) &amp; MID(SUBSTITUTE([.B28];&quot; &quot;; &quot;&quot;);3;2) &amp; LEFTB(SUBSTITUTE([.B28];&quot; &quot;; &quot;&quot;);2);  &quot;Ошибка: ожидается 1-4 байта&quot;  )  )  )  )  )">
            <text:p/>
          </table:table-cell>
          <table:table-cell table:style-name="ce5" table:formula="of:=IF([.C28]=&quot;&quot;; &quot;&quot;; HEX2DEC(MID([.C28]; 3; LEN([.C28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Размер области данных в кластерах:</text:p>
          </table:table-cell>
          <table:table-cell table:style-name="ce5" table:formula="of:=IF(MIN(HEX2DEC(LEFTB(LEFTB([.B27];2);1)); (LEN([.B27])-LEN(SUBSTITUTE([.B27];&quot; &quot;;&quot;&quot;)))+1)=0; &quot;&quot;; MID([.B27]; LEN([.B27]) - (MIN(HEX2DEC(LEFTB(LEFTB([.B27];2);1)); (LEN([.B27])-LEN(SUBSTITUTE([.B27];&quot; &quot;;&quot;&quot;)))+1)*3-1) + 1; MIN(HEX2DEC(LEFTB(LEFTB([.B27];2);1)); (LEN([.B27])-LEN(SUBSTITUTE([.B27];&quot; &quot;;&quot;&quot;)))+1)*3-1))">
            <text:p/>
          </table:table-cell>
          <table:table-cell table:style-name="ce5" table:formula="of:=IF(SUBSTITUTE([.B29];&quot; &quot;; &quot;&quot;)=&quot;&quot;; &quot;&quot;;  IF(LEN(SUBSTITUTE([.B29];&quot; &quot;; &quot;&quot;))=2; &quot;0x&quot; &amp; SUBSTITUTE([.B29];&quot; &quot;; &quot;&quot;);  IF(LEN(SUBSTITUTE([.B29];&quot; &quot;; &quot;&quot;))=4; &quot;0x&quot; &amp; RIGHTB(SUBSTITUTE([.B29];&quot; &quot;; &quot;&quot;);2) &amp; LEFTB(SUBSTITUTE([.B29];&quot; &quot;; &quot;&quot;);2);  IF(LEN(SUBSTITUTE([.B29];&quot; &quot;; &quot;&quot;))=6; &quot;0x&quot; &amp; RIGHTB(SUBSTITUTE([.B29];&quot; &quot;; &quot;&quot;);2) &amp; MID(SUBSTITUTE([.B29];&quot; &quot;; &quot;&quot;);3;2) &amp; LEFTB(SUBSTITUTE([.B29];&quot; &quot;; &quot;&quot;);2);  IF(LEN(SUBSTITUTE([.B29];&quot; &quot;; &quot;&quot;))=8; &quot;0x&quot; &amp; RIGHTB(SUBSTITUTE([.B29];&quot; &quot;; &quot;&quot;);2) &amp; MID(SUBSTITUTE([.B29];&quot; &quot;; &quot;&quot;);5;2) &amp; MID(SUBSTITUTE([.B29];&quot; &quot;; &quot;&quot;);3;2) &amp; LEFTB(SUBSTITUTE([.B29];&quot; &quot;; &quot;&quot;);2);  &quot;Ошибка: ожидается 1-4 байта&quot;  )  )  )  )  )">
            <text:p/>
          </table:table-cell>
          <table:table-cell table:style-name="ce5" table:formula="of:=IF([.C29]=&quot;&quot;; &quot;&quot;; HEX2DEC(MID([.C29]; 3; LEN([.C29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ектор таблицы индексов:</text:p>
          </table:table-cell>
          <table:table-cell/>
          <table:table-cell table:style-name="ce6" table:formula="of:=IF([.D30]=&quot;&quot;; &quot;&quot;; &quot;0x&quot; &amp; DEC2HEX([.D30]))">
            <text:p/>
          </table:table-cell>
          <table:table-cell table:style-name="ce9" table:formula="of:=IF(OR([.D$4]=&quot;&quot;;[.D$5]=&quot;&quot;;[.D29]=&quot;&quot;);&quot;&quot;;[.D$4]*[.D$5]*[.D29]/[.D$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мещение до следующей директории:</text:p>
          </table:table-cell>
          <table:table-cell table:style-name="ce27"/>
          <table:table-cell table:style-name="ce5" table:formula="of:=IF(SUBSTITUTE([.B31];&quot; &quot;; &quot;&quot;)=&quot;&quot;; &quot;&quot;;  IF(LEN(SUBSTITUTE([.B31];&quot; &quot;; &quot;&quot;))=2; &quot;0x&quot; &amp; SUBSTITUTE([.B31];&quot; &quot;; &quot;&quot;);  IF(LEN(SUBSTITUTE([.B31];&quot; &quot;; &quot;&quot;))=4; &quot;0x&quot; &amp; RIGHTB(SUBSTITUTE([.B31];&quot; &quot;; &quot;&quot;);2) &amp; LEFTB(SUBSTITUTE([.B31];&quot; &quot;; &quot;&quot;);2);  IF(LEN(SUBSTITUTE([.B31];&quot; &quot;; &quot;&quot;))=6; &quot;0x&quot; &amp; RIGHTB(SUBSTITUTE([.B31];&quot; &quot;; &quot;&quot;);2) &amp; MID(SUBSTITUTE([.B31];&quot; &quot;; &quot;&quot;);3;2) &amp; LEFTB(SUBSTITUTE([.B31];&quot; &quot;; &quot;&quot;);2);  IF(LEN(SUBSTITUTE([.B31];&quot; &quot;; &quot;&quot;))=8; &quot;0x&quot; &amp; RIGHTB(SUBSTITUTE([.B31];&quot; &quot;; &quot;&quot;);2) &amp; MID(SUBSTITUTE([.B31];&quot; &quot;; &quot;&quot;);5;2) &amp; MID(SUBSTITUTE([.B31];&quot; &quot;; &quot;&quot;);3;2) &amp; LEFTB(SUBSTITUTE([.B31];&quot; &quot;; &quot;&quot;);2);  &quot;Ошибка: ожидается 1-4 байта&quot;  )  )  )  )  )">
            <text:p/>
          </table:table-cell>
          <table:table-cell table:style-name="ce5" table:formula="of:=IF([.C31]=&quot;&quot;; &quot;&quot;; HEX2DEC(MID([.C31]; 3; LEN([.C31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ектор следующей директории:</text:p>
          </table:table-cell>
          <table:table-cell/>
          <table:table-cell table:style-name="ce6" table:formula="of:=IF([.D32]=&quot;&quot;; &quot;&quot;; &quot;0x&quot; &amp; DEC2HEX([.D32]))">
            <text:p/>
          </table:table-cell>
          <table:table-cell table:style-name="ce13" table:formula="of:=IF(OR([.D$4]=&quot;&quot;;[.D$7]=&quot;&quot;;[.D$9]=&quot;&quot;;[.D31]=&quot;&quot;); &quot;&quot;; ([.D$7]*[.D$4]+[.D$9]*[.D31])/[.D$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/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Ищем директорию 3</text:p>
          </table:table-cell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Позиция A0:</text:p>
          </table:table-cell>
          <table:table-cell table:style-name="ce3"/>
          <table:table-cell table:style-name="ce5" table:formula="of:=IF([.B35]=&quot;&quot;; &quot;&quot;;  &quot;0x&quot; &amp; [.B35])">
            <text:p/>
          </table:table-cell>
          <table:table-cell table:style-name="ce5" table:formula="of:=IF([.C35]=&quot;&quot;; &quot;&quot;; HEX2DEC(MID([.C35]; 3; LEN([.C35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до списка серий:</text:p>
          </table:table-cell>
          <table:table-cell table:style-name="ce3"/>
          <table:table-cell table:style-name="ce5" table:formula="of:=IF(SUBSTITUTE([.B36];&quot; &quot;; &quot;&quot;)=&quot;&quot;; &quot;&quot;;  IF(LEN(SUBSTITUTE([.B36];&quot; &quot;; &quot;&quot;))=2; &quot;0x&quot; &amp; SUBSTITUTE([.B36];&quot; &quot;; &quot;&quot;);  IF(LEN(SUBSTITUTE([.B36];&quot; &quot;; &quot;&quot;))=4; &quot;0x&quot; &amp; RIGHTB(SUBSTITUTE([.B36];&quot; &quot;; &quot;&quot;);2) &amp; LEFTB(SUBSTITUTE([.B36];&quot; &quot;; &quot;&quot;);2);  IF(LEN(SUBSTITUTE([.B36];&quot; &quot;; &quot;&quot;))=6; &quot;0x&quot; &amp; RIGHTB(SUBSTITUTE([.B36];&quot; &quot;; &quot;&quot;);2) &amp; MID(SUBSTITUTE([.B36];&quot; &quot;; &quot;&quot;);3;2) &amp; LEFTB(SUBSTITUTE([.B36];&quot; &quot;; &quot;&quot;);2);  IF(LEN(SUBSTITUTE([.B36];&quot; &quot;; &quot;&quot;))=8; &quot;0x&quot; &amp; RIGHTB(SUBSTITUTE([.B36];&quot; &quot;; &quot;&quot;);2) &amp; MID(SUBSTITUTE([.B36];&quot; &quot;; &quot;&quot;);5;2) &amp; MID(SUBSTITUTE([.B36];&quot; &quot;; &quot;&quot;);3;2) &amp; LEFTB(SUBSTITUTE([.B36];&quot; &quot;; &quot;&quot;);2);  &quot;Ошибка: ожидается 1-4 байта&quot;  )  )  )  )  )">
            <text:p/>
          </table:table-cell>
          <table:table-cell table:style-name="ce5" table:formula="of:=IF([.C36]=&quot;&quot;; &quot;&quot;; HEX2DEC(MID([.C36]; 3; LEN([.C36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писок серий начинается с:</text:p>
          </table:table-cell>
          <table:table-cell table:style-name="ce13" table:formula="of:=IF([.C37]=&quot;&quot;;&quot;&quot;;REPT(&quot;0&quot;; 8 - LEN(MID([.C37]; 3; LEN([.C37])-2))) &amp; MID([.C37]; 3; LEN([.C37])-2))">
            <text:p/>
          </table:table-cell>
          <table:table-cell table:style-name="ce6" table:formula="of:=IF([.D37]=&quot;&quot;; &quot;&quot;; &quot;0x&quot; &amp; DEC2HEX([.D37]))">
            <text:p/>
          </table:table-cell>
          <table:table-cell table:style-name="ce5" table:formula="of:=IF(OR([.D35]=&quot;&quot;;[.D36]=&quot;&quot;);&quot;&quot;;[.D35]+[.D36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писок серий:</text:p>
          </table:table-cell>
          <table:table-cell table:style-name="ce3"/>
          <table:table-cell table:number-columns-repeated="2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мещение до области данных в кластерах:</text:p>
          </table:table-cell>
          <table:table-cell table:style-name="ce5" table:formula="of:=IF(MIN(HEX2DEC(RIGHTB(LEFTB([.B38];2);1)); (LEN([.B38])-LEN(SUBSTITUTE([.B38];&quot; &quot;;&quot;&quot;))))=0; &quot;&quot;; MID([.B38]; 4; MIN(HEX2DEC(RIGHTB(LEFTB([.B38];2);1)); (LEN([.B38])-LEN(SUBSTITUTE([.B38];&quot; &quot;;&quot;&quot;))))*3-1))">
            <text:p/>
          </table:table-cell>
          <table:table-cell table:style-name="ce5" table:formula="of:=IF(SUBSTITUTE([.B39];&quot; &quot;; &quot;&quot;)=&quot;&quot;; &quot;&quot;;  IF(LEN(SUBSTITUTE([.B39];&quot; &quot;; &quot;&quot;))=2; &quot;0x&quot; &amp; SUBSTITUTE([.B39];&quot; &quot;; &quot;&quot;);  IF(LEN(SUBSTITUTE([.B39];&quot; &quot;; &quot;&quot;))=4; &quot;0x&quot; &amp; RIGHTB(SUBSTITUTE([.B39];&quot; &quot;; &quot;&quot;);2) &amp; LEFTB(SUBSTITUTE([.B39];&quot; &quot;; &quot;&quot;);2);  IF(LEN(SUBSTITUTE([.B39];&quot; &quot;; &quot;&quot;))=6; &quot;0x&quot; &amp; RIGHTB(SUBSTITUTE([.B39];&quot; &quot;; &quot;&quot;);2) &amp; MID(SUBSTITUTE([.B39];&quot; &quot;; &quot;&quot;);3;2) &amp; LEFTB(SUBSTITUTE([.B39];&quot; &quot;; &quot;&quot;);2);  IF(LEN(SUBSTITUTE([.B39];&quot; &quot;; &quot;&quot;))=8; &quot;0x&quot; &amp; RIGHTB(SUBSTITUTE([.B39];&quot; &quot;; &quot;&quot;);2) &amp; MID(SUBSTITUTE([.B39];&quot; &quot;; &quot;&quot;);5;2) &amp; MID(SUBSTITUTE([.B39];&quot; &quot;; &quot;&quot;);3;2) &amp; LEFTB(SUBSTITUTE([.B39];&quot; &quot;; &quot;&quot;);2);  &quot;Ошибка: ожидается 1-4 байта&quot;  )  )  )  )  )">
            <text:p/>
          </table:table-cell>
          <table:table-cell table:style-name="ce5" table:formula="of:=IF([.C39]=&quot;&quot;; &quot;&quot;; HEX2DEC(MID([.C39]; 3; LEN([.C39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Размер области данных в кластерах:</text:p>
          </table:table-cell>
          <table:table-cell table:style-name="ce5" table:formula="of:=IF(MIN(HEX2DEC(LEFTB(LEFTB([.B38];2);1)); (LEN([.B38])-LEN(SUBSTITUTE([.B38];&quot; &quot;;&quot;&quot;)))+1)=0; &quot;&quot;; MID([.B38]; LEN([.B38]) - (MIN(HEX2DEC(LEFTB(LEFTB([.B38];2);1)); (LEN([.B38])-LEN(SUBSTITUTE([.B38];&quot; &quot;;&quot;&quot;)))+1)*3-1) + 1; MIN(HEX2DEC(LEFTB(LEFTB([.B38];2);1)); (LEN([.B38])-LEN(SUBSTITUTE([.B38];&quot; &quot;;&quot;&quot;)))+1)*3-1))">
            <text:p/>
          </table:table-cell>
          <table:table-cell table:style-name="ce5" table:formula="of:=IF(SUBSTITUTE([.B40];&quot; &quot;; &quot;&quot;)=&quot;&quot;; &quot;&quot;;  IF(LEN(SUBSTITUTE([.B40];&quot; &quot;; &quot;&quot;))=2; &quot;0x&quot; &amp; SUBSTITUTE([.B40];&quot; &quot;; &quot;&quot;);  IF(LEN(SUBSTITUTE([.B40];&quot; &quot;; &quot;&quot;))=4; &quot;0x&quot; &amp; RIGHTB(SUBSTITUTE([.B40];&quot; &quot;; &quot;&quot;);2) &amp; LEFTB(SUBSTITUTE([.B40];&quot; &quot;; &quot;&quot;);2);  IF(LEN(SUBSTITUTE([.B40];&quot; &quot;; &quot;&quot;))=6; &quot;0x&quot; &amp; RIGHTB(SUBSTITUTE([.B40];&quot; &quot;; &quot;&quot;);2) &amp; MID(SUBSTITUTE([.B40];&quot; &quot;; &quot;&quot;);3;2) &amp; LEFTB(SUBSTITUTE([.B40];&quot; &quot;; &quot;&quot;);2);  IF(LEN(SUBSTITUTE([.B40];&quot; &quot;; &quot;&quot;))=8; &quot;0x&quot; &amp; RIGHTB(SUBSTITUTE([.B40];&quot; &quot;; &quot;&quot;);2) &amp; MID(SUBSTITUTE([.B40];&quot; &quot;; &quot;&quot;);5;2) &amp; MID(SUBSTITUTE([.B40];&quot; &quot;; &quot;&quot;);3;2) &amp; LEFTB(SUBSTITUTE([.B40];&quot; &quot;; &quot;&quot;);2);  &quot;Ошибка: ожидается 1-4 байта&quot;  )  )  )  )  )">
            <text:p/>
          </table:table-cell>
          <table:table-cell table:style-name="ce5" table:formula="of:=IF([.C40]=&quot;&quot;; &quot;&quot;; HEX2DEC(MID([.C40]; 3; LEN([.C40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ектор таблицы индексов:</text:p>
          </table:table-cell>
          <table:table-cell/>
          <table:table-cell table:style-name="ce6" table:formula="of:=IF([.D41]=&quot;&quot;; &quot;&quot;; &quot;0x&quot; &amp; DEC2HEX([.D41]))">
            <text:p/>
          </table:table-cell>
          <table:table-cell table:style-name="ce9" table:formula="of:=IF(OR([.D$4]=&quot;&quot;;[.D$5]=&quot;&quot;;[.D40]=&quot;&quot;);&quot;&quot;;[.D$4]*[.D$5]*[.D40]/[.D$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мещение до следующей директории:</text:p>
          </table:table-cell>
          <table:table-cell table:style-name="ce3"/>
          <table:table-cell table:style-name="ce5" table:formula="of:=IF(SUBSTITUTE([.B42];&quot; &quot;; &quot;&quot;)=&quot;&quot;; &quot;&quot;;  IF(LEN(SUBSTITUTE([.B42];&quot; &quot;; &quot;&quot;))=2; &quot;0x&quot; &amp; SUBSTITUTE([.B42];&quot; &quot;; &quot;&quot;);  IF(LEN(SUBSTITUTE([.B42];&quot; &quot;; &quot;&quot;))=4; &quot;0x&quot; &amp; RIGHTB(SUBSTITUTE([.B42];&quot; &quot;; &quot;&quot;);2) &amp; LEFTB(SUBSTITUTE([.B42];&quot; &quot;; &quot;&quot;);2);  IF(LEN(SUBSTITUTE([.B42];&quot; &quot;; &quot;&quot;))=6; &quot;0x&quot; &amp; RIGHTB(SUBSTITUTE([.B42];&quot; &quot;; &quot;&quot;);2) &amp; MID(SUBSTITUTE([.B42];&quot; &quot;; &quot;&quot;);3;2) &amp; LEFTB(SUBSTITUTE([.B42];&quot; &quot;; &quot;&quot;);2);  IF(LEN(SUBSTITUTE([.B42];&quot; &quot;; &quot;&quot;))=8; &quot;0x&quot; &amp; RIGHTB(SUBSTITUTE([.B42];&quot; &quot;; &quot;&quot;);2) &amp; MID(SUBSTITUTE([.B42];&quot; &quot;; &quot;&quot;);5;2) &amp; MID(SUBSTITUTE([.B42];&quot; &quot;; &quot;&quot;);3;2) &amp; LEFTB(SUBSTITUTE([.B42];&quot; &quot;; &quot;&quot;);2);  &quot;Ошибка: ожидается 1-4 байта&quot;  )  )  )  )  )">
            <text:p/>
          </table:table-cell>
          <table:table-cell table:style-name="ce5" table:formula="of:=IF([.C42]=&quot;&quot;; &quot;&quot;; HEX2DEC(MID([.C42]; 3; LEN([.C42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ектор следующей директории:</text:p>
          </table:table-cell>
          <table:table-cell/>
          <table:table-cell table:style-name="ce6" table:formula="of:=IF([.D43]=&quot;&quot;; &quot;&quot;; &quot;0x&quot; &amp; DEC2HEX([.D43]))">
            <text:p/>
          </table:table-cell>
          <table:table-cell table:style-name="ce13" table:formula="of:=IF(OR([.D$4]=&quot;&quot;;[.D$7]=&quot;&quot;;[.D$9]=&quot;&quot;;[.D42]=&quot;&quot;); &quot;&quot;; ([.D$7]*[.D$4]+[.D$9]*[.D42])/[.D$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Ищем файл</text:p>
          </table:table-cell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Позиция A0:</text:p>
          </table:table-cell>
          <table:table-cell table:style-name="ce3"/>
          <table:table-cell table:style-name="ce5" table:formula="of:=IF([.B46]=&quot;&quot;; &quot;&quot;;  &quot;0x&quot; &amp; [.B46])">
            <text:p/>
          </table:table-cell>
          <table:table-cell table:style-name="ce5" table:formula="of:=IF([.C46]=&quot;&quot;; &quot;&quot;; HEX2DEC(MID([.C46]; 3; LEN([.C46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до списка серий:</text:p>
          </table:table-cell>
          <table:table-cell table:style-name="ce3"/>
          <table:table-cell table:style-name="ce5" table:formula="of:=IF(SUBSTITUTE([.B47];&quot; &quot;; &quot;&quot;)=&quot;&quot;; &quot;&quot;;  IF(LEN(SUBSTITUTE([.B47];&quot; &quot;; &quot;&quot;))=2; &quot;0x&quot; &amp; SUBSTITUTE([.B47];&quot; &quot;; &quot;&quot;);  IF(LEN(SUBSTITUTE([.B47];&quot; &quot;; &quot;&quot;))=4; &quot;0x&quot; &amp; RIGHTB(SUBSTITUTE([.B47];&quot; &quot;; &quot;&quot;);2) &amp; LEFTB(SUBSTITUTE([.B47];&quot; &quot;; &quot;&quot;);2);  IF(LEN(SUBSTITUTE([.B47];&quot; &quot;; &quot;&quot;))=6; &quot;0x&quot; &amp; RIGHTB(SUBSTITUTE([.B47];&quot; &quot;; &quot;&quot;);2) &amp; MID(SUBSTITUTE([.B47];&quot; &quot;; &quot;&quot;);3;2) &amp; LEFTB(SUBSTITUTE([.B47];&quot; &quot;; &quot;&quot;);2);  IF(LEN(SUBSTITUTE([.B47];&quot; &quot;; &quot;&quot;))=8; &quot;0x&quot; &amp; RIGHTB(SUBSTITUTE([.B47];&quot; &quot;; &quot;&quot;);2) &amp; MID(SUBSTITUTE([.B47];&quot; &quot;; &quot;&quot;);5;2) &amp; MID(SUBSTITUTE([.B47];&quot; &quot;; &quot;&quot;);3;2) &amp; LEFTB(SUBSTITUTE([.B47];&quot; &quot;; &quot;&quot;);2);  &quot;Ошибка: ожидается 1-4 байта&quot;  )  )  )  )  )">
            <text:p/>
          </table:table-cell>
          <table:table-cell table:style-name="ce5" table:formula="of:=IF([.C47]=&quot;&quot;; &quot;&quot;; HEX2DEC(MID([.C47]; 3; LEN([.C47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писок серий начинается с:</text:p>
          </table:table-cell>
          <table:table-cell table:style-name="ce13" table:formula="of:=IF([.C48]=&quot;&quot;;&quot;&quot;;REPT(&quot;0&quot;; 8 - LEN(MID([.C48]; 3; LEN([.C48])-2))) &amp; MID([.C48]; 3; LEN([.C48])-2))">
            <text:p/>
          </table:table-cell>
          <table:table-cell table:style-name="ce6" table:formula="of:=IF([.D48]=&quot;&quot;; &quot;&quot;; &quot;0x&quot; &amp; DEC2HEX([.D48]))">
            <text:p/>
          </table:table-cell>
          <table:table-cell table:style-name="ce5" table:formula="of:=IF(OR([.D46]=&quot;&quot;;[.D47]=&quot;&quot;);&quot;&quot;;[.D46]+[.D47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писок серий:</text:p>
          </table:table-cell>
          <table:table-cell table:style-name="ce3"/>
          <table:table-cell table:number-columns-repeated="2"/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мещение до области данных в кластерах:</text:p>
          </table:table-cell>
          <table:table-cell table:style-name="ce5" table:formula="of:=IF(MIN(HEX2DEC(RIGHTB(LEFTB([.B49];2);1)); (LEN([.B49])-LEN(SUBSTITUTE([.B49];&quot; &quot;;&quot;&quot;))))=0; &quot;&quot;; MID([.B49]; 4; MIN(HEX2DEC(RIGHTB(LEFTB([.B49];2);1)); (LEN([.B49])-LEN(SUBSTITUTE([.B49];&quot; &quot;;&quot;&quot;))))*3-1))">
            <text:p/>
          </table:table-cell>
          <table:table-cell table:style-name="ce5" table:formula="of:=IF(SUBSTITUTE([.B50];&quot; &quot;; &quot;&quot;)=&quot;&quot;; &quot;&quot;;  IF(LEN(SUBSTITUTE([.B50];&quot; &quot;; &quot;&quot;))=2; &quot;0x&quot; &amp; SUBSTITUTE([.B50];&quot; &quot;; &quot;&quot;);  IF(LEN(SUBSTITUTE([.B50];&quot; &quot;; &quot;&quot;))=4; &quot;0x&quot; &amp; RIGHTB(SUBSTITUTE([.B50];&quot; &quot;; &quot;&quot;);2) &amp; LEFTB(SUBSTITUTE([.B50];&quot; &quot;; &quot;&quot;);2);  IF(LEN(SUBSTITUTE([.B50];&quot; &quot;; &quot;&quot;))=6; &quot;0x&quot; &amp; RIGHTB(SUBSTITUTE([.B50];&quot; &quot;; &quot;&quot;);2) &amp; MID(SUBSTITUTE([.B50];&quot; &quot;; &quot;&quot;);3;2) &amp; LEFTB(SUBSTITUTE([.B50];&quot; &quot;; &quot;&quot;);2);  IF(LEN(SUBSTITUTE([.B50];&quot; &quot;; &quot;&quot;))=8; &quot;0x&quot; &amp; RIGHTB(SUBSTITUTE([.B50];&quot; &quot;; &quot;&quot;);2) &amp; MID(SUBSTITUTE([.B50];&quot; &quot;; &quot;&quot;);5;2) &amp; MID(SUBSTITUTE([.B50];&quot; &quot;; &quot;&quot;);3;2) &amp; LEFTB(SUBSTITUTE([.B50];&quot; &quot;; &quot;&quot;);2);  &quot;Ошибка: ожидается 1-4 байта&quot;  )  )  )  )  )">
            <text:p/>
          </table:table-cell>
          <table:table-cell table:style-name="ce5" table:formula="of:=IF([.C50]=&quot;&quot;; &quot;&quot;; HEX2DEC(MID([.C50]; 3; LEN([.C50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Размер области данных в кластерах:</text:p>
          </table:table-cell>
          <table:table-cell table:style-name="ce5" table:formula="of:=IF(MIN(HEX2DEC(LEFTB(LEFTB([.B49];2);1)); (LEN([.B49])-LEN(SUBSTITUTE([.B49];&quot; &quot;;&quot;&quot;)))+1)=0; &quot;&quot;; MID([.B49]; LEN([.B49]) - (MIN(HEX2DEC(LEFTB(LEFTB([.B49];2);1)); (LEN([.B49])-LEN(SUBSTITUTE([.B49];&quot; &quot;;&quot;&quot;)))+1)*3-1) + 1; MIN(HEX2DEC(LEFTB(LEFTB([.B49];2);1)); (LEN([.B49])-LEN(SUBSTITUTE([.B49];&quot; &quot;;&quot;&quot;)))+1)*3-1))">
            <text:p/>
          </table:table-cell>
          <table:table-cell table:style-name="ce5" table:formula="of:=IF(SUBSTITUTE([.B51];&quot; &quot;; &quot;&quot;)=&quot;&quot;; &quot;&quot;;  IF(LEN(SUBSTITUTE([.B51];&quot; &quot;; &quot;&quot;))=2; &quot;0x&quot; &amp; SUBSTITUTE([.B51];&quot; &quot;; &quot;&quot;);  IF(LEN(SUBSTITUTE([.B51];&quot; &quot;; &quot;&quot;))=4; &quot;0x&quot; &amp; RIGHTB(SUBSTITUTE([.B51];&quot; &quot;; &quot;&quot;);2) &amp; LEFTB(SUBSTITUTE([.B51];&quot; &quot;; &quot;&quot;);2);  IF(LEN(SUBSTITUTE([.B51];&quot; &quot;; &quot;&quot;))=6; &quot;0x&quot; &amp; RIGHTB(SUBSTITUTE([.B51];&quot; &quot;; &quot;&quot;);2) &amp; MID(SUBSTITUTE([.B51];&quot; &quot;; &quot;&quot;);3;2) &amp; LEFTB(SUBSTITUTE([.B51];&quot; &quot;; &quot;&quot;);2);  IF(LEN(SUBSTITUTE([.B51];&quot; &quot;; &quot;&quot;))=8; &quot;0x&quot; &amp; RIGHTB(SUBSTITUTE([.B51];&quot; &quot;; &quot;&quot;);2) &amp; MID(SUBSTITUTE([.B51];&quot; &quot;; &quot;&quot;);5;2) &amp; MID(SUBSTITUTE([.B51];&quot; &quot;; &quot;&quot;);3;2) &amp; LEFTB(SUBSTITUTE([.B51];&quot; &quot;; &quot;&quot;);2);  &quot;Ошибка: ожидается 1-4 байта&quot;  )  )  )  )  )">
            <text:p/>
          </table:table-cell>
          <table:table-cell table:style-name="ce5" table:formula="of:=IF([.C51]=&quot;&quot;; &quot;&quot;; HEX2DEC(MID([.C51]; 3; LEN([.C51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ектор таблицы индексов:</text:p>
          </table:table-cell>
          <table:table-cell/>
          <table:table-cell table:style-name="ce6" table:formula="of:=IF([.D52]=&quot;&quot;; &quot;&quot;; &quot;0x&quot; &amp; DEC2HEX([.D52]))">
            <text:p/>
          </table:table-cell>
          <table:table-cell table:style-name="ce9" table:formula="of:=IF(OR([.D$4]=&quot;&quot;;[.D$5]=&quot;&quot;;[.D51]=&quot;&quot;);&quot;&quot;;[.D$4]*[.D$5]*[.D51]/[.D$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мещение до следующей директории:</text:p>
          </table:table-cell>
          <table:table-cell table:style-name="ce27"/>
          <table:table-cell table:style-name="ce5" table:formula="of:=IF(SUBSTITUTE([.B53];&quot; &quot;; &quot;&quot;)=&quot;&quot;; &quot;&quot;;  IF(LEN(SUBSTITUTE([.B53];&quot; &quot;; &quot;&quot;))=2; &quot;0x&quot; &amp; SUBSTITUTE([.B53];&quot; &quot;; &quot;&quot;);  IF(LEN(SUBSTITUTE([.B53];&quot; &quot;; &quot;&quot;))=4; &quot;0x&quot; &amp; RIGHTB(SUBSTITUTE([.B53];&quot; &quot;; &quot;&quot;);2) &amp; LEFTB(SUBSTITUTE([.B53];&quot; &quot;; &quot;&quot;);2);  IF(LEN(SUBSTITUTE([.B53];&quot; &quot;; &quot;&quot;))=6; &quot;0x&quot; &amp; RIGHTB(SUBSTITUTE([.B53];&quot; &quot;; &quot;&quot;);2) &amp; MID(SUBSTITUTE([.B53];&quot; &quot;; &quot;&quot;);3;2) &amp; LEFTB(SUBSTITUTE([.B53];&quot; &quot;; &quot;&quot;);2);  IF(LEN(SUBSTITUTE([.B53];&quot; &quot;; &quot;&quot;))=8; &quot;0x&quot; &amp; RIGHTB(SUBSTITUTE([.B53];&quot; &quot;; &quot;&quot;);2) &amp; MID(SUBSTITUTE([.B53];&quot; &quot;; &quot;&quot;);5;2) &amp; MID(SUBSTITUTE([.B53];&quot; &quot;; &quot;&quot;);3;2) &amp; LEFTB(SUBSTITUTE([.B53];&quot; &quot;; &quot;&quot;);2);  &quot;Ошибка: ожидается 1-4 байта&quot;  )  )  )  )  )">
            <text:p/>
          </table:table-cell>
          <table:table-cell table:style-name="ce5" table:formula="of:=IF([.C53]=&quot;&quot;; &quot;&quot;; HEX2DEC(MID([.C53]; 3; LEN([.C53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Default" office:value-type="string" calcext:value-type="string">
            <text:p>Сектор следующей директории:</text:p>
          </table:table-cell>
          <table:table-cell/>
          <table:table-cell table:style-name="ce6" table:formula="of:=IF([.D54]=&quot;&quot;; &quot;&quot;; &quot;0x&quot; &amp; DEC2HEX([.D54]))">
            <text:p/>
          </table:table-cell>
          <table:table-cell table:style-name="ce13" table:formula="of:=IF(OR([.D$4]=&quot;&quot;;[.D$7]=&quot;&quot;;[.D$9]=&quot;&quot;;[.D53]=&quot;&quot;); &quot;&quot;; ([.D$7]*[.D$4]+[.D$9]*[.D53])/[.D$4]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number-columns-repeated="4"/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Файл</text:p>
          </table:table-cell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Позиция первого 80:</text:p>
          </table:table-cell>
          <table:table-cell table:style-name="ce3"/>
          <table:table-cell table:style-name="ce5" table:formula="of:=IF([.B57]=&quot;&quot;; &quot;&quot;;  &quot;0x&quot; &amp; [.B57])">
            <text:p/>
          </table:table-cell>
          <table:table-cell table:style-name="ce5" table:formula="of:=IF([.C57]=&quot;&quot;; &quot;&quot;; HEX2DEC(MID([.C57]; 3; LEN([.C57])-2)))">
            <text:p/>
          </table:table-cell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Флаг нерезидентности:</text:p>
          </table:table-cell>
          <table:table-cell table:style-name="ce3"/>
          <table:table-cell table:number-columns-repeated="2"/>
          <table:table-cell table:style-name="ce1"/>
          <table:table-cell table:number-columns-repeated="16378"/>
        </table:table-row>
        <table:table-row table:style-name="ro1">
          <table:table-cell table:style-name="ce15"/>
          <table:table-cell table:number-columns-repeated="3"/>
          <table:table-cell table:style-name="ce1"/>
          <table:table-cell table:number-columns-repeated="16378"/>
        </table:table-row>
        <table:table-row table:style-name="ro1">
          <table:table-cell table:style-name="ce15" office:value-type="string" calcext:value-type="string">
            <text:p>Нерезидентный</text:p>
          </table:table-cell>
          <table:table-cell table:style-name="ce29" table:formula="of:=IF([.B58]=&quot;01&quot;;&quot;ЗДЕСЬ&quot;;&quot;&quot;)">
            <text:p/>
          </table:table-cell>
          <table:table-cell table:style-name="ce31" table:formula="of:=[.B60]">
            <text:p/>
          </table:table-cell>
          <table:table-cell table:style-name="ce31" table:formula="of:=[.B60]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до списка серий:</text:p>
          </table:table-cell>
          <table:table-cell table:style-name="ce3"/>
          <table:table-cell table:style-name="ce5" table:formula="of:=IF(SUBSTITUTE([.B61];&quot; &quot;; &quot;&quot;)=&quot;&quot;; &quot;&quot;;  IF(LEN(SUBSTITUTE([.B61];&quot; &quot;; &quot;&quot;))=2; &quot;0x&quot; &amp; SUBSTITUTE([.B61];&quot; &quot;; &quot;&quot;);  IF(LEN(SUBSTITUTE([.B61];&quot; &quot;; &quot;&quot;))=4; &quot;0x&quot; &amp; RIGHTB(SUBSTITUTE([.B61];&quot; &quot;; &quot;&quot;);2) &amp; LEFTB(SUBSTITUTE([.B61];&quot; &quot;; &quot;&quot;);2);  IF(LEN(SUBSTITUTE([.B61];&quot; &quot;; &quot;&quot;))=6; &quot;0x&quot; &amp; RIGHTB(SUBSTITUTE([.B61];&quot; &quot;; &quot;&quot;);2) &amp; MID(SUBSTITUTE([.B61];&quot; &quot;; &quot;&quot;);3;2) &amp; LEFTB(SUBSTITUTE([.B61];&quot; &quot;; &quot;&quot;);2);  IF(LEN(SUBSTITUTE([.B61];&quot; &quot;; &quot;&quot;))=8; &quot;0x&quot; &amp; RIGHTB(SUBSTITUTE([.B61];&quot; &quot;; &quot;&quot;);2) &amp; MID(SUBSTITUTE([.B61];&quot; &quot;; &quot;&quot;);5;2) &amp; MID(SUBSTITUTE([.B61];&quot; &quot;; &quot;&quot;);3;2) &amp; LEFTB(SUBSTITUTE([.B61];&quot; &quot;; &quot;&quot;);2);  &quot;Ошибка: ожидается 1-4 байта&quot;  )  )  )  )  )">
            <text:p/>
          </table:table-cell>
          <table:table-cell table:style-name="ce5" table:formula="of:=IF([.C61]=&quot;&quot;; &quot;&quot;; HEX2DEC(MID([.C61]; 3; LEN([.C61])-2)))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Список серий начинается с:</text:p>
          </table:table-cell>
          <table:table-cell table:style-name="ce13" table:formula="of:=IF([.C62]=&quot;&quot;;&quot;&quot;;REPT(&quot;0&quot;; 8 - LEN(MID([.C62]; 3; LEN([.C62])-2))) &amp; MID([.C62]; 3; LEN([.C62])-2))">
            <text:p/>
          </table:table-cell>
          <table:table-cell table:style-name="ce6" table:formula="of:=IF([.D62]=&quot;&quot;; &quot;&quot;; &quot;0x&quot; &amp; DEC2HEX([.D62]))">
            <text:p/>
          </table:table-cell>
          <table:table-cell table:style-name="ce5" table:formula="of:=IF(OR([.D57]=&quot;&quot;;[.D61]=&quot;&quot;);&quot;&quot;;[.D57]+[.D61])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Список серий:</text:p>
          </table:table-cell>
          <table:table-cell table:style-name="ce3"/>
          <table:table-cell table:number-columns-repeated="2"/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до области данных в кластерах:</text:p>
          </table:table-cell>
          <table:table-cell table:style-name="ce5" table:formula="of:=IF(MIN(HEX2DEC(RIGHTB(LEFTB([.B63];2);1)); (LEN([.B63])-LEN(SUBSTITUTE([.B63];&quot; &quot;;&quot;&quot;))))=0; &quot;&quot;; MID([.B63]; 4; MIN(HEX2DEC(RIGHTB(LEFTB([.B63];2);1)); (LEN([.B63])-LEN(SUBSTITUTE([.B63];&quot; &quot;;&quot;&quot;))))*3-1))">
            <text:p/>
          </table:table-cell>
          <table:table-cell table:style-name="ce5" table:formula="of:=IF(SUBSTITUTE([.B64];&quot; &quot;; &quot;&quot;)=&quot;&quot;; &quot;&quot;;  IF(LEN(SUBSTITUTE([.B64];&quot; &quot;; &quot;&quot;))=2; &quot;0x&quot; &amp; SUBSTITUTE([.B64];&quot; &quot;; &quot;&quot;);  IF(LEN(SUBSTITUTE([.B64];&quot; &quot;; &quot;&quot;))=4; &quot;0x&quot; &amp; RIGHTB(SUBSTITUTE([.B64];&quot; &quot;; &quot;&quot;);2) &amp; LEFTB(SUBSTITUTE([.B64];&quot; &quot;; &quot;&quot;);2);  IF(LEN(SUBSTITUTE([.B64];&quot; &quot;; &quot;&quot;))=6; &quot;0x&quot; &amp; RIGHTB(SUBSTITUTE([.B64];&quot; &quot;; &quot;&quot;);2) &amp; MID(SUBSTITUTE([.B64];&quot; &quot;; &quot;&quot;);3;2) &amp; LEFTB(SUBSTITUTE([.B64];&quot; &quot;; &quot;&quot;);2);  IF(LEN(SUBSTITUTE([.B64];&quot; &quot;; &quot;&quot;))=8; &quot;0x&quot; &amp; RIGHTB(SUBSTITUTE([.B64];&quot; &quot;; &quot;&quot;);2) &amp; MID(SUBSTITUTE([.B64];&quot; &quot;; &quot;&quot;);5;2) &amp; MID(SUBSTITUTE([.B64];&quot; &quot;; &quot;&quot;);3;2) &amp; LEFTB(SUBSTITUTE([.B64];&quot; &quot;; &quot;&quot;);2);  &quot;Ошибка: ожидается 1-4 байта&quot;  )  )  )  )  )">
            <text:p/>
          </table:table-cell>
          <table:table-cell table:style-name="ce5" table:formula="of:=IF([.C64]=&quot;&quot;; &quot;&quot;; HEX2DEC(MID([.C64]; 3; LEN([.C64])-2)))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Размер области данных в кластерах:</text:p>
          </table:table-cell>
          <table:table-cell table:style-name="ce5" table:formula="of:=IF(MIN(HEX2DEC(LEFTB(LEFTB([.B63];2);1)); (LEN([.B63])-LEN(SUBSTITUTE([.B63];&quot; &quot;;&quot;&quot;)))+1)=0; &quot;&quot;; MID([.B63]; LEN([.B63]) - (MIN(HEX2DEC(LEFTB(LEFTB([.B63];2);1)); (LEN([.B63])-LEN(SUBSTITUTE([.B63];&quot; &quot;;&quot;&quot;)))+1)*3-1) + 1; MIN(HEX2DEC(LEFTB(LEFTB([.B63];2);1)); (LEN([.B63])-LEN(SUBSTITUTE([.B63];&quot; &quot;;&quot;&quot;)))+1)*3-1))">
            <text:p/>
          </table:table-cell>
          <table:table-cell table:style-name="ce5" table:formula="of:=IF(SUBSTITUTE([.B65];&quot; &quot;; &quot;&quot;)=&quot;&quot;; &quot;&quot;;  IF(LEN(SUBSTITUTE([.B65];&quot; &quot;; &quot;&quot;))=2; &quot;0x&quot; &amp; SUBSTITUTE([.B65];&quot; &quot;; &quot;&quot;);  IF(LEN(SUBSTITUTE([.B65];&quot; &quot;; &quot;&quot;))=4; &quot;0x&quot; &amp; RIGHTB(SUBSTITUTE([.B65];&quot; &quot;; &quot;&quot;);2) &amp; LEFTB(SUBSTITUTE([.B65];&quot; &quot;; &quot;&quot;);2);  IF(LEN(SUBSTITUTE([.B65];&quot; &quot;; &quot;&quot;))=6; &quot;0x&quot; &amp; RIGHTB(SUBSTITUTE([.B65];&quot; &quot;; &quot;&quot;);2) &amp; MID(SUBSTITUTE([.B65];&quot; &quot;; &quot;&quot;);3;2) &amp; LEFTB(SUBSTITUTE([.B65];&quot; &quot;; &quot;&quot;);2);  IF(LEN(SUBSTITUTE([.B65];&quot; &quot;; &quot;&quot;))=8; &quot;0x&quot; &amp; RIGHTB(SUBSTITUTE([.B65];&quot; &quot;; &quot;&quot;);2) &amp; MID(SUBSTITUTE([.B65];&quot; &quot;; &quot;&quot;);5;2) &amp; MID(SUBSTITUTE([.B65];&quot; &quot;; &quot;&quot;);3;2) &amp; LEFTB(SUBSTITUTE([.B65];&quot; &quot;; &quot;&quot;);2);  &quot;Ошибка: ожидается 1-4 байта&quot;  )  )  )  )  )">
            <text:p/>
          </table:table-cell>
          <table:table-cell table:style-name="ce5" table:formula="of:=IF([.C65]=&quot;&quot;; &quot;&quot;; HEX2DEC(MID([.C65]; 3; LEN([.C65])-2)))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Требуется выгрузить секторов:</text:p>
          </table:table-cell>
          <table:table-cell/>
          <table:table-cell table:style-name="ce6" table:formula="of:=IF([.D66]=&quot;&quot;; &quot;&quot;; &quot;0x&quot; &amp; DEC2HEX([.D66]))">
            <text:p/>
          </table:table-cell>
          <table:table-cell table:style-name="ce9" table:formula="of:=IF(OR([.D5]=&quot;&quot;;[.D64]=&quot;&quot;);&quot;&quot;;[.D5]*[.D64])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Размер файла (count):</text:p>
          </table:table-cell>
          <table:table-cell table:style-name="ce3"/>
          <table:table-cell table:style-name="ce5" table:formula="of:=IF(SUBSTITUTE([.B67];&quot; &quot;; &quot;&quot;)=&quot;&quot;; &quot;&quot;;  IF(LEN(SUBSTITUTE([.B67];&quot; &quot;; &quot;&quot;))=2; &quot;0x&quot; &amp; SUBSTITUTE([.B67];&quot; &quot;; &quot;&quot;);  IF(LEN(SUBSTITUTE([.B67];&quot; &quot;; &quot;&quot;))=4; &quot;0x&quot; &amp; RIGHTB(SUBSTITUTE([.B67];&quot; &quot;; &quot;&quot;);2) &amp; LEFTB(SUBSTITUTE([.B67];&quot; &quot;; &quot;&quot;);2);  IF(LEN(SUBSTITUTE([.B67];&quot; &quot;; &quot;&quot;))=6; &quot;0x&quot; &amp; RIGHTB(SUBSTITUTE([.B67];&quot; &quot;; &quot;&quot;);2) &amp; MID(SUBSTITUTE([.B67];&quot; &quot;; &quot;&quot;);3;2) &amp; LEFTB(SUBSTITUTE([.B67];&quot; &quot;; &quot;&quot;);2);  IF(LEN(SUBSTITUTE([.B67];&quot; &quot;; &quot;&quot;))=8; &quot;0x&quot; &amp; RIGHTB(SUBSTITUTE([.B67];&quot; &quot;; &quot;&quot;);2) &amp; MID(SUBSTITUTE([.B67];&quot; &quot;; &quot;&quot;);5;2) &amp; MID(SUBSTITUTE([.B67];&quot; &quot;; &quot;&quot;);3;2) &amp; LEFTB(SUBSTITUTE([.B67];&quot; &quot;; &quot;&quot;);2);  &quot;Ошибка: ожидается 1-4 байта&quot;  )  )  )  )  )">
            <text:p/>
          </table:table-cell>
          <table:table-cell table:style-name="ce9" table:formula="of:=IF([.C67]=&quot;&quot;; &quot;&quot;; HEX2DEC(MID([.C67]; 3; LEN([.C67])-2)))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Начинаем скачивать с:</text:p>
          </table:table-cell>
          <table:table-cell/>
          <table:table-cell table:style-name="ce6" table:formula="of:=IF([.D68]=&quot;&quot;; &quot;&quot;; &quot;0x&quot; &amp; DEC2HEX([.D68]))">
            <text:p/>
          </table:table-cell>
          <table:table-cell table:style-name="ce9" table:formula="of:=IF(OR([.D4]=&quot;&quot;;[.D5]=&quot;&quot;;[.D65]=&quot;&quot;);&quot;&quot;;[.D4]*[.D5]*[.D65]/[.D4])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Заканчиваем скачивать на:</text:p>
          </table:table-cell>
          <table:table-cell/>
          <table:table-cell table:style-name="ce6" table:formula="of:=IF([.D69]=&quot;&quot;; &quot;&quot;; &quot;0x&quot; &amp; DEC2HEX([.D69]))">
            <text:p/>
          </table:table-cell>
          <table:table-cell table:style-name="ce9" table:formula="of:=IF(OR([.D66]=&quot;&quot;;[.D68]=&quot;&quot;);&quot;&quot;;[.D68]+[.D66]-1)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/>
          <table:table-cell table:style-name="ce29" table:formula="of:=[.B60]">
            <text:p/>
          </table:table-cell>
          <table:table-cell table:style-name="ce29" table:formula="of:=[.B60]">
            <text:p/>
          </table:table-cell>
          <table:table-cell table:style-name="ce29" table:formula="of:=[.B60]">
            <text:p/>
          </table:table-cell>
          <table:table-cell table:style-name="ce29" table:formula="of:=[.B60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Резидентный</text:p>
          </table:table-cell>
          <table:table-cell table:style-name="ce29" table:formula="of:=IF([.B58]=&quot;00&quot;;&quot;ЗДЕСЬ&quot;;&quot;&quot;)">
            <text:p/>
          </table:table-cell>
          <table:table-cell table:style-name="ce31" table:formula="of:=[.B71]">
            <text:p/>
          </table:table-cell>
          <table:table-cell table:style-name="ce31" table:formula="of:=[.B71]">
            <text:p/>
          </table:table-cell>
          <table:table-cell table:style-name="ce29" table:formula="of:=[.B71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сектора:</text:p>
          </table:table-cell>
          <table:table-cell table:style-name="ce8" table:formula="of:=IF([.C72]=&quot;&quot;;&quot;&quot;;REPT(&quot;0&quot;; 8 - LEN(MID([.C72]; 3; LEN([.C72])-2))) &amp; MID([.C72]; 3; LEN([.C72])-2))">
            <text:p/>
          </table:table-cell>
          <table:table-cell table:style-name="ce6" table:formula="of:=IF([.D72]=&quot;&quot;; &quot;&quot;; &quot;0x&quot; &amp; DEC2HEX([.D72]))">
            <text:p/>
          </table:table-cell>
          <table:table-cell table:style-name="ce18" table:formula="of:=IF(OR([.B57]=&quot;&quot;;[.B58]=&quot;01&quot;);&quot;&quot;;[.D57]-MOD([.D57];32*16))">
            <text:p/>
          </table:table-cell>
          <table:table-cell table:style-name="ce29" table:formula="of:=[.B71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файла до данных:</text:p>
          </table:table-cell>
          <table:table-cell table:style-name="ce3"/>
          <table:table-cell table:style-name="ce5" table:formula="of:=IF(SUBSTITUTE([.B73];&quot; &quot;; &quot;&quot;)=&quot;&quot;; &quot;&quot;;  IF(LEN(SUBSTITUTE([.B73];&quot; &quot;; &quot;&quot;))=2; &quot;0x&quot; &amp; SUBSTITUTE([.B73];&quot; &quot;; &quot;&quot;);  IF(LEN(SUBSTITUTE([.B73];&quot; &quot;; &quot;&quot;))=4; &quot;0x&quot; &amp; RIGHTB(SUBSTITUTE([.B73];&quot; &quot;; &quot;&quot;);2) &amp; LEFTB(SUBSTITUTE([.B73];&quot; &quot;; &quot;&quot;);2);  IF(LEN(SUBSTITUTE([.B73];&quot; &quot;; &quot;&quot;))=6; &quot;0x&quot; &amp; RIGHTB(SUBSTITUTE([.B73];&quot; &quot;; &quot;&quot;);2) &amp; MID(SUBSTITUTE([.B73];&quot; &quot;; &quot;&quot;);3;2) &amp; LEFTB(SUBSTITUTE([.B73];&quot; &quot;; &quot;&quot;);2);  IF(LEN(SUBSTITUTE([.B73];&quot; &quot;; &quot;&quot;))=8; &quot;0x&quot; &amp; RIGHTB(SUBSTITUTE([.B73];&quot; &quot;; &quot;&quot;);2) &amp; MID(SUBSTITUTE([.B73];&quot; &quot;; &quot;&quot;);5;2) &amp; MID(SUBSTITUTE([.B73];&quot; &quot;; &quot;&quot;);3;2) &amp; LEFTB(SUBSTITUTE([.B73];&quot; &quot;; &quot;&quot;);2);  &quot;Ошибка: ожидается 1-4 байта&quot;  )  )  )  )  )">
            <text:p/>
          </table:table-cell>
          <table:table-cell table:style-name="ce5" table:formula="of:=IF([.C73]=&quot;&quot;; &quot;&quot;; HEX2DEC(MID([.C73]; 3; LEN([.C73])-2)))">
            <text:p/>
          </table:table-cell>
          <table:table-cell table:style-name="ce29" table:formula="of:=[.B71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Файл начинается с:</text:p>
          </table:table-cell>
          <table:table-cell table:style-name="ce3"/>
          <table:table-cell table:style-name="ce5" table:formula="of:=IF([.B74]=&quot;&quot;; &quot;&quot;;  &quot;0x&quot; &amp; [.B74])">
            <text:p/>
          </table:table-cell>
          <table:table-cell table:style-name="ce5" table:formula="of:=IF([.C74]=&quot;&quot;; &quot;&quot;; HEX2DEC(MID([.C74]; 3; LEN([.C74])-2)))">
            <text:p/>
          </table:table-cell>
          <table:table-cell table:style-name="ce29" table:formula="of:=[.B71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Смещение файла (skip):</text:p>
          </table:table-cell>
          <table:table-cell table:style-name="Default"/>
          <table:table-cell table:style-name="ce6" table:formula="of:=IF([.D75]=&quot;&quot;; &quot;&quot;; &quot;0x&quot; &amp; DEC2HEX([.D75]))">
            <text:p/>
          </table:table-cell>
          <table:table-cell table:style-name="ce9" table:formula="of:=IF(OR([.D74]=&quot;&quot;;[.D72]=&quot;&quot;;[.D73]=&quot;&quot;);&quot;&quot;;[.D74]-[.D72]+[.D73])">
            <text:p/>
          </table:table-cell>
          <table:table-cell table:style-name="ce29" table:formula="of:=[.B71]">
            <text:p/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Размер файла (count):</text:p>
          </table:table-cell>
          <table:table-cell table:style-name="ce3"/>
          <table:table-cell table:style-name="ce5" table:formula="of:=IF(SUBSTITUTE([.B76];&quot; &quot;; &quot;&quot;)=&quot;&quot;; &quot;&quot;;  IF(LEN(SUBSTITUTE([.B76];&quot; &quot;; &quot;&quot;))=2; &quot;0x&quot; &amp; SUBSTITUTE([.B76];&quot; &quot;; &quot;&quot;);  IF(LEN(SUBSTITUTE([.B76];&quot; &quot;; &quot;&quot;))=4; &quot;0x&quot; &amp; RIGHTB(SUBSTITUTE([.B76];&quot; &quot;; &quot;&quot;);2) &amp; LEFTB(SUBSTITUTE([.B76];&quot; &quot;; &quot;&quot;);2);  IF(LEN(SUBSTITUTE([.B76];&quot; &quot;; &quot;&quot;))=6; &quot;0x&quot; &amp; RIGHTB(SUBSTITUTE([.B76];&quot; &quot;; &quot;&quot;);2) &amp; MID(SUBSTITUTE([.B76];&quot; &quot;; &quot;&quot;);3;2) &amp; LEFTB(SUBSTITUTE([.B76];&quot; &quot;; &quot;&quot;);2);  IF(LEN(SUBSTITUTE([.B76];&quot; &quot;; &quot;&quot;))=8; &quot;0x&quot; &amp; RIGHTB(SUBSTITUTE([.B76];&quot; &quot;; &quot;&quot;);2) &amp; MID(SUBSTITUTE([.B76];&quot; &quot;; &quot;&quot;);5;2) &amp; MID(SUBSTITUTE([.B76];&quot; &quot;; &quot;&quot;);3;2) &amp; LEFTB(SUBSTITUTE([.B76];&quot; &quot;; &quot;&quot;);2);  &quot;Ошибка: ожидается 1-4 байта&quot;  )  )  )  )  )">
            <text:p/>
          </table:table-cell>
          <table:table-cell table:style-name="ce9" table:formula="of:=IF([.C76]=&quot;&quot;; &quot;&quot;; HEX2DEC(MID([.C76]; 3; LEN([.C76])-2)))">
            <text:p/>
          </table:table-cell>
          <table:table-cell table:style-name="ce29" table:formula="of:=[.B71]">
            <text:p/>
          </table:table-cell>
          <table:table-cell table:number-columns-repeated="16378"/>
        </table:table-row>
        <table:table-row table:style-name="ro1">
          <table:table-cell/>
          <table:table-cell table:style-name="ce29" table:formula="of:=[.B71]">
            <text:p/>
          </table:table-cell>
          <table:table-cell table:style-name="ce29" table:formula="of:=[.B71]">
            <text:p/>
          </table:table-cell>
          <table:table-cell table:style-name="ce29" table:formula="of:=[.B71]">
            <text:p/>
          </table:table-cell>
          <table:table-cell table:style-name="ce29" table:formula="of:=[.B71]">
            <text:p/>
          </table:table-cell>
          <table:table-cell table:number-columns-repeated="16378"/>
        </table:table-row>
        <table:table-row table:style-name="ro1" table:number-rows-repeated="1048498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NTFS.B70:NTFS.D70 NTFS.E60:NTFS.E70 NTFS.B60:NTFS.D60 NTFS.B71:NTFS.E71 NTFS.B77:NTFS.E77 NTFS.E72:NTFS.E76">
            <calcext:condition calcext:apply-style-name="Bad" calcext:value="=&quot;ЗДЕСЬ&quot;" calcext:base-cell-address="NTFS.B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.00.0000</text:date>, <text:time style:data-style-name="N2" text:time-value="14:09:44.2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7:54:28.907106500</meta:creation-date>
    <dc:date>2025-06-06T14:39:23.264000000</dc:date>
    <meta:editing-duration>PT5H47M39S</meta:editing-duration>
    <meta:editing-cycles>23</meta:editing-cycles>
    <meta:generator>LibreOffice/7.6.2.1$Windows_X86_64 LibreOffice_project/56f7684011345957bbf33a7ee678afaf4d2ba333</meta:generator>
    <meta:document-statistic meta:table-count="3" meta:cell-count="471" meta:object-count="0"/>
  </office:meta>
</office:document-meta>
</file>